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style>
    <style:style style:name="ce35" style:family="table-cell" style:parent-style-name="Default">
      <style:text-properties style:text-underline-style="solid" style:text-underline-width="auto" style:text-underline-color="font-color"/>
    </style:style>
    <style:style style:name="ce36" style:family="table-cell" style:parent-style-name="Default">
      <style:table-cell-properties fo:border-bottom="0.06pt solid #000000" fo:border-left="0.06pt solid #000000" fo:border-right="none" fo:border-top="0.06pt solid #000000"/>
      <style:text-properties style:text-underline-style="solid" style:text-underline-width="auto" style:text-underline-color="font-color"/>
    </style:style>
    <style:style style:name="ce70"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3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4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underline-style="solid" style:text-underline-width="auto" style:text-underline-color="font-color"/>
    </style:style>
    <style:style style:name="ce41" style:family="table-cell" style:parent-style-name="Default">
      <style:table-cell-properties style:text-align-source="fix" style:repeat-content="false"/>
      <style:paragraph-properties fo:text-align="center" fo:margin-left="0mm"/>
      <style:map style:condition="cell-content()&gt;[.C2]" style:apply-style-name="Good" style:base-cell-address="Hoja1.E2"/>
      <style:map style:condition="cell-content()&lt;[.C2]" style:apply-style-name="Bad" style:base-cell-address="Hoja1.E2"/>
    </style:style>
    <style:style style:name="ce5" style:family="table-cell" style:parent-style-name="Default">
      <style:table-cell-properties style:text-align-source="fix" style:repeat-content="false"/>
      <style:paragraph-properties fo:text-align="center" fo:margin-left="0mm"/>
      <style:map style:condition="cell-content()&gt;[.C3]" style:apply-style-name="Good" style:base-cell-address="Hoja1.E3"/>
      <style:map style:condition="cell-content()&lt;[.C3]" style:apply-style-name="Bad" style:base-cell-address="Hoja1.E3"/>
    </style:style>
    <style:style style:name="ce6" style:family="table-cell" style:parent-style-name="Default">
      <style:table-cell-properties style:text-align-source="fix" style:repeat-content="false"/>
      <style:paragraph-properties fo:text-align="center" fo:margin-left="0mm"/>
      <style:map style:condition="cell-content()&gt;[.C4]" style:apply-style-name="Good" style:base-cell-address="Hoja1.E4"/>
      <style:map style:condition="cell-content()&lt;[.C4]" style:apply-style-name="Bad" style:base-cell-address="Hoja1.E4"/>
    </style:style>
    <style:style style:name="ce7" style:family="table-cell" style:parent-style-name="Default">
      <style:table-cell-properties style:text-align-source="fix" style:repeat-content="false"/>
      <style:paragraph-properties fo:text-align="center" fo:margin-left="0mm"/>
      <style:map style:condition="cell-content()&gt;[.C5]" style:apply-style-name="Good" style:base-cell-address="Hoja1.E5"/>
      <style:map style:condition="cell-content()&lt;[.C5]" style:apply-style-name="Bad" style:base-cell-address="Hoja1.E5"/>
    </style:style>
    <style:style style:name="ce8" style:family="table-cell" style:parent-style-name="Default">
      <style:table-cell-properties style:text-align-source="fix" style:repeat-content="false"/>
      <style:paragraph-properties fo:text-align="center" fo:margin-left="0mm"/>
      <style:map style:condition="cell-content()&gt;[.C6]" style:apply-style-name="Good" style:base-cell-address="Hoja1.E6"/>
      <style:map style:condition="cell-content()&lt;[.C6]" style:apply-style-name="Bad" style:base-cell-address="Hoja1.E6"/>
    </style:style>
    <style:style style:name="ce9" style:family="table-cell" style:parent-style-name="Default">
      <style:table-cell-properties style:text-align-source="fix" style:repeat-content="false"/>
      <style:paragraph-properties fo:text-align="center" fo:margin-left="0mm"/>
      <style:map style:condition="cell-content()&gt;[.C7]" style:apply-style-name="Good" style:base-cell-address="Hoja1.E7"/>
      <style:map style:condition="cell-content()&lt;[.C7]" style:apply-style-name="Bad" style:base-cell-address="Hoja1.E7"/>
    </style:style>
    <style:style style:name="ce10" style:family="table-cell" style:parent-style-name="Default">
      <style:table-cell-properties style:text-align-source="fix" style:repeat-content="false"/>
      <style:paragraph-properties fo:text-align="center" fo:margin-left="0mm"/>
      <style:map style:condition="cell-content()&gt;[.C8]" style:apply-style-name="Good" style:base-cell-address="Hoja1.E8"/>
      <style:map style:condition="cell-content()&lt;[.C8]" style:apply-style-name="Bad" style:base-cell-address="Hoja1.E8"/>
    </style:style>
    <style:style style:name="ce11" style:family="table-cell" style:parent-style-name="Default">
      <style:table-cell-properties style:text-align-source="fix" style:repeat-content="false"/>
      <style:paragraph-properties fo:text-align="center" fo:margin-left="0mm"/>
      <style:map style:condition="cell-content()&gt;[.C9]" style:apply-style-name="Good" style:base-cell-address="Hoja1.E9"/>
      <style:map style:condition="cell-content()&lt;[.C9]" style:apply-style-name="Bad" style:base-cell-address="Hoja1.E9"/>
    </style:style>
    <style:style style:name="ce12" style:family="table-cell" style:parent-style-name="Default">
      <style:table-cell-properties style:text-align-source="fix" style:repeat-content="false"/>
      <style:paragraph-properties fo:text-align="center" fo:margin-left="0mm"/>
      <style:map style:condition="cell-content()&gt;[.C10]" style:apply-style-name="Good" style:base-cell-address="Hoja1.E10"/>
      <style:map style:condition="cell-content()&lt;[.C10]" style:apply-style-name="Bad" style:base-cell-address="Hoja1.E10"/>
    </style:style>
    <style:style style:name="ce13" style:family="table-cell" style:parent-style-name="Default">
      <style:table-cell-properties style:text-align-source="fix" style:repeat-content="false"/>
      <style:paragraph-properties fo:text-align="center" fo:margin-left="0mm"/>
      <style:map style:condition="cell-content()&gt;[.C11]" style:apply-style-name="Good" style:base-cell-address="Hoja1.E11"/>
      <style:map style:condition="cell-content()&lt;[.C11]" style:apply-style-name="Bad" style:base-cell-address="Hoja1.E11"/>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map style:condition="cell-content()&gt;[.C15]" style:apply-style-name="Good" style:base-cell-address="Hoja1.E15"/>
      <style:map style:condition="cell-content()&lt;[.C15]" style:apply-style-name="Bad" style:base-cell-address="Hoja1.E15"/>
    </style:style>
    <style:style style:name="ce16" style:family="table-cell" style:parent-style-name="Default">
      <style:table-cell-properties style:text-align-source="fix" style:repeat-content="false"/>
      <style:paragraph-properties fo:text-align="center" fo:margin-left="0mm"/>
      <style:map style:condition="cell-content()&gt;[.C16]" style:apply-style-name="Good" style:base-cell-address="Hoja1.E16"/>
      <style:map style:condition="cell-content()&lt;[.C16]" style:apply-style-name="Bad" style:base-cell-address="Hoja1.E16"/>
    </style:style>
    <style:style style:name="ce17" style:family="table-cell" style:parent-style-name="Default">
      <style:table-cell-properties style:text-align-source="fix" style:repeat-content="false"/>
      <style:paragraph-properties fo:text-align="center" fo:margin-left="0mm"/>
      <style:map style:condition="cell-content()&gt;[.C17]" style:apply-style-name="Good" style:base-cell-address="Hoja1.E17"/>
      <style:map style:condition="cell-content()&lt;[.C17]" style:apply-style-name="Bad" style:base-cell-address="Hoja1.E17"/>
    </style:style>
    <style:style style:name="ce18" style:family="table-cell" style:parent-style-name="Default">
      <style:table-cell-properties style:text-align-source="fix" style:repeat-content="false"/>
      <style:paragraph-properties fo:text-align="center" fo:margin-left="0mm"/>
      <style:map style:condition="cell-content()&gt;[.C18]" style:apply-style-name="Good" style:base-cell-address="Hoja1.E18"/>
      <style:map style:condition="cell-content()&lt;[.C18]" style:apply-style-name="Bad" style:base-cell-address="Hoja1.E18"/>
    </style:style>
    <style:style style:name="ce19" style:family="table-cell" style:parent-style-name="Default">
      <style:table-cell-properties style:text-align-source="fix" style:repeat-content="false"/>
      <style:paragraph-properties fo:text-align="center" fo:margin-left="0mm"/>
      <style:map style:condition="cell-content()&gt;[.C19]" style:apply-style-name="Good" style:base-cell-address="Hoja1.E19"/>
      <style:map style:condition="cell-content()&lt;[.C19]" style:apply-style-name="Bad" style:base-cell-address="Hoja1.E19"/>
    </style:style>
    <style:style style:name="ce20" style:family="table-cell" style:parent-style-name="Default">
      <style:table-cell-properties style:text-align-source="fix" style:repeat-content="false"/>
      <style:paragraph-properties fo:text-align="center" fo:margin-left="0mm"/>
      <style:map style:condition="cell-content()&gt;[.C20]" style:apply-style-name="Good" style:base-cell-address="Hoja1.E20"/>
      <style:map style:condition="cell-content()&lt;[.C20]" style:apply-style-name="Bad" style:base-cell-address="Hoja1.E20"/>
    </style:style>
    <style:style style:name="ce21" style:family="table-cell" style:parent-style-name="Default">
      <style:table-cell-properties style:text-align-source="fix" style:repeat-content="false"/>
      <style:paragraph-properties fo:text-align="center" fo:margin-left="0mm"/>
      <style:map style:condition="cell-content()&gt;[.C21]" style:apply-style-name="Good" style:base-cell-address="Hoja1.E21"/>
      <style:map style:condition="cell-content()&lt;[.C21]" style:apply-style-name="Bad" style:base-cell-address="Hoja1.E21"/>
    </style:style>
    <style:style style:name="ce22" style:family="table-cell" style:parent-style-name="Default">
      <style:table-cell-properties style:text-align-source="fix" style:repeat-content="false"/>
      <style:paragraph-properties fo:text-align="center" fo:margin-left="0mm"/>
      <style:map style:condition="cell-content()&gt;[.C22]" style:apply-style-name="Good" style:base-cell-address="Hoja1.E22"/>
      <style:map style:condition="cell-content()&lt;[.C22]" style:apply-style-name="Bad" style:base-cell-address="Hoja1.E22"/>
    </style:style>
    <style:style style:name="ce23" style:family="table-cell" style:parent-style-name="Default">
      <style:table-cell-properties style:text-align-source="fix" style:repeat-content="false"/>
      <style:paragraph-properties fo:text-align="center" fo:margin-left="0mm"/>
      <style:map style:condition="cell-content()&gt;[.C23]" style:apply-style-name="Good" style:base-cell-address="Hoja1.E23"/>
      <style:map style:condition="cell-content()&lt;[.C23]" style:apply-style-name="Bad" style:base-cell-address="Hoja1.E23"/>
    </style:style>
    <style:style style:name="ce5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C24]" style:apply-style-name="Good" style:base-cell-address="Hoja1.E24"/>
      <style:map style:condition="cell-content()&lt;[.C24]" style:apply-style-name="Bad" style:base-cell-address="Hoja1.E24"/>
    </style:style>
    <style:style style:name="ce25" style:family="table-cell" style:parent-style-name="Default">
      <style:table-cell-properties style:text-align-source="fix" style:repeat-content="false"/>
      <style:paragraph-properties fo:text-align="center" fo:margin-left="0mm"/>
      <style:map style:condition="cell-content()&gt;[.C28]" style:apply-style-name="Good" style:base-cell-address="Hoja1.E28"/>
      <style:map style:condition="cell-content()&lt;[.C28]" style:apply-style-name="Bad" style:base-cell-address="Hoja1.E28"/>
    </style:style>
    <style:style style:name="ce26" style:family="table-cell" style:parent-style-name="Default">
      <style:table-cell-properties style:text-align-source="fix" style:repeat-content="false"/>
      <style:paragraph-properties fo:text-align="center" fo:margin-left="0mm"/>
      <style:map style:condition="cell-content()&gt;[.C29]" style:apply-style-name="Good" style:base-cell-address="Hoja1.E29"/>
      <style:map style:condition="cell-content()&lt;[.C29]" style:apply-style-name="Bad" style:base-cell-address="Hoja1.E29"/>
    </style:style>
    <style:style style:name="ce27" style:family="table-cell" style:parent-style-name="Default">
      <style:table-cell-properties style:text-align-source="fix" style:repeat-content="false"/>
      <style:paragraph-properties fo:text-align="center" fo:margin-left="0mm"/>
      <style:map style:condition="cell-content()&gt;[.C30]" style:apply-style-name="Good" style:base-cell-address="Hoja1.E30"/>
      <style:map style:condition="cell-content()&lt;[.C30]" style:apply-style-name="Bad" style:base-cell-address="Hoja1.E30"/>
    </style:style>
    <style:style style:name="ce28" style:family="table-cell" style:parent-style-name="Default">
      <style:table-cell-properties style:text-align-source="fix" style:repeat-content="false"/>
      <style:paragraph-properties fo:text-align="center" fo:margin-left="0mm"/>
      <style:map style:condition="cell-content()&gt;[.C31]" style:apply-style-name="Good" style:base-cell-address="Hoja1.E31"/>
      <style:map style:condition="cell-content()&lt;[.C31]" style:apply-style-name="Bad" style:base-cell-address="Hoja1.E31"/>
    </style:style>
    <style:style style:name="ce29" style:family="table-cell" style:parent-style-name="Default">
      <style:table-cell-properties style:text-align-source="fix" style:repeat-content="false"/>
      <style:paragraph-properties fo:text-align="center" fo:margin-left="0mm"/>
      <style:map style:condition="cell-content()&gt;[.C32]" style:apply-style-name="Good" style:base-cell-address="Hoja1.E32"/>
      <style:map style:condition="cell-content()&lt;[.C32]" style:apply-style-name="Bad" style:base-cell-address="Hoja1.E32"/>
    </style:style>
    <style:style style:name="ce30" style:family="table-cell" style:parent-style-name="Default">
      <style:table-cell-properties style:text-align-source="fix" style:repeat-content="false"/>
      <style:paragraph-properties fo:text-align="center" fo:margin-left="0mm"/>
      <style:map style:condition="cell-content()&gt;[.C33]" style:apply-style-name="Good" style:base-cell-address="Hoja1.E33"/>
      <style:map style:condition="cell-content()&lt;[.C33]" style:apply-style-name="Bad" style:base-cell-address="Hoja1.E33"/>
    </style:style>
    <style:style style:name="ce31" style:family="table-cell" style:parent-style-name="Default">
      <style:table-cell-properties style:text-align-source="fix" style:repeat-content="false"/>
      <style:paragraph-properties fo:text-align="center" fo:margin-left="0mm"/>
      <style:map style:condition="cell-content()&gt;[.C34]" style:apply-style-name="Good" style:base-cell-address="Hoja1.E34"/>
      <style:map style:condition="cell-content()&lt;[.C34]" style:apply-style-name="Bad" style:base-cell-address="Hoja1.E34"/>
    </style:style>
    <style:style style:name="ce32" style:family="table-cell" style:parent-style-name="Default">
      <style:table-cell-properties style:text-align-source="fix" style:repeat-content="false"/>
      <style:paragraph-properties fo:text-align="center" fo:margin-left="0mm"/>
      <style:map style:condition="cell-content()&gt;[.C35]" style:apply-style-name="Good" style:base-cell-address="Hoja1.E35"/>
      <style:map style:condition="cell-content()&lt;[.C35]" style:apply-style-name="Bad" style:base-cell-address="Hoja1.E35"/>
    </style:style>
    <style:style style:name="ce33" style:family="table-cell" style:parent-style-name="Default">
      <style:table-cell-properties style:text-align-source="fix" style:repeat-content="false"/>
      <style:paragraph-properties fo:text-align="center" fo:margin-left="0mm"/>
      <style:map style:condition="cell-content()&gt;[.C36]" style:apply-style-name="Good" style:base-cell-address="Hoja1.E36"/>
      <style:map style:condition="cell-content()&lt;[.C36]" style:apply-style-name="Bad" style:base-cell-address="Hoja1.E36"/>
    </style:style>
    <style:style style:name="ce34" style:family="table-cell" style:parent-style-name="Default">
      <style:table-cell-properties style:text-align-source="fix" style:repeat-content="false"/>
      <style:paragraph-properties fo:text-align="center" fo:margin-left="0mm"/>
      <style:map style:condition="cell-content()&gt;[.C37]" style:apply-style-name="Good" style:base-cell-address="Hoja1.E37"/>
      <style:map style:condition="cell-content()&lt;[.C37]" style:apply-style-name="Bad" style:base-cell-address="Hoja1.E37"/>
    </style:style>
    <style:style style:name="ce10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 style:apply-style-name="Good" style:base-cell-address="Hoja1.E47"/>
      <style:map style:condition="cell-content()&lt;[.E2]" style:apply-style-name="Bad" style:base-cell-address="Hoja1.E47"/>
    </style:style>
    <style:style style:name="ce10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 style:apply-style-name="Good" style:base-cell-address="Hoja1.E48"/>
      <style:map style:condition="cell-content()&lt;[.E3]" style:apply-style-name="Bad" style:base-cell-address="Hoja1.E48"/>
    </style:style>
    <style:style style:name="ce10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4]" style:apply-style-name="Good" style:base-cell-address="Hoja1.E49"/>
      <style:map style:condition="cell-content()&lt;[.E4]" style:apply-style-name="Bad" style:base-cell-address="Hoja1.E49"/>
    </style:style>
    <style:style style:name="ce10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5]" style:apply-style-name="Good" style:base-cell-address="Hoja1.E50"/>
      <style:map style:condition="cell-content()&lt;[.E5]" style:apply-style-name="Bad" style:base-cell-address="Hoja1.E50"/>
    </style:style>
    <style:style style:name="ce10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6]" style:apply-style-name="Good" style:base-cell-address="Hoja1.E51"/>
      <style:map style:condition="cell-content()&lt;[.E6]" style:apply-style-name="Bad" style:base-cell-address="Hoja1.E51"/>
    </style:style>
    <style:style style:name="ce1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7]" style:apply-style-name="Good" style:base-cell-address="Hoja1.E52"/>
      <style:map style:condition="cell-content()&lt;[.E7]" style:apply-style-name="Bad" style:base-cell-address="Hoja1.E52"/>
    </style:style>
    <style:style style:name="ce11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8]" style:apply-style-name="Good" style:base-cell-address="Hoja1.E53"/>
      <style:map style:condition="cell-content()&lt;[.E8]" style:apply-style-name="Bad" style:base-cell-address="Hoja1.E53"/>
    </style:style>
    <style:style style:name="ce11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9]" style:apply-style-name="Good" style:base-cell-address="Hoja1.E54"/>
      <style:map style:condition="cell-content()&lt;[.E9]" style:apply-style-name="Bad" style:base-cell-address="Hoja1.E54"/>
    </style:style>
    <style:style style:name="ce11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0]" style:apply-style-name="Good" style:base-cell-address="Hoja1.E55"/>
      <style:map style:condition="cell-content()&lt;[.E10]" style:apply-style-name="Bad" style:base-cell-address="Hoja1.E55"/>
    </style:style>
    <style:style style:name="ce11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1]" style:apply-style-name="Good" style:base-cell-address="Hoja1.E56"/>
      <style:map style:condition="cell-content()&lt;[.E11]" style:apply-style-name="Bad" style:base-cell-address="Hoja1.E56"/>
    </style:style>
    <style:style style:name="ce1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solid" style:text-underline-width="auto" style:text-underline-color="font-color"/>
    </style:style>
    <style:style style:name="ce11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5]" style:apply-style-name="Good" style:base-cell-address="Hoja1.E60"/>
      <style:map style:condition="cell-content()&lt;[.E15]" style:apply-style-name="Bad" style:base-cell-address="Hoja1.E60"/>
    </style:style>
    <style:style style:name="ce11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6]" style:apply-style-name="Good" style:base-cell-address="Hoja1.E61"/>
      <style:map style:condition="cell-content()&lt;[.E16]" style:apply-style-name="Bad" style:base-cell-address="Hoja1.E61"/>
    </style:style>
    <style:style style:name="ce11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7]" style:apply-style-name="Good" style:base-cell-address="Hoja1.E62"/>
      <style:map style:condition="cell-content()&lt;[.E17]" style:apply-style-name="Bad" style:base-cell-address="Hoja1.E62"/>
    </style:style>
    <style:style style:name="ce1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8]" style:apply-style-name="Good" style:base-cell-address="Hoja1.E63"/>
      <style:map style:condition="cell-content()&lt;[.E18]" style:apply-style-name="Bad" style:base-cell-address="Hoja1.E63"/>
    </style:style>
    <style:style style:name="ce11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9]" style:apply-style-name="Good" style:base-cell-address="Hoja1.E64"/>
      <style:map style:condition="cell-content()&lt;[.E19]" style:apply-style-name="Bad" style:base-cell-address="Hoja1.E64"/>
    </style:style>
    <style:style style:name="ce1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0]" style:apply-style-name="Good" style:base-cell-address="Hoja1.E65"/>
      <style:map style:condition="cell-content()&lt;[.E20]" style:apply-style-name="Bad" style:base-cell-address="Hoja1.E65"/>
    </style:style>
    <style:style style:name="ce1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1]" style:apply-style-name="Good" style:base-cell-address="Hoja1.E66"/>
      <style:map style:condition="cell-content()&lt;[.E21]" style:apply-style-name="Bad" style:base-cell-address="Hoja1.E66"/>
    </style:style>
    <style:style style:name="ce12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2]" style:apply-style-name="Good" style:base-cell-address="Hoja1.E67"/>
      <style:map style:condition="cell-content()&lt;[.E22]" style:apply-style-name="Bad" style:base-cell-address="Hoja1.E67"/>
    </style:style>
    <style:style style:name="ce1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3]" style:apply-style-name="Good" style:base-cell-address="Hoja1.E68"/>
      <style:map style:condition="cell-content()&lt;[.E23]" style:apply-style-name="Bad" style:base-cell-address="Hoja1.E68"/>
    </style:style>
    <style:style style:name="ce12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4]" style:apply-style-name="Good" style:base-cell-address="Hoja1.E69"/>
      <style:map style:condition="cell-content()&lt;[.E24]" style:apply-style-name="Bad" style:base-cell-address="Hoja1.E69"/>
    </style:style>
    <style:style style:name="ce12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8]" style:apply-style-name="Good" style:base-cell-address="Hoja1.E73"/>
      <style:map style:condition="cell-content()&lt;[.E28]" style:apply-style-name="Bad" style:base-cell-address="Hoja1.E73"/>
    </style:style>
    <style:style style:name="ce12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9]" style:apply-style-name="Good" style:base-cell-address="Hoja1.E74"/>
      <style:map style:condition="cell-content()&lt;[.E29]" style:apply-style-name="Bad" style:base-cell-address="Hoja1.E74"/>
    </style:style>
    <style:style style:name="ce12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0]" style:apply-style-name="Good" style:base-cell-address="Hoja1.E75"/>
      <style:map style:condition="cell-content()&lt;[.E30]" style:apply-style-name="Bad" style:base-cell-address="Hoja1.E75"/>
    </style:style>
    <style:style style:name="ce12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1]" style:apply-style-name="Good" style:base-cell-address="Hoja1.E76"/>
      <style:map style:condition="cell-content()&lt;[.E31]" style:apply-style-name="Bad" style:base-cell-address="Hoja1.E76"/>
    </style:style>
    <style:style style:name="ce12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2]" style:apply-style-name="Good" style:base-cell-address="Hoja1.E77"/>
      <style:map style:condition="cell-content()&lt;[.E32]" style:apply-style-name="Bad" style:base-cell-address="Hoja1.E77"/>
    </style:style>
    <style:style style:name="ce13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3]" style:apply-style-name="Good" style:base-cell-address="Hoja1.E78"/>
      <style:map style:condition="cell-content()&lt;[.E33]" style:apply-style-name="Bad" style:base-cell-address="Hoja1.E78"/>
    </style:style>
    <style:style style:name="ce16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4]" style:apply-style-name="Good" style:base-cell-address="Hoja1.E79"/>
      <style:map style:condition="cell-content()&lt;[.E34]" style:apply-style-name="Bad" style:base-cell-address="Hoja1.E79"/>
    </style:style>
    <style:style style:name="ce16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5]" style:apply-style-name="Good" style:base-cell-address="Hoja1.E80"/>
      <style:map style:condition="cell-content()&lt;[.E35]" style:apply-style-name="Bad" style:base-cell-address="Hoja1.E80"/>
    </style:style>
    <style:style style:name="ce16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6]" style:apply-style-name="Good" style:base-cell-address="Hoja1.E81"/>
      <style:map style:condition="cell-content()&lt;[.E36]" style:apply-style-name="Bad" style:base-cell-address="Hoja1.E81"/>
    </style:style>
    <style:style style:name="ce16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7]" style:apply-style-name="Good" style:base-cell-address="Hoja1.E82"/>
      <style:map style:condition="cell-content()&lt;[.E37]" style:apply-style-name="Bad" style:base-cell-address="Hoja1.E82"/>
    </style:style>
    <style:style style:name="ce2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none"/>
    </style:style>
    <style:style style:name="ce71" style:family="table-cell" style:parent-style-name="Default">
      <style:table-cell-properties style:text-align-source="fix" style:repeat-content="false"/>
      <style:paragraph-properties fo:text-align="center" fo:margin-left="0mm"/>
      <style:map style:condition="cell-content()&gt;[.E2]" style:apply-style-name="Good" style:base-cell-address="Hoja1.G2"/>
      <style:map style:condition="cell-content()&lt;[.E2]" style:apply-style-name="Bad" style:base-cell-address="Hoja1.G2"/>
    </style:style>
    <style:style style:name="ce72" style:family="table-cell" style:parent-style-name="Default">
      <style:table-cell-properties style:text-align-source="fix" style:repeat-content="false"/>
      <style:paragraph-properties fo:text-align="center" fo:margin-left="0mm"/>
      <style:map style:condition="cell-content()&gt;[.E3]" style:apply-style-name="Good" style:base-cell-address="Hoja1.G3"/>
      <style:map style:condition="cell-content()&lt;[.E3]" style:apply-style-name="Bad" style:base-cell-address="Hoja1.G3"/>
    </style:style>
    <style:style style:name="ce73" style:family="table-cell" style:parent-style-name="Default">
      <style:table-cell-properties style:text-align-source="fix" style:repeat-content="false"/>
      <style:paragraph-properties fo:text-align="center" fo:margin-left="0mm"/>
      <style:map style:condition="cell-content()&gt;[.E4]" style:apply-style-name="Good" style:base-cell-address="Hoja1.G4"/>
      <style:map style:condition="cell-content()&lt;[.E4]" style:apply-style-name="Bad" style:base-cell-address="Hoja1.G4"/>
    </style:style>
    <style:style style:name="ce74" style:family="table-cell" style:parent-style-name="Default">
      <style:table-cell-properties style:text-align-source="fix" style:repeat-content="false"/>
      <style:paragraph-properties fo:text-align="center" fo:margin-left="0mm"/>
      <style:map style:condition="cell-content()&gt;[.E5]" style:apply-style-name="Good" style:base-cell-address="Hoja1.G5"/>
      <style:map style:condition="cell-content()&lt;[.E5]" style:apply-style-name="Bad" style:base-cell-address="Hoja1.G5"/>
    </style:style>
    <style:style style:name="ce75" style:family="table-cell" style:parent-style-name="Default">
      <style:table-cell-properties style:text-align-source="fix" style:repeat-content="false"/>
      <style:paragraph-properties fo:text-align="center" fo:margin-left="0mm"/>
      <style:map style:condition="cell-content()&gt;[.E6]" style:apply-style-name="Good" style:base-cell-address="Hoja1.G6"/>
      <style:map style:condition="cell-content()&lt;[.E6]" style:apply-style-name="Bad" style:base-cell-address="Hoja1.G6"/>
    </style:style>
    <style:style style:name="ce76" style:family="table-cell" style:parent-style-name="Default">
      <style:table-cell-properties style:text-align-source="fix" style:repeat-content="false"/>
      <style:paragraph-properties fo:text-align="center" fo:margin-left="0mm"/>
      <style:map style:condition="cell-content()&gt;[.E7]" style:apply-style-name="Good" style:base-cell-address="Hoja1.G7"/>
      <style:map style:condition="cell-content()&lt;[.E7]" style:apply-style-name="Bad" style:base-cell-address="Hoja1.G7"/>
    </style:style>
    <style:style style:name="ce77" style:family="table-cell" style:parent-style-name="Default">
      <style:table-cell-properties style:text-align-source="fix" style:repeat-content="false"/>
      <style:paragraph-properties fo:text-align="center" fo:margin-left="0mm"/>
      <style:map style:condition="cell-content()&gt;[.E8]" style:apply-style-name="Good" style:base-cell-address="Hoja1.G8"/>
      <style:map style:condition="cell-content()&lt;[.E8]" style:apply-style-name="Bad" style:base-cell-address="Hoja1.G8"/>
    </style:style>
    <style:style style:name="ce78" style:family="table-cell" style:parent-style-name="Default">
      <style:table-cell-properties style:text-align-source="fix" style:repeat-content="false"/>
      <style:paragraph-properties fo:text-align="center" fo:margin-left="0mm"/>
      <style:map style:condition="cell-content()&gt;[.E9]" style:apply-style-name="Good" style:base-cell-address="Hoja1.G9"/>
      <style:map style:condition="cell-content()&lt;[.E9]" style:apply-style-name="Bad" style:base-cell-address="Hoja1.G9"/>
    </style:style>
    <style:style style:name="ce79" style:family="table-cell" style:parent-style-name="Default">
      <style:table-cell-properties style:text-align-source="fix" style:repeat-content="false"/>
      <style:paragraph-properties fo:text-align="center" fo:margin-left="0mm"/>
      <style:map style:condition="cell-content()&gt;[.E10]" style:apply-style-name="Good" style:base-cell-address="Hoja1.G10"/>
      <style:map style:condition="cell-content()&lt;[.E10]" style:apply-style-name="Bad" style:base-cell-address="Hoja1.G10"/>
    </style:style>
    <style:style style:name="ce80" style:family="table-cell" style:parent-style-name="Default">
      <style:table-cell-properties style:text-align-source="fix" style:repeat-content="false"/>
      <style:paragraph-properties fo:text-align="center" fo:margin-left="0mm"/>
      <style:map style:condition="cell-content()&gt;[.E11]" style:apply-style-name="Good" style:base-cell-address="Hoja1.G11"/>
      <style:map style:condition="cell-content()&lt;[.E11]" style:apply-style-name="Bad" style:base-cell-address="Hoja1.G11"/>
    </style:style>
    <style:style style:name="ce81" style:family="table-cell" style:parent-style-name="Default">
      <style:table-cell-properties style:text-align-source="fix" style:repeat-content="false"/>
      <style:paragraph-properties fo:text-align="center" fo:margin-left="0mm"/>
      <style:map style:condition="cell-content()&gt;[.E15]" style:apply-style-name="Good" style:base-cell-address="Hoja1.G15"/>
      <style:map style:condition="cell-content()&lt;[.E15]" style:apply-style-name="Bad" style:base-cell-address="Hoja1.G15"/>
    </style:style>
    <style:style style:name="ce82" style:family="table-cell" style:parent-style-name="Default">
      <style:table-cell-properties style:text-align-source="fix" style:repeat-content="false"/>
      <style:paragraph-properties fo:text-align="center" fo:margin-left="0mm"/>
      <style:map style:condition="cell-content()&gt;[.E16]" style:apply-style-name="Good" style:base-cell-address="Hoja1.G16"/>
      <style:map style:condition="cell-content()&lt;[.E16]" style:apply-style-name="Bad" style:base-cell-address="Hoja1.G16"/>
    </style:style>
    <style:style style:name="ce83" style:family="table-cell" style:parent-style-name="Default">
      <style:table-cell-properties style:text-align-source="fix" style:repeat-content="false"/>
      <style:paragraph-properties fo:text-align="center" fo:margin-left="0mm"/>
      <style:map style:condition="cell-content()&gt;[.E17]" style:apply-style-name="Good" style:base-cell-address="Hoja1.G17"/>
      <style:map style:condition="cell-content()&lt;[.E17]" style:apply-style-name="Bad" style:base-cell-address="Hoja1.G17"/>
    </style:style>
    <style:style style:name="ce84" style:family="table-cell" style:parent-style-name="Default">
      <style:table-cell-properties style:text-align-source="fix" style:repeat-content="false"/>
      <style:paragraph-properties fo:text-align="center" fo:margin-left="0mm"/>
      <style:map style:condition="cell-content()&gt;[.E18]" style:apply-style-name="Good" style:base-cell-address="Hoja1.G18"/>
      <style:map style:condition="cell-content()&lt;[.E18]" style:apply-style-name="Bad" style:base-cell-address="Hoja1.G18"/>
    </style:style>
    <style:style style:name="ce85" style:family="table-cell" style:parent-style-name="Default">
      <style:table-cell-properties style:text-align-source="fix" style:repeat-content="false"/>
      <style:paragraph-properties fo:text-align="center" fo:margin-left="0mm"/>
      <style:map style:condition="cell-content()&gt;[.E19]" style:apply-style-name="Good" style:base-cell-address="Hoja1.G19"/>
      <style:map style:condition="cell-content()&lt;[.E19]" style:apply-style-name="Bad" style:base-cell-address="Hoja1.G19"/>
    </style:style>
    <style:style style:name="ce86" style:family="table-cell" style:parent-style-name="Default">
      <style:table-cell-properties style:text-align-source="fix" style:repeat-content="false"/>
      <style:paragraph-properties fo:text-align="center" fo:margin-left="0mm"/>
      <style:map style:condition="cell-content()&gt;[.E20]" style:apply-style-name="Good" style:base-cell-address="Hoja1.G20"/>
      <style:map style:condition="cell-content()&lt;[.E20]" style:apply-style-name="Bad" style:base-cell-address="Hoja1.G20"/>
    </style:style>
    <style:style style:name="ce87" style:family="table-cell" style:parent-style-name="Default">
      <style:table-cell-properties style:text-align-source="fix" style:repeat-content="false"/>
      <style:paragraph-properties fo:text-align="center" fo:margin-left="0mm"/>
      <style:map style:condition="cell-content()&gt;[.E21]" style:apply-style-name="Good" style:base-cell-address="Hoja1.G21"/>
      <style:map style:condition="cell-content()&lt;[.E21]" style:apply-style-name="Bad" style:base-cell-address="Hoja1.G21"/>
    </style:style>
    <style:style style:name="ce88" style:family="table-cell" style:parent-style-name="Default">
      <style:table-cell-properties style:text-align-source="fix" style:repeat-content="false"/>
      <style:paragraph-properties fo:text-align="center" fo:margin-left="0mm"/>
      <style:map style:condition="cell-content()&gt;[.E22]" style:apply-style-name="Good" style:base-cell-address="Hoja1.G22"/>
      <style:map style:condition="cell-content()&lt;[.E22]" style:apply-style-name="Bad" style:base-cell-address="Hoja1.G22"/>
    </style:style>
    <style:style style:name="ce89" style:family="table-cell" style:parent-style-name="Default">
      <style:table-cell-properties style:text-align-source="fix" style:repeat-content="false"/>
      <style:paragraph-properties fo:text-align="center" fo:margin-left="0mm"/>
      <style:map style:condition="cell-content()&gt;[.E23]" style:apply-style-name="Good" style:base-cell-address="Hoja1.G23"/>
      <style:map style:condition="cell-content()&lt;[.E23]" style:apply-style-name="Bad" style:base-cell-address="Hoja1.G23"/>
    </style:style>
    <style:style style:name="ce90" style:family="table-cell" style:parent-style-name="Default">
      <style:table-cell-properties style:text-align-source="fix" style:repeat-content="false"/>
      <style:paragraph-properties fo:text-align="center" fo:margin-left="0mm"/>
      <style:map style:condition="cell-content()&gt;[.E24]" style:apply-style-name="Good" style:base-cell-address="Hoja1.G24"/>
      <style:map style:condition="cell-content()&lt;[.E24]" style:apply-style-name="Bad" style:base-cell-address="Hoja1.G24"/>
    </style:style>
    <style:style style:name="ce91" style:family="table-cell" style:parent-style-name="Default">
      <style:table-cell-properties style:text-align-source="fix" style:repeat-content="false"/>
      <style:paragraph-properties fo:text-align="center" fo:margin-left="0mm"/>
      <style:map style:condition="cell-content()&gt;[.E28]" style:apply-style-name="Good" style:base-cell-address="Hoja1.G28"/>
      <style:map style:condition="cell-content()&lt;[.E28]" style:apply-style-name="Bad" style:base-cell-address="Hoja1.G28"/>
    </style:style>
    <style:style style:name="ce92" style:family="table-cell" style:parent-style-name="Default">
      <style:table-cell-properties style:text-align-source="fix" style:repeat-content="false"/>
      <style:paragraph-properties fo:text-align="center" fo:margin-left="0mm"/>
      <style:map style:condition="cell-content()&gt;[.E29]" style:apply-style-name="Good" style:base-cell-address="Hoja1.G29"/>
      <style:map style:condition="cell-content()&lt;[.E29]" style:apply-style-name="Bad" style:base-cell-address="Hoja1.G29"/>
    </style:style>
    <style:style style:name="ce93" style:family="table-cell" style:parent-style-name="Default">
      <style:table-cell-properties style:text-align-source="fix" style:repeat-content="false"/>
      <style:paragraph-properties fo:text-align="center" fo:margin-left="0mm"/>
      <style:map style:condition="cell-content()&gt;[.E30]" style:apply-style-name="Good" style:base-cell-address="Hoja1.G30"/>
      <style:map style:condition="cell-content()&lt;[.E30]" style:apply-style-name="Bad" style:base-cell-address="Hoja1.G30"/>
    </style:style>
    <style:style style:name="ce94" style:family="table-cell" style:parent-style-name="Default">
      <style:table-cell-properties style:text-align-source="fix" style:repeat-content="false"/>
      <style:paragraph-properties fo:text-align="center" fo:margin-left="0mm"/>
      <style:map style:condition="cell-content()&gt;[.E31]" style:apply-style-name="Good" style:base-cell-address="Hoja1.G31"/>
      <style:map style:condition="cell-content()&lt;[.E31]" style:apply-style-name="Bad" style:base-cell-address="Hoja1.G31"/>
    </style:style>
    <style:style style:name="ce95" style:family="table-cell" style:parent-style-name="Default">
      <style:table-cell-properties style:text-align-source="fix" style:repeat-content="false"/>
      <style:paragraph-properties fo:text-align="center" fo:margin-left="0mm"/>
      <style:map style:condition="cell-content()&gt;[.E32]" style:apply-style-name="Good" style:base-cell-address="Hoja1.G32"/>
      <style:map style:condition="cell-content()&lt;[.E32]" style:apply-style-name="Bad" style:base-cell-address="Hoja1.G32"/>
    </style:style>
    <style:style style:name="ce96" style:family="table-cell" style:parent-style-name="Default">
      <style:table-cell-properties style:text-align-source="fix" style:repeat-content="false"/>
      <style:paragraph-properties fo:text-align="center" fo:margin-left="0mm"/>
      <style:map style:condition="cell-content()&gt;[.E33]" style:apply-style-name="Good" style:base-cell-address="Hoja1.G33"/>
      <style:map style:condition="cell-content()&lt;[.E33]" style:apply-style-name="Bad" style:base-cell-address="Hoja1.G33"/>
    </style:style>
    <style:style style:name="ce97" style:family="table-cell" style:parent-style-name="Default">
      <style:table-cell-properties style:text-align-source="fix" style:repeat-content="false"/>
      <style:paragraph-properties fo:text-align="center" fo:margin-left="0mm"/>
      <style:map style:condition="cell-content()&gt;[.E34]" style:apply-style-name="Good" style:base-cell-address="Hoja1.G34"/>
      <style:map style:condition="cell-content()&lt;[.E34]" style:apply-style-name="Bad" style:base-cell-address="Hoja1.G34"/>
    </style:style>
    <style:style style:name="ce98" style:family="table-cell" style:parent-style-name="Default">
      <style:table-cell-properties style:text-align-source="fix" style:repeat-content="false"/>
      <style:paragraph-properties fo:text-align="center" fo:margin-left="0mm"/>
      <style:map style:condition="cell-content()&gt;[.E35]" style:apply-style-name="Good" style:base-cell-address="Hoja1.G35"/>
      <style:map style:condition="cell-content()&lt;[.E35]" style:apply-style-name="Bad" style:base-cell-address="Hoja1.G35"/>
    </style:style>
    <style:style style:name="ce99" style:family="table-cell" style:parent-style-name="Default">
      <style:table-cell-properties style:text-align-source="fix" style:repeat-content="false"/>
      <style:paragraph-properties fo:text-align="center" fo:margin-left="0mm"/>
      <style:map style:condition="cell-content()&gt;[.E36]" style:apply-style-name="Good" style:base-cell-address="Hoja1.G36"/>
      <style:map style:condition="cell-content()&lt;[.E36]" style:apply-style-name="Bad" style:base-cell-address="Hoja1.G36"/>
    </style:style>
    <style:style style:name="ce100" style:family="table-cell" style:parent-style-name="Default">
      <style:table-cell-properties style:text-align-source="fix" style:repeat-content="false"/>
      <style:paragraph-properties fo:text-align="center" fo:margin-left="0mm"/>
      <style:map style:condition="cell-content()&gt;[.E37]" style:apply-style-name="Good" style:base-cell-address="Hoja1.G37"/>
      <style:map style:condition="cell-content()&lt;[.E37]" style:apply-style-name="Bad" style:base-cell-address="Hoja1.G37"/>
    </style:style>
    <style:style style:name="ce19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 style:apply-style-name="Good" style:base-cell-address="Hoja1.G47"/>
      <style:map style:condition="cell-content()&lt;[.G2]" style:apply-style-name="Bad" style:base-cell-address="Hoja1.G47"/>
    </style:style>
    <style:style style:name="ce19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 style:apply-style-name="Good" style:base-cell-address="Hoja1.G48"/>
      <style:map style:condition="cell-content()&lt;[.G3]" style:apply-style-name="Bad" style:base-cell-address="Hoja1.G48"/>
    </style:style>
    <style:style style:name="ce19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4]" style:apply-style-name="Good" style:base-cell-address="Hoja1.G49"/>
      <style:map style:condition="cell-content()&lt;[.G4]" style:apply-style-name="Bad" style:base-cell-address="Hoja1.G49"/>
    </style:style>
    <style:style style:name="ce19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5]" style:apply-style-name="Good" style:base-cell-address="Hoja1.G50"/>
      <style:map style:condition="cell-content()&lt;[.G5]" style:apply-style-name="Bad" style:base-cell-address="Hoja1.G50"/>
    </style:style>
    <style:style style:name="ce19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6]" style:apply-style-name="Good" style:base-cell-address="Hoja1.G51"/>
      <style:map style:condition="cell-content()&lt;[.G6]" style:apply-style-name="Bad" style:base-cell-address="Hoja1.G51"/>
    </style:style>
    <style:style style:name="ce20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7]" style:apply-style-name="Good" style:base-cell-address="Hoja1.G52"/>
      <style:map style:condition="cell-content()&lt;[.G7]" style:apply-style-name="Bad" style:base-cell-address="Hoja1.G52"/>
    </style:style>
    <style:style style:name="ce20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8]" style:apply-style-name="Good" style:base-cell-address="Hoja1.G53"/>
      <style:map style:condition="cell-content()&lt;[.G8]" style:apply-style-name="Bad" style:base-cell-address="Hoja1.G53"/>
    </style:style>
    <style:style style:name="ce20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9]" style:apply-style-name="Good" style:base-cell-address="Hoja1.G54"/>
      <style:map style:condition="cell-content()&lt;[.G9]" style:apply-style-name="Bad" style:base-cell-address="Hoja1.G54"/>
    </style:style>
    <style:style style:name="ce20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0]" style:apply-style-name="Good" style:base-cell-address="Hoja1.G55"/>
      <style:map style:condition="cell-content()&lt;[.G10]" style:apply-style-name="Bad" style:base-cell-address="Hoja1.G55"/>
    </style:style>
    <style:style style:name="ce20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1]" style:apply-style-name="Good" style:base-cell-address="Hoja1.G56"/>
      <style:map style:condition="cell-content()&lt;[.G11]" style:apply-style-name="Bad" style:base-cell-address="Hoja1.G56"/>
    </style:style>
    <style:style style:name="ce20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5]" style:apply-style-name="Good" style:base-cell-address="Hoja1.G60"/>
      <style:map style:condition="cell-content()&lt;[.G15]" style:apply-style-name="Bad" style:base-cell-address="Hoja1.G60"/>
    </style:style>
    <style:style style:name="ce20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6]" style:apply-style-name="Good" style:base-cell-address="Hoja1.G61"/>
      <style:map style:condition="cell-content()&lt;[.G16]" style:apply-style-name="Bad" style:base-cell-address="Hoja1.G61"/>
    </style:style>
    <style:style style:name="ce20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7]" style:apply-style-name="Good" style:base-cell-address="Hoja1.G62"/>
      <style:map style:condition="cell-content()&lt;[.G17]" style:apply-style-name="Bad" style:base-cell-address="Hoja1.G62"/>
    </style:style>
    <style:style style:name="ce20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8]" style:apply-style-name="Good" style:base-cell-address="Hoja1.G63"/>
      <style:map style:condition="cell-content()&lt;[.G18]" style:apply-style-name="Bad" style:base-cell-address="Hoja1.G63"/>
    </style:style>
    <style:style style:name="ce2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9]" style:apply-style-name="Good" style:base-cell-address="Hoja1.G64"/>
      <style:map style:condition="cell-content()&lt;[.G19]" style:apply-style-name="Bad" style:base-cell-address="Hoja1.G64"/>
    </style:style>
    <style:style style:name="ce21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0]" style:apply-style-name="Good" style:base-cell-address="Hoja1.G65"/>
      <style:map style:condition="cell-content()&lt;[.G20]" style:apply-style-name="Bad" style:base-cell-address="Hoja1.G65"/>
    </style:style>
    <style:style style:name="ce21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1]" style:apply-style-name="Good" style:base-cell-address="Hoja1.G66"/>
      <style:map style:condition="cell-content()&lt;[.G21]" style:apply-style-name="Bad" style:base-cell-address="Hoja1.G66"/>
    </style:style>
    <style:style style:name="ce21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2]" style:apply-style-name="Good" style:base-cell-address="Hoja1.G67"/>
      <style:map style:condition="cell-content()&lt;[.G22]" style:apply-style-name="Bad" style:base-cell-address="Hoja1.G67"/>
    </style:style>
    <style:style style:name="ce21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3]" style:apply-style-name="Good" style:base-cell-address="Hoja1.G68"/>
      <style:map style:condition="cell-content()&lt;[.G23]" style:apply-style-name="Bad" style:base-cell-address="Hoja1.G68"/>
    </style:style>
    <style:style style:name="ce21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4]" style:apply-style-name="Good" style:base-cell-address="Hoja1.G69"/>
      <style:map style:condition="cell-content()&lt;[.G24]" style:apply-style-name="Bad" style:base-cell-address="Hoja1.G69"/>
    </style:style>
    <style:style style:name="ce21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8]" style:apply-style-name="Good" style:base-cell-address="Hoja1.G73"/>
      <style:map style:condition="cell-content()&lt;[.G28]" style:apply-style-name="Bad" style:base-cell-address="Hoja1.G73"/>
    </style:style>
    <style:style style:name="ce21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9]" style:apply-style-name="Good" style:base-cell-address="Hoja1.G74"/>
      <style:map style:condition="cell-content()&lt;[.G29]" style:apply-style-name="Bad" style:base-cell-address="Hoja1.G74"/>
    </style:style>
    <style:style style:name="ce21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0]" style:apply-style-name="Good" style:base-cell-address="Hoja1.G75"/>
      <style:map style:condition="cell-content()&lt;[.G30]" style:apply-style-name="Bad" style:base-cell-address="Hoja1.G75"/>
    </style:style>
    <style:style style:name="ce2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1]" style:apply-style-name="Good" style:base-cell-address="Hoja1.G76"/>
      <style:map style:condition="cell-content()&lt;[.G31]" style:apply-style-name="Bad" style:base-cell-address="Hoja1.G76"/>
    </style:style>
    <style:style style:name="ce21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2]" style:apply-style-name="Good" style:base-cell-address="Hoja1.G77"/>
      <style:map style:condition="cell-content()&lt;[.G32]" style:apply-style-name="Bad" style:base-cell-address="Hoja1.G77"/>
    </style:style>
    <style:style style:name="ce2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3]" style:apply-style-name="Good" style:base-cell-address="Hoja1.G78"/>
      <style:map style:condition="cell-content()&lt;[.G33]" style:apply-style-name="Bad" style:base-cell-address="Hoja1.G78"/>
    </style:style>
    <style:style style:name="ce2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4]" style:apply-style-name="Good" style:base-cell-address="Hoja1.G79"/>
      <style:map style:condition="cell-content()&lt;[.G34]" style:apply-style-name="Bad" style:base-cell-address="Hoja1.G79"/>
    </style:style>
    <style:style style:name="ce22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5]" style:apply-style-name="Good" style:base-cell-address="Hoja1.G80"/>
      <style:map style:condition="cell-content()&lt;[.G35]" style:apply-style-name="Bad" style:base-cell-address="Hoja1.G80"/>
    </style:style>
    <style:style style:name="ce2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6]" style:apply-style-name="Good" style:base-cell-address="Hoja1.G81"/>
      <style:map style:condition="cell-content()&lt;[.G36]" style:apply-style-name="Bad" style:base-cell-address="Hoja1.G81"/>
    </style:style>
    <style:style style:name="ce22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7]" style:apply-style-name="Good" style:base-cell-address="Hoja1.G82"/>
      <style:map style:condition="cell-content()&lt;[.G37]" style:apply-style-name="Bad" style:base-cell-address="Hoja1.G82"/>
    </style:style>
    <style:style style:name="ce131" style:family="table-cell" style:parent-style-name="Default">
      <style:table-cell-properties style:text-align-source="fix" style:repeat-content="false"/>
      <style:paragraph-properties fo:text-align="center" fo:margin-left="0mm"/>
      <style:map style:condition="cell-content()&gt;[.G2]" style:apply-style-name="Good" style:base-cell-address="Hoja1.I2"/>
      <style:map style:condition="cell-content()&lt;[.G2]" style:apply-style-name="Bad" style:base-cell-address="Hoja1.I2"/>
    </style:style>
    <style:style style:name="ce132" style:family="table-cell" style:parent-style-name="Default">
      <style:table-cell-properties style:text-align-source="fix" style:repeat-content="false"/>
      <style:paragraph-properties fo:text-align="center" fo:margin-left="0mm"/>
      <style:map style:condition="cell-content()&gt;[.G3]" style:apply-style-name="Good" style:base-cell-address="Hoja1.I3"/>
      <style:map style:condition="cell-content()&lt;[.G3]" style:apply-style-name="Bad" style:base-cell-address="Hoja1.I3"/>
    </style:style>
    <style:style style:name="ce133" style:family="table-cell" style:parent-style-name="Default">
      <style:table-cell-properties style:text-align-source="fix" style:repeat-content="false"/>
      <style:paragraph-properties fo:text-align="center" fo:margin-left="0mm"/>
      <style:map style:condition="cell-content()&gt;[.G4]" style:apply-style-name="Good" style:base-cell-address="Hoja1.I4"/>
      <style:map style:condition="cell-content()&lt;[.G4]" style:apply-style-name="Bad" style:base-cell-address="Hoja1.I4"/>
    </style:style>
    <style:style style:name="ce134" style:family="table-cell" style:parent-style-name="Default">
      <style:table-cell-properties style:text-align-source="fix" style:repeat-content="false"/>
      <style:paragraph-properties fo:text-align="center" fo:margin-left="0mm"/>
      <style:map style:condition="cell-content()&gt;[.G5]" style:apply-style-name="Good" style:base-cell-address="Hoja1.I5"/>
      <style:map style:condition="cell-content()&lt;[.G5]" style:apply-style-name="Bad" style:base-cell-address="Hoja1.I5"/>
    </style:style>
    <style:style style:name="ce135" style:family="table-cell" style:parent-style-name="Default">
      <style:table-cell-properties style:text-align-source="fix" style:repeat-content="false"/>
      <style:paragraph-properties fo:text-align="center" fo:margin-left="0mm"/>
      <style:map style:condition="cell-content()&gt;[.G6]" style:apply-style-name="Good" style:base-cell-address="Hoja1.I6"/>
      <style:map style:condition="cell-content()&lt;[.G6]" style:apply-style-name="Bad" style:base-cell-address="Hoja1.I6"/>
    </style:style>
    <style:style style:name="ce136" style:family="table-cell" style:parent-style-name="Default">
      <style:table-cell-properties style:text-align-source="fix" style:repeat-content="false"/>
      <style:paragraph-properties fo:text-align="center" fo:margin-left="0mm"/>
      <style:map style:condition="cell-content()&gt;[.G7]" style:apply-style-name="Good" style:base-cell-address="Hoja1.I7"/>
      <style:map style:condition="cell-content()&lt;[.G7]" style:apply-style-name="Bad" style:base-cell-address="Hoja1.I7"/>
    </style:style>
    <style:style style:name="ce137" style:family="table-cell" style:parent-style-name="Default">
      <style:table-cell-properties style:text-align-source="fix" style:repeat-content="false"/>
      <style:paragraph-properties fo:text-align="center" fo:margin-left="0mm"/>
      <style:map style:condition="cell-content()&gt;[.G8]" style:apply-style-name="Good" style:base-cell-address="Hoja1.I8"/>
      <style:map style:condition="cell-content()&lt;[.G8]" style:apply-style-name="Bad" style:base-cell-address="Hoja1.I8"/>
    </style:style>
    <style:style style:name="ce138" style:family="table-cell" style:parent-style-name="Default">
      <style:table-cell-properties style:text-align-source="fix" style:repeat-content="false"/>
      <style:paragraph-properties fo:text-align="center" fo:margin-left="0mm"/>
      <style:map style:condition="cell-content()&gt;[.G9]" style:apply-style-name="Good" style:base-cell-address="Hoja1.I9"/>
      <style:map style:condition="cell-content()&lt;[.G9]" style:apply-style-name="Bad" style:base-cell-address="Hoja1.I9"/>
    </style:style>
    <style:style style:name="ce139" style:family="table-cell" style:parent-style-name="Default">
      <style:table-cell-properties style:text-align-source="fix" style:repeat-content="false"/>
      <style:paragraph-properties fo:text-align="center" fo:margin-left="0mm"/>
      <style:map style:condition="cell-content()&gt;[.G10]" style:apply-style-name="Good" style:base-cell-address="Hoja1.I10"/>
      <style:map style:condition="cell-content()&lt;[.G10]" style:apply-style-name="Bad" style:base-cell-address="Hoja1.I10"/>
    </style:style>
    <style:style style:name="ce140" style:family="table-cell" style:parent-style-name="Default">
      <style:table-cell-properties style:text-align-source="fix" style:repeat-content="false"/>
      <style:paragraph-properties fo:text-align="center" fo:margin-left="0mm"/>
      <style:map style:condition="cell-content()&gt;[.G11]" style:apply-style-name="Good" style:base-cell-address="Hoja1.I11"/>
      <style:map style:condition="cell-content()&lt;[.G11]" style:apply-style-name="Bad" style:base-cell-address="Hoja1.I11"/>
    </style:style>
    <style:style style:name="ce141" style:family="table-cell" style:parent-style-name="Default">
      <style:table-cell-properties style:text-align-source="fix" style:repeat-content="false"/>
      <style:paragraph-properties fo:text-align="center" fo:margin-left="0mm"/>
      <style:map style:condition="cell-content()&gt;[.G15]" style:apply-style-name="Good" style:base-cell-address="Hoja1.I15"/>
      <style:map style:condition="cell-content()&lt;[.G15]" style:apply-style-name="Bad" style:base-cell-address="Hoja1.I15"/>
    </style:style>
    <style:style style:name="ce142" style:family="table-cell" style:parent-style-name="Default">
      <style:table-cell-properties style:text-align-source="fix" style:repeat-content="false"/>
      <style:paragraph-properties fo:text-align="center" fo:margin-left="0mm"/>
      <style:map style:condition="cell-content()&gt;[.G16]" style:apply-style-name="Good" style:base-cell-address="Hoja1.I16"/>
      <style:map style:condition="cell-content()&lt;[.G16]" style:apply-style-name="Bad" style:base-cell-address="Hoja1.I16"/>
    </style:style>
    <style:style style:name="ce143" style:family="table-cell" style:parent-style-name="Default">
      <style:table-cell-properties style:text-align-source="fix" style:repeat-content="false"/>
      <style:paragraph-properties fo:text-align="center" fo:margin-left="0mm"/>
      <style:map style:condition="cell-content()&gt;[.G17]" style:apply-style-name="Good" style:base-cell-address="Hoja1.I17"/>
      <style:map style:condition="cell-content()&lt;[.G17]" style:apply-style-name="Bad" style:base-cell-address="Hoja1.I17"/>
    </style:style>
    <style:style style:name="ce144" style:family="table-cell" style:parent-style-name="Default">
      <style:table-cell-properties style:text-align-source="fix" style:repeat-content="false"/>
      <style:paragraph-properties fo:text-align="center" fo:margin-left="0mm"/>
      <style:map style:condition="cell-content()&gt;[.G18]" style:apply-style-name="Good" style:base-cell-address="Hoja1.I18"/>
      <style:map style:condition="cell-content()&lt;[.G18]" style:apply-style-name="Bad" style:base-cell-address="Hoja1.I18"/>
    </style:style>
    <style:style style:name="ce145" style:family="table-cell" style:parent-style-name="Default">
      <style:table-cell-properties style:text-align-source="fix" style:repeat-content="false"/>
      <style:paragraph-properties fo:text-align="center" fo:margin-left="0mm"/>
      <style:map style:condition="cell-content()&gt;[.G19]" style:apply-style-name="Good" style:base-cell-address="Hoja1.I19"/>
      <style:map style:condition="cell-content()&lt;[.G19]" style:apply-style-name="Bad" style:base-cell-address="Hoja1.I19"/>
    </style:style>
    <style:style style:name="ce146" style:family="table-cell" style:parent-style-name="Default">
      <style:table-cell-properties style:text-align-source="fix" style:repeat-content="false"/>
      <style:paragraph-properties fo:text-align="center" fo:margin-left="0mm"/>
      <style:map style:condition="cell-content()&gt;[.G20]" style:apply-style-name="Good" style:base-cell-address="Hoja1.I20"/>
      <style:map style:condition="cell-content()&lt;[.G20]" style:apply-style-name="Bad" style:base-cell-address="Hoja1.I20"/>
    </style:style>
    <style:style style:name="ce147" style:family="table-cell" style:parent-style-name="Default">
      <style:table-cell-properties style:text-align-source="fix" style:repeat-content="false"/>
      <style:paragraph-properties fo:text-align="center" fo:margin-left="0mm"/>
      <style:map style:condition="cell-content()&gt;[.G21]" style:apply-style-name="Good" style:base-cell-address="Hoja1.I21"/>
      <style:map style:condition="cell-content()&lt;[.G21]" style:apply-style-name="Bad" style:base-cell-address="Hoja1.I21"/>
    </style:style>
    <style:style style:name="ce148" style:family="table-cell" style:parent-style-name="Default">
      <style:table-cell-properties style:text-align-source="fix" style:repeat-content="false"/>
      <style:paragraph-properties fo:text-align="center" fo:margin-left="0mm"/>
      <style:map style:condition="cell-content()&gt;[.G22]" style:apply-style-name="Good" style:base-cell-address="Hoja1.I22"/>
      <style:map style:condition="cell-content()&lt;[.G22]" style:apply-style-name="Bad" style:base-cell-address="Hoja1.I22"/>
    </style:style>
    <style:style style:name="ce149" style:family="table-cell" style:parent-style-name="Default">
      <style:table-cell-properties style:text-align-source="fix" style:repeat-content="false"/>
      <style:paragraph-properties fo:text-align="center" fo:margin-left="0mm"/>
      <style:map style:condition="cell-content()&gt;[.G23]" style:apply-style-name="Good" style:base-cell-address="Hoja1.I23"/>
      <style:map style:condition="cell-content()&lt;[.G23]" style:apply-style-name="Bad" style:base-cell-address="Hoja1.I23"/>
    </style:style>
    <style:style style:name="ce150" style:family="table-cell" style:parent-style-name="Default">
      <style:table-cell-properties style:text-align-source="fix" style:repeat-content="false"/>
      <style:paragraph-properties fo:text-align="center" fo:margin-left="0mm"/>
      <style:map style:condition="cell-content()&gt;[.G24]" style:apply-style-name="Good" style:base-cell-address="Hoja1.I24"/>
      <style:map style:condition="cell-content()&lt;[.G24]" style:apply-style-name="Bad" style:base-cell-address="Hoja1.I24"/>
    </style:style>
    <style:style style:name="ce151" style:family="table-cell" style:parent-style-name="Default">
      <style:table-cell-properties style:text-align-source="fix" style:repeat-content="false"/>
      <style:paragraph-properties fo:text-align="center" fo:margin-left="0mm"/>
      <style:map style:condition="cell-content()&gt;[.G28]" style:apply-style-name="Good" style:base-cell-address="Hoja1.I28"/>
      <style:map style:condition="cell-content()&lt;[.G28]" style:apply-style-name="Bad" style:base-cell-address="Hoja1.I28"/>
    </style:style>
    <style:style style:name="ce152" style:family="table-cell" style:parent-style-name="Default">
      <style:table-cell-properties style:text-align-source="fix" style:repeat-content="false"/>
      <style:paragraph-properties fo:text-align="center" fo:margin-left="0mm"/>
      <style:map style:condition="cell-content()&gt;[.G29]" style:apply-style-name="Good" style:base-cell-address="Hoja1.I29"/>
      <style:map style:condition="cell-content()&lt;[.G29]" style:apply-style-name="Bad" style:base-cell-address="Hoja1.I29"/>
    </style:style>
    <style:style style:name="ce153" style:family="table-cell" style:parent-style-name="Default">
      <style:table-cell-properties style:text-align-source="fix" style:repeat-content="false"/>
      <style:paragraph-properties fo:text-align="center" fo:margin-left="0mm"/>
      <style:map style:condition="cell-content()&gt;[.G30]" style:apply-style-name="Good" style:base-cell-address="Hoja1.I30"/>
      <style:map style:condition="cell-content()&lt;[.G30]" style:apply-style-name="Bad" style:base-cell-address="Hoja1.I30"/>
    </style:style>
    <style:style style:name="ce154" style:family="table-cell" style:parent-style-name="Default">
      <style:table-cell-properties style:text-align-source="fix" style:repeat-content="false"/>
      <style:paragraph-properties fo:text-align="center" fo:margin-left="0mm"/>
      <style:map style:condition="cell-content()&gt;[.G31]" style:apply-style-name="Good" style:base-cell-address="Hoja1.I31"/>
      <style:map style:condition="cell-content()&lt;[.G31]" style:apply-style-name="Bad" style:base-cell-address="Hoja1.I31"/>
    </style:style>
    <style:style style:name="ce155" style:family="table-cell" style:parent-style-name="Default">
      <style:table-cell-properties style:text-align-source="fix" style:repeat-content="false"/>
      <style:paragraph-properties fo:text-align="center" fo:margin-left="0mm"/>
      <style:map style:condition="cell-content()&gt;[.G32]" style:apply-style-name="Good" style:base-cell-address="Hoja1.I32"/>
      <style:map style:condition="cell-content()&lt;[.G32]" style:apply-style-name="Bad" style:base-cell-address="Hoja1.I32"/>
    </style:style>
    <style:style style:name="ce156" style:family="table-cell" style:parent-style-name="Default">
      <style:table-cell-properties style:text-align-source="fix" style:repeat-content="false"/>
      <style:paragraph-properties fo:text-align="center" fo:margin-left="0mm"/>
      <style:map style:condition="cell-content()&gt;[.G33]" style:apply-style-name="Good" style:base-cell-address="Hoja1.I33"/>
      <style:map style:condition="cell-content()&lt;[.G33]" style:apply-style-name="Bad" style:base-cell-address="Hoja1.I33"/>
    </style:style>
    <style:style style:name="ce157" style:family="table-cell" style:parent-style-name="Default">
      <style:table-cell-properties style:text-align-source="fix" style:repeat-content="false"/>
      <style:paragraph-properties fo:text-align="center" fo:margin-left="0mm"/>
      <style:map style:condition="cell-content()&gt;[.G34]" style:apply-style-name="Good" style:base-cell-address="Hoja1.I34"/>
      <style:map style:condition="cell-content()&lt;[.G34]" style:apply-style-name="Bad" style:base-cell-address="Hoja1.I34"/>
    </style:style>
    <style:style style:name="ce158" style:family="table-cell" style:parent-style-name="Default">
      <style:table-cell-properties style:text-align-source="fix" style:repeat-content="false"/>
      <style:paragraph-properties fo:text-align="center" fo:margin-left="0mm"/>
      <style:map style:condition="cell-content()&gt;[.G35]" style:apply-style-name="Good" style:base-cell-address="Hoja1.I35"/>
      <style:map style:condition="cell-content()&lt;[.G35]" style:apply-style-name="Bad" style:base-cell-address="Hoja1.I35"/>
    </style:style>
    <style:style style:name="ce159" style:family="table-cell" style:parent-style-name="Default">
      <style:table-cell-properties style:text-align-source="fix" style:repeat-content="false"/>
      <style:paragraph-properties fo:text-align="center" fo:margin-left="0mm"/>
      <style:map style:condition="cell-content()&gt;[.G36]" style:apply-style-name="Good" style:base-cell-address="Hoja1.I36"/>
      <style:map style:condition="cell-content()&lt;[.G36]" style:apply-style-name="Bad" style:base-cell-address="Hoja1.I36"/>
    </style:style>
    <style:style style:name="ce160" style:family="table-cell" style:parent-style-name="Default">
      <style:table-cell-properties style:text-align-source="fix" style:repeat-content="false"/>
      <style:paragraph-properties fo:text-align="center" fo:margin-left="0mm"/>
      <style:map style:condition="cell-content()&gt;[.G37]" style:apply-style-name="Good" style:base-cell-address="Hoja1.I37"/>
      <style:map style:condition="cell-content()&lt;[.G37]" style:apply-style-name="Bad" style:base-cell-address="Hoja1.I37"/>
    </style:style>
    <style:style style:name="ce34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 style:apply-style-name="Good" style:base-cell-address="Hoja1.I47"/>
      <style:map style:condition="cell-content()&lt;[.I2]" style:apply-style-name="Bad" style:base-cell-address="Hoja1.I47"/>
    </style:style>
    <style:style style:name="ce35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 style:apply-style-name="Good" style:base-cell-address="Hoja1.I48"/>
      <style:map style:condition="cell-content()&lt;[.I3]" style:apply-style-name="Bad" style:base-cell-address="Hoja1.I48"/>
    </style:style>
    <style:style style:name="ce35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4]" style:apply-style-name="Good" style:base-cell-address="Hoja1.I49"/>
      <style:map style:condition="cell-content()&lt;[.I4]" style:apply-style-name="Bad" style:base-cell-address="Hoja1.I49"/>
    </style:style>
    <style:style style:name="ce35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5]" style:apply-style-name="Good" style:base-cell-address="Hoja1.I50"/>
      <style:map style:condition="cell-content()&lt;[.I5]" style:apply-style-name="Bad" style:base-cell-address="Hoja1.I50"/>
    </style:style>
    <style:style style:name="ce35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6]" style:apply-style-name="Good" style:base-cell-address="Hoja1.I51"/>
      <style:map style:condition="cell-content()&lt;[.I6]" style:apply-style-name="Bad" style:base-cell-address="Hoja1.I51"/>
    </style:style>
    <style:style style:name="ce35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7]" style:apply-style-name="Good" style:base-cell-address="Hoja1.I52"/>
      <style:map style:condition="cell-content()&lt;[.I7]" style:apply-style-name="Bad" style:base-cell-address="Hoja1.I52"/>
    </style:style>
    <style:style style:name="ce35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8]" style:apply-style-name="Good" style:base-cell-address="Hoja1.I53"/>
      <style:map style:condition="cell-content()&lt;[.I8]" style:apply-style-name="Bad" style:base-cell-address="Hoja1.I53"/>
    </style:style>
    <style:style style:name="ce35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9]" style:apply-style-name="Good" style:base-cell-address="Hoja1.I54"/>
      <style:map style:condition="cell-content()&lt;[.I9]" style:apply-style-name="Bad" style:base-cell-address="Hoja1.I54"/>
    </style:style>
    <style:style style:name="ce35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0]" style:apply-style-name="Good" style:base-cell-address="Hoja1.I55"/>
      <style:map style:condition="cell-content()&lt;[.I10]" style:apply-style-name="Bad" style:base-cell-address="Hoja1.I55"/>
    </style:style>
    <style:style style:name="ce35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1]" style:apply-style-name="Good" style:base-cell-address="Hoja1.I56"/>
      <style:map style:condition="cell-content()&lt;[.I11]" style:apply-style-name="Bad" style:base-cell-address="Hoja1.I56"/>
    </style:style>
    <style:style style:name="ce26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5]" style:apply-style-name="Good" style:base-cell-address="Hoja1.I60"/>
      <style:map style:condition="cell-content()&lt;[.I15]" style:apply-style-name="Bad" style:base-cell-address="Hoja1.I60"/>
    </style:style>
    <style:style style:name="ce26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6]" style:apply-style-name="Good" style:base-cell-address="Hoja1.I61"/>
      <style:map style:condition="cell-content()&lt;[.I16]" style:apply-style-name="Bad" style:base-cell-address="Hoja1.I61"/>
    </style:style>
    <style:style style:name="ce26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7]" style:apply-style-name="Good" style:base-cell-address="Hoja1.I62"/>
      <style:map style:condition="cell-content()&lt;[.I17]" style:apply-style-name="Bad" style:base-cell-address="Hoja1.I62"/>
    </style:style>
    <style:style style:name="ce26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8]" style:apply-style-name="Good" style:base-cell-address="Hoja1.I63"/>
      <style:map style:condition="cell-content()&lt;[.I18]" style:apply-style-name="Bad" style:base-cell-address="Hoja1.I63"/>
    </style:style>
    <style:style style:name="ce26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9]" style:apply-style-name="Good" style:base-cell-address="Hoja1.I64"/>
      <style:map style:condition="cell-content()&lt;[.I19]" style:apply-style-name="Bad" style:base-cell-address="Hoja1.I64"/>
    </style:style>
    <style:style style:name="ce27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0]" style:apply-style-name="Good" style:base-cell-address="Hoja1.I65"/>
      <style:map style:condition="cell-content()&lt;[.I20]" style:apply-style-name="Bad" style:base-cell-address="Hoja1.I65"/>
    </style:style>
    <style:style style:name="ce27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1]" style:apply-style-name="Good" style:base-cell-address="Hoja1.I66"/>
      <style:map style:condition="cell-content()&lt;[.I21]" style:apply-style-name="Bad" style:base-cell-address="Hoja1.I66"/>
    </style:style>
    <style:style style:name="ce27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2]" style:apply-style-name="Good" style:base-cell-address="Hoja1.I67"/>
      <style:map style:condition="cell-content()&lt;[.I22]" style:apply-style-name="Bad" style:base-cell-address="Hoja1.I67"/>
    </style:style>
    <style:style style:name="ce27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3]" style:apply-style-name="Good" style:base-cell-address="Hoja1.I68"/>
      <style:map style:condition="cell-content()&lt;[.I23]" style:apply-style-name="Bad" style:base-cell-address="Hoja1.I68"/>
    </style:style>
    <style:style style:name="ce27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4]" style:apply-style-name="Good" style:base-cell-address="Hoja1.I69"/>
      <style:map style:condition="cell-content()&lt;[.I24]" style:apply-style-name="Bad" style:base-cell-address="Hoja1.I69"/>
    </style:style>
    <style:style style:name="ce37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8]" style:apply-style-name="Good" style:base-cell-address="Hoja1.I73"/>
      <style:map style:condition="cell-content()&lt;[.I28]" style:apply-style-name="Bad" style:base-cell-address="Hoja1.I73"/>
    </style:style>
    <style:style style:name="ce37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9]" style:apply-style-name="Good" style:base-cell-address="Hoja1.I74"/>
      <style:map style:condition="cell-content()&lt;[.I29]" style:apply-style-name="Bad" style:base-cell-address="Hoja1.I74"/>
    </style:style>
    <style:style style:name="ce37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0]" style:apply-style-name="Good" style:base-cell-address="Hoja1.I75"/>
      <style:map style:condition="cell-content()&lt;[.I30]" style:apply-style-name="Bad" style:base-cell-address="Hoja1.I75"/>
    </style:style>
    <style:style style:name="ce37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1]" style:apply-style-name="Good" style:base-cell-address="Hoja1.I76"/>
      <style:map style:condition="cell-content()&lt;[.I31]" style:apply-style-name="Bad" style:base-cell-address="Hoja1.I76"/>
    </style:style>
    <style:style style:name="ce37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2]" style:apply-style-name="Good" style:base-cell-address="Hoja1.I77"/>
      <style:map style:condition="cell-content()&lt;[.I32]" style:apply-style-name="Bad" style:base-cell-address="Hoja1.I77"/>
    </style:style>
    <style:style style:name="ce37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3]" style:apply-style-name="Good" style:base-cell-address="Hoja1.I78"/>
      <style:map style:condition="cell-content()&lt;[.I33]" style:apply-style-name="Bad" style:base-cell-address="Hoja1.I78"/>
    </style:style>
    <style:style style:name="ce37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4]" style:apply-style-name="Good" style:base-cell-address="Hoja1.I79"/>
      <style:map style:condition="cell-content()&lt;[.I34]" style:apply-style-name="Bad" style:base-cell-address="Hoja1.I79"/>
    </style:style>
    <style:style style:name="ce37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5]" style:apply-style-name="Good" style:base-cell-address="Hoja1.I80"/>
      <style:map style:condition="cell-content()&lt;[.I35]" style:apply-style-name="Bad" style:base-cell-address="Hoja1.I80"/>
    </style:style>
    <style:style style:name="ce37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6]" style:apply-style-name="Good" style:base-cell-address="Hoja1.I81"/>
      <style:map style:condition="cell-content()&lt;[.I36]" style:apply-style-name="Bad" style:base-cell-address="Hoja1.I81"/>
    </style:style>
    <style:style style:name="ce37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7]" style:apply-style-name="Good" style:base-cell-address="Hoja1.I82"/>
      <style:map style:condition="cell-content()&lt;[.I37]" style:apply-style-name="Bad" style:base-cell-address="Hoja1.I82"/>
    </style:style>
    <style:style style:name="ce381" style:family="table-cell" style:parent-style-name="Default">
      <style:table-cell-properties style:text-align-source="fix" style:repeat-content="false" style:vertical-align="middle"/>
      <style:paragraph-properties fo:text-align="center" fo:margin-left="0mm"/>
      <style:text-properties fo:font-size="15pt" style:text-underline-style="solid" style:text-underline-width="auto" style:text-underline-color="font-color" style:font-size-asian="15pt" style:font-size-complex="15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35"/>
        <table:table-column table:style-name="co2" table:number-columns-repeated="9" table:default-cell-style-name="ce35"/>
        <table:table-column table:style-name="co2" table:default-cell-style-name="Default"/>
        <table:table-row table:style-name="ro1">
          <table:table-cell table:style-name="Default" office:value-type="string" calcext:value-type="string">
            <text:p>SET1</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300ms /%</text:p>
          </table:table-cell>
          <table:table-cell table:style-name="Default" office:value-type="string" calcext:value-type="string">
            <text:p>YO /win</text:p>
          </table:table-cell>
          <table:table-cell table:style-name="Default" office:value-type="string" calcext:value-type="string">
            <text:p>Yo 1000ms /%</text:p>
          </table:table-cell>
          <table:table-cell table:style-name="Default"/>
          <table:table-cell/>
        </table:table-row>
        <table:table-row table:style-name="ro1">
          <table:table-cell table:style-name="Default" office:value-type="string" calcext:value-type="string">
            <text:p>Aliens</text:p>
          </table:table-cell>
          <table:table-cell table:style-name="ce70" office:value-type="float" office:value="25" calcext:value-type="float">
            <text:p>25</text:p>
          </table:table-cell>
          <table:table-cell table:style-name="ce70" table:formula="of:=[.B2]/25" office:value-type="float" office:value="1" calcext:value-type="float">
            <text:p>1</text:p>
          </table:table-cell>
          <table:table-cell table:style-name="ce70" table:formula="of:=[.E2]*25" office:value-type="float" office:value="25" calcext:value-type="float">
            <text:p>25</text:p>
          </table:table-cell>
          <table:table-cell table:style-name="ce41" office:value-type="float" office:value="1" calcext:value-type="float">
            <text:p>1</text:p>
          </table:table-cell>
          <table:table-cell table:style-name="ce70" table:formula="of:=[.G2]*25" office:value-type="float" office:value="25" calcext:value-type="float">
            <text:p>25</text:p>
          </table:table-cell>
          <table:table-cell table:style-name="ce71" office:value-type="float" office:value="1" calcext:value-type="float">
            <text:p>1</text:p>
          </table:table-cell>
          <table:table-cell table:style-name="ce70" table:formula="of:=[.I2]*25" office:value-type="float" office:value="25" calcext:value-type="float">
            <text:p>25</text:p>
          </table:table-cell>
          <table:table-cell table:style-name="ce131" office:value-type="float" office:value="1" calcext:value-type="float">
            <text:p>1</text:p>
          </table:table-cell>
          <table:table-cell table:style-name="Default"/>
          <table:table-cell/>
        </table:table-row>
        <table:table-row table:style-name="ro1">
          <table:table-cell table:style-name="Default" office:value-type="string" calcext:value-type="string">
            <text:p>Boulderdash</text:p>
          </table:table-cell>
          <table:table-cell table:style-name="ce70" office:value-type="float" office:value="1" calcext:value-type="float">
            <text:p>1</text:p>
          </table:table-cell>
          <table:table-cell table:style-name="ce70" table:formula="of:=[.B3]/25" office:value-type="float" office:value="0.04" calcext:value-type="float">
            <text:p>0,04</text:p>
          </table:table-cell>
          <table:table-cell table:style-name="ce70" table:formula="of:=[.E3]*25" office:value-type="float" office:value="2" calcext:value-type="float">
            <text:p>2</text:p>
          </table:table-cell>
          <table:table-cell table:style-name="ce5" office:value-type="float" office:value="0.08" calcext:value-type="float">
            <text:p>0,08</text:p>
          </table:table-cell>
          <table:table-cell table:style-name="ce70" table:formula="of:=[.G3]*25" office:value-type="float" office:value="4" calcext:value-type="float">
            <text:p>4</text:p>
          </table:table-cell>
          <table:table-cell table:style-name="ce72" office:value-type="float" office:value="0.16" calcext:value-type="float">
            <text:p>0,16</text:p>
          </table:table-cell>
          <table:table-cell table:style-name="ce70" table:formula="of:=[.I3]*25" office:value-type="float" office:value="3" calcext:value-type="float">
            <text:p>3</text:p>
          </table:table-cell>
          <table:table-cell table:style-name="ce132" office:value-type="float" office:value="0.12" calcext:value-type="float">
            <text:p>0,12</text:p>
          </table:table-cell>
          <table:table-cell table:style-name="Default"/>
          <table:table-cell/>
        </table:table-row>
        <table:table-row table:style-name="ro1">
          <table:table-cell table:style-name="Default" office:value-type="string" calcext:value-type="string">
            <text:p>Butterflies</text:p>
          </table:table-cell>
          <table:table-cell table:style-name="ce70" office:value-type="float" office:value="25" calcext:value-type="float">
            <text:p>25</text:p>
          </table:table-cell>
          <table:table-cell table:style-name="ce70" table:formula="of:=[.B4]/25" office:value-type="float" office:value="1" calcext:value-type="float">
            <text:p>1</text:p>
          </table:table-cell>
          <table:table-cell table:style-name="ce70" table:formula="of:=[.E4]*25" office:value-type="float" office:value="24" calcext:value-type="float">
            <text:p>24</text:p>
          </table:table-cell>
          <table:table-cell table:style-name="ce6" office:value-type="float" office:value="0.96" calcext:value-type="float">
            <text:p>0,96</text:p>
          </table:table-cell>
          <table:table-cell table:style-name="ce70" table:formula="of:=[.G4]*25" office:value-type="float" office:value="25" calcext:value-type="float">
            <text:p>25</text:p>
          </table:table-cell>
          <table:table-cell table:style-name="ce73" office:value-type="float" office:value="1" calcext:value-type="float">
            <text:p>1</text:p>
          </table:table-cell>
          <table:table-cell table:style-name="ce70" table:formula="of:=[.I4]*25" office:value-type="float" office:value="25" calcext:value-type="float">
            <text:p>25</text:p>
          </table:table-cell>
          <table:table-cell table:style-name="ce133" office:value-type="float" office:value="1" calcext:value-type="float">
            <text:p>1</text:p>
          </table:table-cell>
          <table:table-cell table:style-name="Default"/>
          <table:table-cell/>
        </table:table-row>
        <table:table-row table:style-name="ro1">
          <table:table-cell table:style-name="Default" office:value-type="string" calcext:value-type="string">
            <text:p>Chase</text:p>
          </table:table-cell>
          <table:table-cell table:style-name="ce70" office:value-type="float" office:value="6" calcext:value-type="float">
            <text:p>6</text:p>
          </table:table-cell>
          <table:table-cell table:style-name="ce70" table:formula="of:=[.B5]/25" office:value-type="float" office:value="0.24" calcext:value-type="float">
            <text:p>0,24</text:p>
          </table:table-cell>
          <table:table-cell table:style-name="ce70" table:formula="of:=[.E5]*25" office:value-type="float" office:value="1" calcext:value-type="float">
            <text:p>1</text:p>
          </table:table-cell>
          <table:table-cell table:style-name="ce7" office:value-type="float" office:value="0.04" calcext:value-type="float">
            <text:p>0,04</text:p>
          </table:table-cell>
          <table:table-cell table:style-name="ce70" table:formula="of:=[.G5]*25" office:value-type="float" office:value="11" calcext:value-type="float">
            <text:p>11</text:p>
          </table:table-cell>
          <table:table-cell table:style-name="ce74" office:value-type="float" office:value="0.44" calcext:value-type="float">
            <text:p>0,44</text:p>
          </table:table-cell>
          <table:table-cell table:style-name="ce70" table:formula="of:=[.I5]*25" office:value-type="float" office:value="7" calcext:value-type="float">
            <text:p>7</text:p>
          </table:table-cell>
          <table:table-cell table:style-name="ce134" office:value-type="float" office:value="0.28" calcext:value-type="float">
            <text:p>0,28</text:p>
          </table:table-cell>
          <table:table-cell table:style-name="Default"/>
          <table:table-cell office:value-type="string" calcext:value-type="string">
            <text:p>pajaros se convierten en malos</text:p>
          </table:table-cell>
        </table:table-row>
        <table:table-row table:style-name="ro1">
          <table:table-cell table:style-name="Default" office:value-type="string" calcext:value-type="string">
            <text:p>Frogs</text:p>
          </table:table-cell>
          <table:table-cell table:style-name="ce70" office:value-type="float" office:value="20" calcext:value-type="float">
            <text:p>20</text:p>
          </table:table-cell>
          <table:table-cell table:style-name="ce70" table:formula="of:=[.B6]/25" office:value-type="float" office:value="0.8" calcext:value-type="float">
            <text:p>0,8</text:p>
          </table:table-cell>
          <table:table-cell table:style-name="ce70" table:formula="of:=[.E6]*25" office:value-type="float" office:value="18" calcext:value-type="float">
            <text:p>18</text:p>
          </table:table-cell>
          <table:table-cell table:style-name="ce8" office:value-type="float" office:value="0.72" calcext:value-type="float">
            <text:p>0,72</text:p>
          </table:table-cell>
          <table:table-cell table:style-name="ce70" table:formula="of:=[.G6]*25" office:value-type="float" office:value="25" calcext:value-type="float">
            <text:p>25</text:p>
          </table:table-cell>
          <table:table-cell table:style-name="ce75" office:value-type="float" office:value="1" calcext:value-type="float">
            <text:p>1</text:p>
          </table:table-cell>
          <table:table-cell table:style-name="ce70" table:formula="of:=[.I6]*25" office:value-type="float" office:value="25" calcext:value-type="float">
            <text:p>25</text:p>
          </table:table-cell>
          <table:table-cell table:style-name="ce135" office:value-type="float" office:value="1" calcext:value-type="float">
            <text:p>1</text:p>
          </table:table-cell>
          <table:table-cell table:style-name="Default"/>
          <table:table-cell/>
        </table:table-row>
        <table:table-row table:style-name="ro1">
          <table:table-cell table:style-name="Default" office:value-type="string" calcext:value-type="string">
            <text:p>Missile Command</text:p>
          </table:table-cell>
          <table:table-cell table:style-name="ce70" office:value-type="float" office:value="17" calcext:value-type="float">
            <text:p>17</text:p>
          </table:table-cell>
          <table:table-cell table:style-name="ce70" table:formula="of:=[.B7]/25" office:value-type="float" office:value="0.68" calcext:value-type="float">
            <text:p>0,68</text:p>
          </table:table-cell>
          <table:table-cell table:style-name="ce70" table:formula="of:=[.E7]*25" office:value-type="float" office:value="25" calcext:value-type="float">
            <text:p>25</text:p>
          </table:table-cell>
          <table:table-cell table:style-name="ce9" office:value-type="float" office:value="1" calcext:value-type="float">
            <text:p>1</text:p>
          </table:table-cell>
          <table:table-cell table:style-name="ce70" table:formula="of:=[.G7]*25" office:value-type="float" office:value="25" calcext:value-type="float">
            <text:p>25</text:p>
          </table:table-cell>
          <table:table-cell table:style-name="ce76" office:value-type="float" office:value="1" calcext:value-type="float">
            <text:p>1</text:p>
          </table:table-cell>
          <table:table-cell table:style-name="ce70" table:formula="of:=[.I7]*25" office:value-type="float" office:value="25" calcext:value-type="float">
            <text:p>25</text:p>
          </table:table-cell>
          <table:table-cell table:style-name="ce136" office:value-type="float" office:value="1" calcext:value-type="float">
            <text:p>1</text:p>
          </table:table-cell>
          <table:table-cell table:style-name="Default"/>
          <table:table-cell/>
        </table:table-row>
        <table:table-row table:style-name="ro1">
          <table:table-cell table:style-name="Default" office:value-type="string" calcext:value-type="string">
            <text:p>Portals</text:p>
          </table:table-cell>
          <table:table-cell table:style-name="ce70" office:value-type="float" office:value="17" calcext:value-type="float">
            <text:p>17</text:p>
          </table:table-cell>
          <table:table-cell table:style-name="ce70" table:formula="of:=[.B8]/25" office:value-type="float" office:value="0.68" calcext:value-type="float">
            <text:p>0,68</text:p>
          </table:table-cell>
          <table:table-cell table:style-name="ce70" table:formula="of:=[.E8]*25" office:value-type="float" office:value="16" calcext:value-type="float">
            <text:p>16</text:p>
          </table:table-cell>
          <table:table-cell table:style-name="ce10" office:value-type="float" office:value="0.64" calcext:value-type="float">
            <text:p>0,64</text:p>
          </table:table-cell>
          <table:table-cell table:style-name="ce70" table:formula="of:=[.G8]*25" office:value-type="float" office:value="20" calcext:value-type="float">
            <text:p>20</text:p>
          </table:table-cell>
          <table:table-cell table:style-name="ce77" office:value-type="float" office:value="0.8" calcext:value-type="float">
            <text:p>0,8</text:p>
          </table:table-cell>
          <table:table-cell table:style-name="ce70" table:formula="of:=[.I8]*25" office:value-type="float" office:value="21" calcext:value-type="float">
            <text:p>21</text:p>
          </table:table-cell>
          <table:table-cell table:style-name="ce137" office:value-type="float" office:value="0.84" calcext:value-type="float">
            <text:p>0,84</text:p>
          </table:table-cell>
          <table:table-cell table:style-name="Default"/>
          <table:table-cell/>
        </table:table-row>
        <table:table-row table:style-name="ro1">
          <table:table-cell table:style-name="Default" office:value-type="string" calcext:value-type="string">
            <text:p>Sokoban</text:p>
          </table:table-cell>
          <table:table-cell table:style-name="ce70" office:value-type="float" office:value="2" calcext:value-type="float">
            <text:p>2</text:p>
          </table:table-cell>
          <table:table-cell table:style-name="ce70" table:formula="of:=[.B9]/25" office:value-type="float" office:value="0.08" calcext:value-type="float">
            <text:p>0,08</text:p>
          </table:table-cell>
          <table:table-cell table:style-name="ce70" table:formula="of:=[.E9]*25" office:value-type="float" office:value="4" calcext:value-type="float">
            <text:p>4</text:p>
          </table:table-cell>
          <table:table-cell table:style-name="ce11" office:value-type="float" office:value="0.16" calcext:value-type="float">
            <text:p>0,16</text:p>
          </table:table-cell>
          <table:table-cell table:style-name="ce70" table:formula="of:=[.G9]*25" office:value-type="float" office:value="7" calcext:value-type="float">
            <text:p>7</text:p>
          </table:table-cell>
          <table:table-cell table:style-name="ce78" office:value-type="float" office:value="0.28" calcext:value-type="float">
            <text:p>0,28</text:p>
          </table:table-cell>
          <table:table-cell table:style-name="ce70" table:formula="of:=[.I9]*25" office:value-type="float" office:value="8" calcext:value-type="float">
            <text:p>8</text:p>
          </table:table-cell>
          <table:table-cell table:style-name="ce138" office:value-type="float" office:value="0.32" calcext:value-type="float">
            <text:p>0,32</text:p>
          </table:table-cell>
          <table:table-cell table:style-name="Default"/>
          <table:table-cell/>
        </table:table-row>
        <table:table-row table:style-name="ro1">
          <table:table-cell table:style-name="Default" office:value-type="string" calcext:value-type="string">
            <text:p>Survive Zombies</text:p>
          </table:table-cell>
          <table:table-cell table:style-name="ce70" office:value-type="float" office:value="12" calcext:value-type="float">
            <text:p>12</text:p>
          </table:table-cell>
          <table:table-cell table:style-name="ce70" table:formula="of:=[.B10]/25" office:value-type="float" office:value="0.48" calcext:value-type="float">
            <text:p>0,48</text:p>
          </table:table-cell>
          <table:table-cell table:style-name="ce70" table:formula="of:=[.E10]*25" office:value-type="float" office:value="11" calcext:value-type="float">
            <text:p>11</text:p>
          </table:table-cell>
          <table:table-cell table:style-name="ce12" office:value-type="float" office:value="0.44" calcext:value-type="float">
            <text:p>0,44</text:p>
          </table:table-cell>
          <table:table-cell table:style-name="ce70" table:formula="of:=[.G10]*25" office:value-type="float" office:value="13" calcext:value-type="float">
            <text:p>13</text:p>
          </table:table-cell>
          <table:table-cell table:style-name="ce79" office:value-type="float" office:value="0.52" calcext:value-type="float">
            <text:p>0,52</text:p>
          </table:table-cell>
          <table:table-cell table:style-name="ce70" table:formula="of:=[.I10]*25" office:value-type="float" office:value="13" calcext:value-type="float">
            <text:p>13</text:p>
          </table:table-cell>
          <table:table-cell table:style-name="ce139" office:value-type="float" office:value="0.52" calcext:value-type="float">
            <text:p>0,52</text:p>
          </table:table-cell>
          <table:table-cell table:style-name="Default"/>
          <table:table-cell/>
        </table:table-row>
        <table:table-row table:style-name="ro1">
          <table:table-cell table:style-name="Default" office:value-type="string" calcext:value-type="string">
            <text:p>Zeld</text:p>
          </table:table-cell>
          <table:table-cell table:style-name="ce70" office:value-type="float" office:value="20" calcext:value-type="float">
            <text:p>20</text:p>
          </table:table-cell>
          <table:table-cell table:style-name="ce70" table:formula="of:=[.B11]/25" office:value-type="float" office:value="0.8" calcext:value-type="float">
            <text:p>0,8</text:p>
          </table:table-cell>
          <table:table-cell table:style-name="ce70" table:formula="of:=[.E11]*25" office:value-type="float" office:value="11" calcext:value-type="float">
            <text:p>11</text:p>
          </table:table-cell>
          <table:table-cell table:style-name="ce13" office:value-type="float" office:value="0.44" calcext:value-type="float">
            <text:p>0,44</text:p>
          </table:table-cell>
          <table:table-cell table:style-name="ce70" table:formula="of:=[.G11]*25" office:value-type="float" office:value="13" calcext:value-type="float">
            <text:p>13</text:p>
          </table:table-cell>
          <table:table-cell table:style-name="ce80" office:value-type="float" office:value="0.52" calcext:value-type="float">
            <text:p>0,52</text:p>
          </table:table-cell>
          <table:table-cell table:style-name="ce70" table:formula="of:=[.I11]*25" office:value-type="float" office:value="8" calcext:value-type="float">
            <text:p>8</text:p>
          </table:table-cell>
          <table:table-cell table:style-name="ce140" office:value-type="float" office:value="0.32" calcext:value-type="float">
            <text:p>0,32</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145" calcext:value-type="float">
            <text:p>145</text:p>
          </table:table-cell>
          <table:table-cell table:style-name="ce3" table:formula="of:=SUM([.C2:.C11])/10" office:value-type="float" office:value="0.58" calcext:value-type="float">
            <text:p>0,58</text:p>
          </table:table-cell>
          <table:table-cell table:style-name="ce3" table:formula="of:=SUM([.D2:.D11])" office:value-type="float" office:value="137" calcext:value-type="float">
            <text:p>137</text:p>
          </table:table-cell>
          <table:table-cell table:style-name="ce14" table:formula="of:=SUM([.E2:.E11])/10" office:value-type="float" office:value="0.548" calcext:value-type="float">
            <text:p>0,548</text:p>
          </table:table-cell>
          <table:table-cell table:style-name="ce3" table:formula="of:=SUM([.F2:.F11])" office:value-type="float" office:value="168" calcext:value-type="float">
            <text:p>168</text:p>
          </table:table-cell>
          <table:table-cell table:style-name="ce14" table:formula="of:=SUM([.G2:.G11])/10" office:value-type="float" office:value="0.672" calcext:value-type="float">
            <text:p>0,672</text:p>
          </table:table-cell>
          <table:table-cell table:style-name="ce3" table:formula="of:=SUM([.H2:.H11])" office:value-type="float" office:value="160" calcext:value-type="float">
            <text:p>160</text:p>
          </table:table-cell>
          <table:table-cell table:style-name="ce14" table:formula="of:=SUM([.I2:.I11])/10" office:value-type="float" office:value="0.64" calcext:value-type="float">
            <text:p>0,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Camel Race</text:p>
          </table:table-cell>
          <table:table-cell table:style-name="ce70" office:value-type="float" office:value="0" calcext:value-type="float">
            <text:p>0</text:p>
          </table:table-cell>
          <table:table-cell table:style-name="ce70" table:formula="of:=[.B15]/25" office:value-type="float" office:value="0" calcext:value-type="float">
            <text:p>0</text:p>
          </table:table-cell>
          <table:table-cell table:style-name="ce70" table:formula="of:=[.E15]*25" office:value-type="float" office:value="2" calcext:value-type="float">
            <text:p>2</text:p>
          </table:table-cell>
          <table:table-cell table:style-name="ce15" office:value-type="float" office:value="0.08" calcext:value-type="float">
            <text:p>0,08</text:p>
          </table:table-cell>
          <table:table-cell table:style-name="ce70" table:formula="of:=[.G15]*25" office:value-type="float" office:value="25" calcext:value-type="float">
            <text:p>25</text:p>
          </table:table-cell>
          <table:table-cell table:style-name="ce81" office:value-type="float" office:value="1" calcext:value-type="float">
            <text:p>1</text:p>
          </table:table-cell>
          <table:table-cell table:style-name="ce70" table:formula="of:=[.I15]*25" office:value-type="float" office:value="25" calcext:value-type="float">
            <text:p>25</text:p>
          </table:table-cell>
          <table:table-cell table:style-name="ce141" office:value-type="float" office:value="1" calcext:value-type="float">
            <text:p>1</text:p>
          </table:table-cell>
          <table:table-cell table:style-name="Default"/>
          <table:table-cell/>
        </table:table-row>
        <table:table-row table:style-name="ro1">
          <table:table-cell table:style-name="Default" office:value-type="string" calcext:value-type="string">
            <text:p>Digdug</text:p>
          </table:table-cell>
          <table:table-cell table:style-name="ce70" office:value-type="float" office:value="0" calcext:value-type="float">
            <text:p>0</text:p>
          </table:table-cell>
          <table:table-cell table:style-name="ce70" table:formula="of:=[.B16]/25" office:value-type="float" office:value="0" calcext:value-type="float">
            <text:p>0</text:p>
          </table:table-cell>
          <table:table-cell table:style-name="ce70" table:formula="of:=[.E16]*25" office:value-type="float" office:value="0" calcext:value-type="float">
            <text:p>0</text:p>
          </table:table-cell>
          <table:table-cell table:style-name="ce16" office:value-type="float" office:value="0" calcext:value-type="float">
            <text:p>0</text:p>
          </table:table-cell>
          <table:table-cell table:style-name="ce70" table:formula="of:=[.G16]*25" office:value-type="float" office:value="0" calcext:value-type="float">
            <text:p>0</text:p>
          </table:table-cell>
          <table:table-cell table:style-name="ce82" office:value-type="float" office:value="0" calcext:value-type="float">
            <text:p>0</text:p>
          </table:table-cell>
          <table:table-cell table:style-name="ce70" table:formula="of:=[.I16]*25" office:value-type="float" office:value="0" calcext:value-type="float">
            <text:p>0</text:p>
          </table:table-cell>
          <table:table-cell table:style-name="ce142" office:value-type="float" office:value="0" calcext:value-type="float">
            <text:p>0</text:p>
          </table:table-cell>
          <table:table-cell table:style-name="Default"/>
          <table:table-cell/>
        </table:table-row>
        <table:table-row table:style-name="ro1">
          <table:table-cell table:style-name="Default" office:value-type="string" calcext:value-type="string">
            <text:p>Firestorms</text:p>
          </table:table-cell>
          <table:table-cell table:style-name="ce70" office:value-type="float" office:value="11" calcext:value-type="float">
            <text:p>11</text:p>
          </table:table-cell>
          <table:table-cell table:style-name="ce70" table:formula="of:=[.B17]/25" office:value-type="float" office:value="0.44" calcext:value-type="float">
            <text:p>0,44</text:p>
          </table:table-cell>
          <table:table-cell table:style-name="ce70" table:formula="of:=[.E17]*25" office:value-type="float" office:value="9" calcext:value-type="float">
            <text:p>9</text:p>
          </table:table-cell>
          <table:table-cell table:style-name="ce17" office:value-type="float" office:value="0.36" calcext:value-type="float">
            <text:p>0,36</text:p>
          </table:table-cell>
          <table:table-cell table:style-name="ce70" table:formula="of:=[.G17]*25" office:value-type="float" office:value="18" calcext:value-type="float">
            <text:p>18</text:p>
          </table:table-cell>
          <table:table-cell table:style-name="ce83" office:value-type="float" office:value="0.72" calcext:value-type="float">
            <text:p>0,72</text:p>
          </table:table-cell>
          <table:table-cell table:style-name="ce70" table:formula="of:=[.I17]*25" office:value-type="float" office:value="19" calcext:value-type="float">
            <text:p>19</text:p>
          </table:table-cell>
          <table:table-cell table:style-name="ce143" office:value-type="float" office:value="0.76" calcext:value-type="float">
            <text:p>0,76</text:p>
          </table:table-cell>
          <table:table-cell table:style-name="Default"/>
          <table:table-cell/>
        </table:table-row>
        <table:table-row table:style-name="ro1">
          <table:table-cell table:style-name="Default" office:value-type="string" calcext:value-type="string">
            <text:p>Infection</text:p>
          </table:table-cell>
          <table:table-cell table:style-name="ce70" office:value-type="float" office:value="23" calcext:value-type="float">
            <text:p>23</text:p>
          </table:table-cell>
          <table:table-cell table:style-name="ce70" table:formula="of:=[.B18]/25" office:value-type="float" office:value="0.92" calcext:value-type="float">
            <text:p>0,92</text:p>
          </table:table-cell>
          <table:table-cell table:style-name="ce70" table:formula="of:=[.E18]*25" office:value-type="float" office:value="24" calcext:value-type="float">
            <text:p>24</text:p>
          </table:table-cell>
          <table:table-cell table:style-name="ce18" office:value-type="float" office:value="0.96" calcext:value-type="float">
            <text:p>0,96</text:p>
          </table:table-cell>
          <table:table-cell table:style-name="ce70" table:formula="of:=[.G18]*25" office:value-type="float" office:value="25" calcext:value-type="float">
            <text:p>25</text:p>
          </table:table-cell>
          <table:table-cell table:style-name="ce84" office:value-type="float" office:value="1" calcext:value-type="float">
            <text:p>1</text:p>
          </table:table-cell>
          <table:table-cell table:style-name="ce70" table:formula="of:=[.I18]*25" office:value-type="float" office:value="24" calcext:value-type="float">
            <text:p>24</text:p>
          </table:table-cell>
          <table:table-cell table:style-name="ce144" office:value-type="float" office:value="0.96" calcext:value-type="float">
            <text:p>0,96</text:p>
          </table:table-cell>
          <table:table-cell table:style-name="Default"/>
          <table:table-cell/>
        </table:table-row>
        <table:table-row table:style-name="ro1">
          <table:table-cell table:style-name="Default" office:value-type="string" calcext:value-type="string">
            <text:p>Firecaster</text:p>
          </table:table-cell>
          <table:table-cell table:style-name="ce70" office:value-type="float" office:value="0" calcext:value-type="float">
            <text:p>0</text:p>
          </table:table-cell>
          <table:table-cell table:style-name="ce70" table:formula="of:=[.B19]/25" office:value-type="float" office:value="0" calcext:value-type="float">
            <text:p>0</text:p>
          </table:table-cell>
          <table:table-cell table:style-name="ce70" table:formula="of:=[.E19]*25" office:value-type="float" office:value="0" calcext:value-type="float">
            <text:p>0</text:p>
          </table:table-cell>
          <table:table-cell table:style-name="ce19" office:value-type="float" office:value="0" calcext:value-type="float">
            <text:p>0</text:p>
          </table:table-cell>
          <table:table-cell table:style-name="ce70" table:formula="of:=[.G19]*25" office:value-type="float" office:value="0" calcext:value-type="float">
            <text:p>0</text:p>
          </table:table-cell>
          <table:table-cell table:style-name="ce85" office:value-type="float" office:value="0" calcext:value-type="float">
            <text:p>0</text:p>
          </table:table-cell>
          <table:table-cell table:style-name="ce70" table:formula="of:=[.I19]*25" office:value-type="float" office:value="0" calcext:value-type="float">
            <text:p>0</text:p>
          </table:table-cell>
          <table:table-cell table:style-name="ce145" office:value-type="float" office:value="0" calcext:value-type="float">
            <text:p>0</text:p>
          </table:table-cell>
          <table:table-cell table:style-name="Default"/>
          <table:table-cell/>
        </table:table-row>
        <table:table-row table:style-name="ro1">
          <table:table-cell table:style-name="Default" office:value-type="string" calcext:value-type="string">
            <text:p>Overload</text:p>
          </table:table-cell>
          <table:table-cell table:style-name="ce70" office:value-type="float" office:value="19" calcext:value-type="float">
            <text:p>19</text:p>
          </table:table-cell>
          <table:table-cell table:style-name="ce70" table:formula="of:=[.B20]/25" office:value-type="float" office:value="0.76" calcext:value-type="float">
            <text:p>0,76</text:p>
          </table:table-cell>
          <table:table-cell table:style-name="ce70" table:formula="of:=[.E20]*25" office:value-type="float" office:value="15" calcext:value-type="float">
            <text:p>15</text:p>
          </table:table-cell>
          <table:table-cell table:style-name="ce20" office:value-type="float" office:value="0.6" calcext:value-type="float">
            <text:p>0,6</text:p>
          </table:table-cell>
          <table:table-cell table:style-name="ce70" table:formula="of:=[.G20]*25" office:value-type="float" office:value="12" calcext:value-type="float">
            <text:p>12</text:p>
          </table:table-cell>
          <table:table-cell table:style-name="ce86" office:value-type="float" office:value="0.48" calcext:value-type="float">
            <text:p>0,48</text:p>
          </table:table-cell>
          <table:table-cell table:style-name="ce70" table:formula="of:=[.I20]*25" office:value-type="float" office:value="15" calcext:value-type="float">
            <text:p>15</text:p>
          </table:table-cell>
          <table:table-cell table:style-name="ce146" office:value-type="float" office:value="0.6" calcext:value-type="float">
            <text:p>0,6</text:p>
          </table:table-cell>
          <table:table-cell table:style-name="Default"/>
          <table:table-cell/>
        </table:table-row>
        <table:table-row table:style-name="ro1">
          <table:table-cell table:style-name="Default" office:value-type="string" calcext:value-type="string">
            <text:p>Pacman</text:p>
          </table:table-cell>
          <table:table-cell table:style-name="ce70" office:value-type="float" office:value="1" calcext:value-type="float">
            <text:p>1</text:p>
          </table:table-cell>
          <table:table-cell table:style-name="ce70" table:formula="of:=[.B21]/25" office:value-type="float" office:value="0.04" calcext:value-type="float">
            <text:p>0,04</text:p>
          </table:table-cell>
          <table:table-cell table:style-name="ce70" table:formula="of:=[.E21]*25" office:value-type="float" office:value="0" calcext:value-type="float">
            <text:p>0</text:p>
          </table:table-cell>
          <table:table-cell table:style-name="ce21" office:value-type="float" office:value="0" calcext:value-type="float">
            <text:p>0</text:p>
          </table:table-cell>
          <table:table-cell table:style-name="ce70" table:formula="of:=[.G21]*25" office:value-type="float" office:value="0" calcext:value-type="float">
            <text:p>0</text:p>
          </table:table-cell>
          <table:table-cell table:style-name="ce87" office:value-type="float" office:value="0" calcext:value-type="float">
            <text:p>0</text:p>
          </table:table-cell>
          <table:table-cell table:style-name="ce70" table:formula="of:=[.I21]*25" office:value-type="float" office:value="0" calcext:value-type="float">
            <text:p>0</text:p>
          </table:table-cell>
          <table:table-cell table:style-name="ce147" office:value-type="float" office:value="0" calcext:value-type="float">
            <text:p>0</text:p>
          </table:table-cell>
          <table:table-cell table:style-name="Default" office:value-type="string" calcext:value-type="string">
            <text:p>retrasar la muerte</text:p>
          </table:table-cell>
          <table:table-cell/>
        </table:table-row>
        <table:table-row table:style-name="ro1">
          <table:table-cell table:style-name="Default" office:value-type="string" calcext:value-type="string">
            <text:p>Seaquest</text:p>
          </table:table-cell>
          <table:table-cell table:style-name="ce70" office:value-type="float" office:value="15" calcext:value-type="float">
            <text:p>15</text:p>
          </table:table-cell>
          <table:table-cell table:style-name="ce70" table:formula="of:=[.B22]/25" office:value-type="float" office:value="0.6" calcext:value-type="float">
            <text:p>0,6</text:p>
          </table:table-cell>
          <table:table-cell table:style-name="ce70" table:formula="of:=[.E22]*25" office:value-type="float" office:value="13" calcext:value-type="float">
            <text:p>13</text:p>
          </table:table-cell>
          <table:table-cell table:style-name="ce22" office:value-type="float" office:value="0.52" calcext:value-type="float">
            <text:p>0,52</text:p>
          </table:table-cell>
          <table:table-cell table:style-name="ce70" table:formula="of:=[.G22]*25" office:value-type="float" office:value="18" calcext:value-type="float">
            <text:p>18</text:p>
          </table:table-cell>
          <table:table-cell table:style-name="ce88" office:value-type="float" office:value="0.72" calcext:value-type="float">
            <text:p>0,72</text:p>
          </table:table-cell>
          <table:table-cell table:style-name="ce70" table:formula="of:=[.I22]*25" office:value-type="float" office:value="18" calcext:value-type="float">
            <text:p>18</text:p>
          </table:table-cell>
          <table:table-cell table:style-name="ce148" office:value-type="float" office:value="0.72" calcext:value-type="float">
            <text:p>0,72</text:p>
          </table:table-cell>
          <table:table-cell table:style-name="Default"/>
          <table:table-cell/>
        </table:table-row>
        <table:table-row table:style-name="ro1">
          <table:table-cell table:style-name="Default" office:value-type="string" calcext:value-type="string">
            <text:p>Whackamole</text:p>
          </table:table-cell>
          <table:table-cell table:style-name="ce70" office:value-type="float" office:value="20" calcext:value-type="float">
            <text:p>20</text:p>
          </table:table-cell>
          <table:table-cell table:style-name="ce70" table:formula="of:=[.B23]/25" office:value-type="float" office:value="0.8" calcext:value-type="float">
            <text:p>0,8</text:p>
          </table:table-cell>
          <table:table-cell table:style-name="ce70" table:formula="of:=[.E23]*25" office:value-type="float" office:value="21" calcext:value-type="float">
            <text:p>21</text:p>
          </table:table-cell>
          <table:table-cell table:style-name="ce23" office:value-type="float" office:value="0.84" calcext:value-type="float">
            <text:p>0,84</text:p>
          </table:table-cell>
          <table:table-cell table:style-name="ce70" table:formula="of:=[.G23]*25" office:value-type="float" office:value="18" calcext:value-type="float">
            <text:p>18</text:p>
          </table:table-cell>
          <table:table-cell table:style-name="ce89" office:value-type="float" office:value="0.72" calcext:value-type="float">
            <text:p>0,72</text:p>
          </table:table-cell>
          <table:table-cell table:style-name="ce70" table:formula="of:=[.I23]*25" office:value-type="float" office:value="21" calcext:value-type="float">
            <text:p>21</text:p>
          </table:table-cell>
          <table:table-cell table:style-name="ce149" office:value-type="float" office:value="0.84" calcext:value-type="float">
            <text:p>0,84</text:p>
          </table:table-cell>
          <table:table-cell table:style-name="Default"/>
          <table:table-cell/>
        </table:table-row>
        <table:table-row table:style-name="ro1">
          <table:table-cell table:style-name="Default" office:value-type="string" calcext:value-type="string">
            <text:p>Eggomania</text:p>
          </table:table-cell>
          <table:table-cell table:style-name="ce70" office:value-type="float" office:value="15" calcext:value-type="float">
            <text:p>15</text:p>
          </table:table-cell>
          <table:table-cell table:style-name="ce70" table:formula="of:=[.B24]/25" office:value-type="float" office:value="0.6" calcext:value-type="float">
            <text:p>0,6</text:p>
          </table:table-cell>
          <table:table-cell table:style-name="ce70" table:formula="of:=[.E24]*25" office:value-type="float" office:value="18" calcext:value-type="float">
            <text:p>18</text:p>
          </table:table-cell>
          <table:table-cell table:style-name="ce59" office:value-type="float" office:value="0.72" calcext:value-type="float">
            <text:p>0,72</text:p>
          </table:table-cell>
          <table:table-cell table:style-name="ce70" table:formula="of:=[.G24]*25" office:value-type="float" office:value="18" calcext:value-type="float">
            <text:p>18</text:p>
          </table:table-cell>
          <table:table-cell table:style-name="ce90" office:value-type="float" office:value="0.72" calcext:value-type="float">
            <text:p>0,72</text:p>
          </table:table-cell>
          <table:table-cell table:style-name="ce70" table:formula="of:=[.I24]*25" office:value-type="float" office:value="19" calcext:value-type="float">
            <text:p>19</text:p>
          </table:table-cell>
          <table:table-cell table:style-name="ce150" office:value-type="float" office:value="0.76" calcext:value-type="float">
            <text:p>0,76</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104" calcext:value-type="float">
            <text:p>104</text:p>
          </table:table-cell>
          <table:table-cell table:style-name="ce3" table:formula="of:=SUM([.C15:.C24])/10" office:value-type="float" office:value="0.416" calcext:value-type="float">
            <text:p>0,416</text:p>
          </table:table-cell>
          <table:table-cell table:style-name="ce3" table:formula="of:=SUM([.D15:.D24])" office:value-type="float" office:value="102" calcext:value-type="float">
            <text:p>102</text:p>
          </table:table-cell>
          <table:table-cell table:style-name="ce14" table:formula="of:=SUM([.E15:.E24])/10" office:value-type="float" office:value="0.408" calcext:value-type="float">
            <text:p>0,408</text:p>
          </table:table-cell>
          <table:table-cell table:style-name="ce3" table:formula="of:=SUM([.F15:.F24])" office:value-type="float" office:value="134" calcext:value-type="float">
            <text:p>134</text:p>
          </table:table-cell>
          <table:table-cell table:style-name="ce14" table:formula="of:=SUM([.G15:.G24])/10" office:value-type="float" office:value="0.536" calcext:value-type="float">
            <text:p>0,536</text:p>
          </table:table-cell>
          <table:table-cell table:style-name="ce3" table:formula="of:=SUM([.H15:.H24])" office:value-type="float" office:value="141" calcext:value-type="float">
            <text:p>141</text:p>
          </table:table-cell>
          <table:table-cell table:style-name="ce14" table:formula="of:=SUM([.I15:.I24])/10" office:value-type="float" office:value="0.564" calcext:value-type="float">
            <text:p>0,5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Bait</text:p>
          </table:table-cell>
          <table:table-cell table:style-name="ce70" office:value-type="float" office:value="7" calcext:value-type="float">
            <text:p>7</text:p>
          </table:table-cell>
          <table:table-cell table:style-name="ce70" table:formula="of:=[.B28]/25" office:value-type="float" office:value="0.28" calcext:value-type="float">
            <text:p>0,28</text:p>
          </table:table-cell>
          <table:table-cell table:style-name="ce70" table:formula="of:=[.E28]*25" office:value-type="float" office:value="2" calcext:value-type="float">
            <text:p>2</text:p>
          </table:table-cell>
          <table:table-cell table:style-name="ce25" office:value-type="float" office:value="0.08" calcext:value-type="float">
            <text:p>0,08</text:p>
          </table:table-cell>
          <table:table-cell table:style-name="ce70" table:formula="of:=[.G28]*25" office:value-type="float" office:value="3" calcext:value-type="float">
            <text:p>3</text:p>
          </table:table-cell>
          <table:table-cell table:style-name="ce91" office:value-type="float" office:value="0.12" calcext:value-type="float">
            <text:p>0,12</text:p>
          </table:table-cell>
          <table:table-cell table:style-name="ce70" table:formula="of:=[.I28]*25" office:value-type="float" office:value="1" calcext:value-type="float">
            <text:p>1</text:p>
          </table:table-cell>
          <table:table-cell table:style-name="ce151" office:value-type="float" office:value="0.04" calcext:value-type="float">
            <text:p>0,04</text:p>
          </table:table-cell>
          <table:table-cell table:style-name="Default"/>
          <table:table-cell/>
        </table:table-row>
        <table:table-row table:style-name="ro1">
          <table:table-cell table:style-name="Default" office:value-type="string" calcext:value-type="string">
            <text:p>Bolo Adventures</text:p>
          </table:table-cell>
          <table:table-cell table:style-name="ce70" office:value-type="float" office:value="0" calcext:value-type="float">
            <text:p>0</text:p>
          </table:table-cell>
          <table:table-cell table:style-name="ce70" table:formula="of:=[.B29]/25" office:value-type="float" office:value="0" calcext:value-type="float">
            <text:p>0</text:p>
          </table:table-cell>
          <table:table-cell table:style-name="ce70" table:formula="of:=[.E29]*25" office:value-type="float" office:value="0" calcext:value-type="float">
            <text:p>0</text:p>
          </table:table-cell>
          <table:table-cell table:style-name="ce26" office:value-type="float" office:value="0" calcext:value-type="float">
            <text:p>0</text:p>
          </table:table-cell>
          <table:table-cell table:style-name="ce70" table:formula="of:=[.G29]*25" office:value-type="float" office:value="5" calcext:value-type="float">
            <text:p>5</text:p>
          </table:table-cell>
          <table:table-cell table:style-name="ce92" office:value-type="float" office:value="0.2" calcext:value-type="float">
            <text:p>0,2</text:p>
          </table:table-cell>
          <table:table-cell table:style-name="ce70" table:formula="of:=[.I29]*25" office:value-type="float" office:value="5" calcext:value-type="float">
            <text:p>5</text:p>
          </table:table-cell>
          <table:table-cell table:style-name="ce152" office:value-type="float" office:value="0.2" calcext:value-type="float">
            <text:p>0,2</text:p>
          </table:table-cell>
          <table:table-cell table:style-name="Default" office:value-type="string" calcext:value-type="string">
            <text:p>tipo sokoban</text:p>
          </table:table-cell>
          <table:table-cell/>
        </table:table-row>
        <table:table-row table:style-name="ro1">
          <table:table-cell table:style-name="Default" office:value-type="string" calcext:value-type="string">
            <text:p>Brain Man</text:p>
          </table:table-cell>
          <table:table-cell table:style-name="ce70" office:value-type="float" office:value="0" calcext:value-type="float">
            <text:p>0</text:p>
          </table:table-cell>
          <table:table-cell table:style-name="ce70" table:formula="of:=[.B30]/25" office:value-type="float" office:value="0" calcext:value-type="float">
            <text:p>0</text:p>
          </table:table-cell>
          <table:table-cell table:style-name="ce70" table:formula="of:=[.E30]*25" office:value-type="float" office:value="0" calcext:value-type="float">
            <text:p>0</text:p>
          </table:table-cell>
          <table:table-cell table:style-name="ce27" office:value-type="float" office:value="0" calcext:value-type="float">
            <text:p>0</text:p>
          </table:table-cell>
          <table:table-cell table:style-name="ce70" table:formula="of:=[.G30]*25" office:value-type="float" office:value="1" calcext:value-type="float">
            <text:p>1</text:p>
          </table:table-cell>
          <table:table-cell table:style-name="ce93" office:value-type="float" office:value="0.04" calcext:value-type="float">
            <text:p>0,04</text:p>
          </table:table-cell>
          <table:table-cell table:style-name="ce70" table:formula="of:=[.I30]*25" office:value-type="float" office:value="0" calcext:value-type="float">
            <text:p>0</text:p>
          </table:table-cell>
          <table:table-cell table:style-name="ce153" office:value-type="float" office:value="0" calcext:value-type="float">
            <text:p>0</text:p>
          </table:table-cell>
          <table:table-cell table:style-name="Default" office:value-type="string" calcext:value-type="string">
            <text:p>revisar primer vistazo ganar el juego, se queda en bucle porque recoger las gemas aporta más score que ganar.. Este juego tiene una llave, mobible que desaparece, premiar por encima de las gemas</text:p>
          </table:table-cell>
          <table:table-cell/>
        </table:table-row>
        <table:table-row table:style-name="ro1">
          <table:table-cell table:style-name="Default" office:value-type="string" calcext:value-type="string">
            <text:p>Chips Challenge</text:p>
          </table:table-cell>
          <table:table-cell table:style-name="ce70" office:value-type="float" office:value="0" calcext:value-type="float">
            <text:p>0</text:p>
          </table:table-cell>
          <table:table-cell table:style-name="ce70" table:formula="of:=[.B31]/25" office:value-type="float" office:value="0" calcext:value-type="float">
            <text:p>0</text:p>
          </table:table-cell>
          <table:table-cell table:style-name="ce70" table:formula="of:=[.E31]*25" office:value-type="float" office:value="3" calcext:value-type="float">
            <text:p>3</text:p>
          </table:table-cell>
          <table:table-cell table:style-name="ce28" office:value-type="float" office:value="0.12" calcext:value-type="float">
            <text:p>0,12</text:p>
          </table:table-cell>
          <table:table-cell table:style-name="ce70" table:formula="of:=[.G31]*25" office:value-type="float" office:value="4" calcext:value-type="float">
            <text:p>4</text:p>
          </table:table-cell>
          <table:table-cell table:style-name="ce94" office:value-type="float" office:value="0.16" calcext:value-type="float">
            <text:p>0,16</text:p>
          </table:table-cell>
          <table:table-cell table:style-name="ce70" table:formula="of:=[.I31]*25" office:value-type="float" office:value="2" calcext:value-type="float">
            <text:p>2</text:p>
          </table:table-cell>
          <table:table-cell table:style-name="ce154" office:value-type="float" office:value="0.08" calcext:value-type="float">
            <text:p>0,08</text:p>
          </table:table-cell>
          <table:table-cell table:style-name="Default"/>
          <table:table-cell/>
        </table:table-row>
        <table:table-row table:style-name="ro1">
          <table:table-cell table:style-name="Default" office:value-type="string" calcext:value-type="string">
            <text:p>Modality</text:p>
          </table:table-cell>
          <table:table-cell table:style-name="ce70" office:value-type="float" office:value="6" calcext:value-type="float">
            <text:p>6</text:p>
          </table:table-cell>
          <table:table-cell table:style-name="ce70" table:formula="of:=[.B32]/25" office:value-type="float" office:value="0.24" calcext:value-type="float">
            <text:p>0,24</text:p>
          </table:table-cell>
          <table:table-cell table:style-name="ce70" table:formula="of:=[.E32]*25" office:value-type="float" office:value="10" calcext:value-type="float">
            <text:p>10</text:p>
          </table:table-cell>
          <table:table-cell table:style-name="ce29" office:value-type="float" office:value="0.4" calcext:value-type="float">
            <text:p>0,4</text:p>
          </table:table-cell>
          <table:table-cell table:style-name="ce70" table:formula="of:=[.G32]*25" office:value-type="float" office:value="12" calcext:value-type="float">
            <text:p>12</text:p>
          </table:table-cell>
          <table:table-cell table:style-name="ce95" office:value-type="float" office:value="0.48" calcext:value-type="float">
            <text:p>0,48</text:p>
          </table:table-cell>
          <table:table-cell table:style-name="ce70" table:formula="of:=[.I32]*25" office:value-type="float" office:value="10" calcext:value-type="float">
            <text:p>10</text:p>
          </table:table-cell>
          <table:table-cell table:style-name="ce155" office:value-type="float" office:value="0.4" calcext:value-type="float">
            <text:p>0,4</text:p>
          </table:table-cell>
          <table:table-cell table:style-name="Default"/>
          <table:table-cell/>
        </table:table-row>
        <table:table-row table:style-name="ro1">
          <table:table-cell table:style-name="Default" office:value-type="string" calcext:value-type="string">
            <text:p>Painters</text:p>
          </table:table-cell>
          <table:table-cell table:style-name="ce70" office:value-type="float" office:value="25" calcext:value-type="float">
            <text:p>25</text:p>
          </table:table-cell>
          <table:table-cell table:style-name="ce70" table:formula="of:=[.B33]/25" office:value-type="float" office:value="1" calcext:value-type="float">
            <text:p>1</text:p>
          </table:table-cell>
          <table:table-cell table:style-name="ce70" table:formula="of:=[.E33]*25" office:value-type="float" office:value="19" calcext:value-type="float">
            <text:p>19</text:p>
          </table:table-cell>
          <table:table-cell table:style-name="ce30" office:value-type="float" office:value="0.76" calcext:value-type="float">
            <text:p>0,76</text:p>
          </table:table-cell>
          <table:table-cell table:style-name="ce70" table:formula="of:=[.G33]*25" office:value-type="float" office:value="15" calcext:value-type="float">
            <text:p>15</text:p>
          </table:table-cell>
          <table:table-cell table:style-name="ce96" office:value-type="float" office:value="0.6" calcext:value-type="float">
            <text:p>0,6</text:p>
          </table:table-cell>
          <table:table-cell table:style-name="ce70" table:formula="of:=[.I33]*25" office:value-type="float" office:value="18" calcext:value-type="float">
            <text:p>18</text:p>
          </table:table-cell>
          <table:table-cell table:style-name="ce156" office:value-type="float" office:value="0.72" calcext:value-type="float">
            <text:p>0,72</text:p>
          </table:table-cell>
          <table:table-cell table:style-name="Default"/>
          <table:table-cell/>
        </table:table-row>
        <table:table-row table:style-name="ro1">
          <table:table-cell table:style-name="Default" office:value-type="string" calcext:value-type="string">
            <text:p>Real Portals</text:p>
          </table:table-cell>
          <table:table-cell table:style-name="ce70" office:value-type="float" office:value="0" calcext:value-type="float">
            <text:p>0</text:p>
          </table:table-cell>
          <table:table-cell table:style-name="ce70" table:formula="of:=[.B34]/25" office:value-type="float" office:value="0" calcext:value-type="float">
            <text:p>0</text:p>
          </table:table-cell>
          <table:table-cell table:style-name="ce70" table:formula="of:=[.E34]*25" office:value-type="float" office:value="0" calcext:value-type="float">
            <text:p>0</text:p>
          </table:table-cell>
          <table:table-cell table:style-name="ce31" office:value-type="float" office:value="0" calcext:value-type="float">
            <text:p>0</text:p>
          </table:table-cell>
          <table:table-cell table:style-name="ce70" table:formula="of:=[.G34]*25" office:value-type="float" office:value="0" calcext:value-type="float">
            <text:p>0</text:p>
          </table:table-cell>
          <table:table-cell table:style-name="ce97" office:value-type="float" office:value="0" calcext:value-type="float">
            <text:p>0</text:p>
          </table:table-cell>
          <table:table-cell table:style-name="ce70" table:formula="of:=[.I34]*25" office:value-type="float" office:value="0" calcext:value-type="float">
            <text:p>0</text:p>
          </table:table-cell>
          <table:table-cell table:style-name="ce157" office:value-type="float" office:value="0" calcext:value-type="float">
            <text:p>0</text:p>
          </table:table-cell>
          <table:table-cell table:style-name="Default"/>
          <table:table-cell/>
        </table:table-row>
        <table:table-row table:style-name="ro1">
          <table:table-cell table:style-name="Default" office:value-type="string" calcext:value-type="string">
            <text:p>Real Sokoban</text:p>
          </table:table-cell>
          <table:table-cell table:style-name="ce70" office:value-type="float" office:value="0" calcext:value-type="float">
            <text:p>0</text:p>
          </table:table-cell>
          <table:table-cell table:style-name="ce70" table:formula="of:=[.B35]/25" office:value-type="float" office:value="0" calcext:value-type="float">
            <text:p>0</text:p>
          </table:table-cell>
          <table:table-cell table:style-name="ce70" table:formula="of:=[.E35]*25" office:value-type="float" office:value="0" calcext:value-type="float">
            <text:p>0</text:p>
          </table:table-cell>
          <table:table-cell table:style-name="ce32" office:value-type="float" office:value="0" calcext:value-type="float">
            <text:p>0</text:p>
          </table:table-cell>
          <table:table-cell table:style-name="ce70" table:formula="of:=[.G35]*25" office:value-type="float" office:value="0" calcext:value-type="float">
            <text:p>0</text:p>
          </table:table-cell>
          <table:table-cell table:style-name="ce98" office:value-type="float" office:value="0" calcext:value-type="float">
            <text:p>0</text:p>
          </table:table-cell>
          <table:table-cell table:style-name="ce70" table:formula="of:=[.I35]*25" office:value-type="float" office:value="0" calcext:value-type="float">
            <text:p>0</text:p>
          </table:table-cell>
          <table:table-cell table:style-name="ce158" office:value-type="float" office:value="0" calcext:value-type="float">
            <text:p>0</text:p>
          </table:table-cell>
          <table:table-cell table:style-name="Default"/>
          <table:table-cell/>
        </table:table-row>
        <table:table-row table:style-name="ro1">
          <table:table-cell table:style-name="Default" office:value-type="string" calcext:value-type="string">
            <text:p>The Citadel</text:p>
          </table:table-cell>
          <table:table-cell table:style-name="ce70" office:value-type="float" office:value="1" calcext:value-type="float">
            <text:p>1</text:p>
          </table:table-cell>
          <table:table-cell table:style-name="ce70" table:formula="of:=[.B36]/25" office:value-type="float" office:value="0.04" calcext:value-type="float">
            <text:p>0,04</text:p>
          </table:table-cell>
          <table:table-cell table:style-name="ce70" table:formula="of:=[.E36]*25" office:value-type="float" office:value="5" calcext:value-type="float">
            <text:p>5</text:p>
          </table:table-cell>
          <table:table-cell table:style-name="ce33" office:value-type="float" office:value="0.2" calcext:value-type="float">
            <text:p>0,2</text:p>
          </table:table-cell>
          <table:table-cell table:style-name="ce70" table:formula="of:=[.G36]*25" office:value-type="float" office:value="3" calcext:value-type="float">
            <text:p>3</text:p>
          </table:table-cell>
          <table:table-cell table:style-name="ce99" office:value-type="float" office:value="0.12" calcext:value-type="float">
            <text:p>0,12</text:p>
          </table:table-cell>
          <table:table-cell table:style-name="ce70" table:formula="of:=[.I36]*25" office:value-type="float" office:value="5" calcext:value-type="float">
            <text:p>5</text:p>
          </table:table-cell>
          <table:table-cell table:style-name="ce159" office:value-type="float" office:value="0.2" calcext:value-type="float">
            <text:p>0,2</text:p>
          </table:table-cell>
          <table:table-cell table:style-name="Default"/>
          <table:table-cell/>
        </table:table-row>
        <table:table-row table:style-name="ro1">
          <table:table-cell table:style-name="Default" office:value-type="string" calcext:value-type="string">
            <text:p>Zen Puzzle</text:p>
          </table:table-cell>
          <table:table-cell table:style-name="ce70" office:value-type="float" office:value="6" calcext:value-type="float">
            <text:p>6</text:p>
          </table:table-cell>
          <table:table-cell table:style-name="ce70" table:formula="of:=[.B37]/25" office:value-type="float" office:value="0.24" calcext:value-type="float">
            <text:p>0,24</text:p>
          </table:table-cell>
          <table:table-cell table:style-name="ce70" table:formula="of:=[.E37]*25" office:value-type="float" office:value="5" calcext:value-type="float">
            <text:p>5</text:p>
          </table:table-cell>
          <table:table-cell table:style-name="ce34" office:value-type="float" office:value="0.2" calcext:value-type="float">
            <text:p>0,2</text:p>
          </table:table-cell>
          <table:table-cell table:style-name="ce70" table:formula="of:=[.G37]*25" office:value-type="float" office:value="7" calcext:value-type="float">
            <text:p>7</text:p>
          </table:table-cell>
          <table:table-cell table:style-name="ce100" office:value-type="float" office:value="0.28" calcext:value-type="float">
            <text:p>0,28</text:p>
          </table:table-cell>
          <table:table-cell table:style-name="ce70" table:formula="of:=[.I37]*25" office:value-type="float" office:value="7" calcext:value-type="float">
            <text:p>7</text:p>
          </table:table-cell>
          <table:table-cell table:style-name="ce160" office:value-type="float" office:value="0.28" calcext:value-type="float">
            <text:p>0,28</text:p>
          </table:table-cell>
          <table:table-cell table:style-name="Default"/>
          <table:table-cell/>
        </table:table-row>
        <table:table-row table:style-name="ro1">
          <table:table-cell table:style-name="ce1" office:value-type="string" calcext:value-type="string">
            <text:p>Total</text:p>
          </table:table-cell>
          <table:table-cell table:style-name="ce3" office:value-type="float" office:value="45" calcext:value-type="float">
            <text:p>45</text:p>
          </table:table-cell>
          <table:table-cell table:style-name="ce3" table:formula="of:=SUM([.C28:.C37])/10" office:value-type="float" office:value="0.18" calcext:value-type="float">
            <text:p>0,18</text:p>
          </table:table-cell>
          <table:table-cell table:style-name="ce3" table:formula="of:=SUM([.D28:.D37])" office:value-type="float" office:value="44" calcext:value-type="float">
            <text:p>44</text:p>
          </table:table-cell>
          <table:table-cell table:style-name="ce14" table:formula="of:=SUM([.E28:.E37])/10" office:value-type="float" office:value="0.176" calcext:value-type="float">
            <text:p>0,176</text:p>
          </table:table-cell>
          <table:table-cell table:style-name="ce3" table:formula="of:=SUM([.F28:.F37])" office:value-type="float" office:value="50" calcext:value-type="float">
            <text:p>50</text:p>
          </table:table-cell>
          <table:table-cell table:style-name="ce14" table:formula="of:=SUM([.G28:.G37])/10" office:value-type="float" office:value="0.2" calcext:value-type="float">
            <text:p>0,2</text:p>
          </table:table-cell>
          <table:table-cell table:style-name="ce3" table:formula="of:=SUM([.H28:.H37])" office:value-type="float" office:value="48" calcext:value-type="float">
            <text:p>48</text:p>
          </table:table-cell>
          <table:table-cell table:style-name="ce14" table:formula="of:=SUM([.I28:.I37])/10" office:value-type="float" office:value="0.192" calcext:value-type="float">
            <text:p>0,192</text:p>
          </table:table-cell>
          <table:table-cell table:style-name="Default"/>
          <table:table-cell/>
        </table:table-row>
        <table:table-row table:style-name="ro1" table:number-rows-repeated="7">
          <table:table-cell table:style-name="Default" table:number-columns-repeated="10"/>
          <table:table-cell/>
        </table:table-row>
        <table:table-row table:style-name="ro1">
          <table:table-cell office:value-type="string" calcext:value-type="string">
            <text:p>SET1</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300ms /%</text:p>
          </table:table-cell>
          <table:table-cell office:value-type="string" calcext:value-type="string">
            <text:p>YO /win</text:p>
          </table:table-cell>
          <table:table-cell office:value-type="string" calcext:value-type="string">
            <text:p>Yo 1000ms /%</text:p>
          </table:table-cell>
          <table:table-cell table:style-name="Default"/>
          <table:table-cell/>
        </table:table-row>
        <table:table-row table:style-name="ro1">
          <table:table-cell office:value-type="string" calcext:value-type="string">
            <text:p>Aliens</text:p>
          </table:table-cell>
          <table:table-cell table:style-name="ce39" office:value-type="float" office:value="25" calcext:value-type="float">
            <text:p>25</text:p>
          </table:table-cell>
          <table:table-cell table:style-name="ce39" table:formula="of:=[.B47]/25" office:value-type="float" office:value="1" calcext:value-type="float">
            <text:p>1</text:p>
          </table:table-cell>
          <table:table-cell table:style-name="ce39" table:formula="of:=[.E47]*25" office:value-type="float" office:value="25" calcext:value-type="float">
            <text:p>25</text:p>
          </table:table-cell>
          <table:table-cell table:style-name="ce104" office:value-type="float" office:value="1" calcext:value-type="float">
            <text:p>1</text:p>
          </table:table-cell>
          <table:table-cell table:style-name="ce39" table:formula="of:=[.G47]*25" office:value-type="float" office:value="25" calcext:value-type="float">
            <text:p>25</text:p>
          </table:table-cell>
          <table:table-cell table:style-name="ce195" office:value-type="float" office:value="1" calcext:value-type="float">
            <text:p>1</text:p>
          </table:table-cell>
          <table:table-cell table:style-name="ce39" table:formula="of:=[.I47]*25" office:value-type="float" office:value="25" calcext:value-type="float">
            <text:p>25</text:p>
          </table:table-cell>
          <table:table-cell table:style-name="ce349" office:value-type="float" office:value="1" calcext:value-type="float">
            <text:p>1</text:p>
          </table:table-cell>
          <table:table-cell table:style-name="Default"/>
          <table:table-cell/>
        </table:table-row>
        <table:table-row table:style-name="ro1">
          <table:table-cell office:value-type="string" calcext:value-type="string">
            <text:p>Boulderdash</text:p>
          </table:table-cell>
          <table:table-cell table:style-name="ce39" office:value-type="float" office:value="1" calcext:value-type="float">
            <text:p>1</text:p>
          </table:table-cell>
          <table:table-cell table:style-name="ce39" table:formula="of:=[.B48]/25" office:value-type="float" office:value="0.04" calcext:value-type="float">
            <text:p>0,04</text:p>
          </table:table-cell>
          <table:table-cell table:style-name="ce39" table:formula="of:=[.E48]*25" office:value-type="float" office:value="2" calcext:value-type="float">
            <text:p>2</text:p>
          </table:table-cell>
          <table:table-cell table:style-name="ce105" office:value-type="float" office:value="0.08" calcext:value-type="float">
            <text:p>0,08</text:p>
          </table:table-cell>
          <table:table-cell table:style-name="ce39" table:formula="of:=[.G48]*25" office:value-type="float" office:value="2" calcext:value-type="float">
            <text:p>2</text:p>
          </table:table-cell>
          <table:table-cell table:style-name="ce196" office:value-type="float" office:value="0.08" calcext:value-type="float">
            <text:p>0,08</text:p>
          </table:table-cell>
          <table:table-cell table:style-name="ce39" table:formula="of:=[.I48]*25" office:value-type="float" office:value="2" calcext:value-type="float">
            <text:p>2</text:p>
          </table:table-cell>
          <table:table-cell table:style-name="ce350" office:value-type="float" office:value="0.08" calcext:value-type="float">
            <text:p>0,08</text:p>
          </table:table-cell>
          <table:table-cell table:style-name="Default"/>
          <table:table-cell/>
        </table:table-row>
        <table:table-row table:style-name="ro1">
          <table:table-cell office:value-type="string" calcext:value-type="string">
            <text:p>Butterflies</text:p>
          </table:table-cell>
          <table:table-cell table:style-name="ce39" office:value-type="float" office:value="25" calcext:value-type="float">
            <text:p>25</text:p>
          </table:table-cell>
          <table:table-cell table:style-name="ce39" table:formula="of:=[.B49]/25" office:value-type="float" office:value="1" calcext:value-type="float">
            <text:p>1</text:p>
          </table:table-cell>
          <table:table-cell table:style-name="ce39" table:formula="of:=[.E49]*25" office:value-type="float" office:value="25" calcext:value-type="float">
            <text:p>25</text:p>
          </table:table-cell>
          <table:table-cell table:style-name="ce106" office:value-type="float" office:value="1" calcext:value-type="float">
            <text:p>1</text:p>
          </table:table-cell>
          <table:table-cell table:style-name="ce39" table:formula="of:=[.G49]*25" office:value-type="float" office:value="25" calcext:value-type="float">
            <text:p>25</text:p>
          </table:table-cell>
          <table:table-cell table:style-name="ce197" office:value-type="float" office:value="1" calcext:value-type="float">
            <text:p>1</text:p>
          </table:table-cell>
          <table:table-cell table:style-name="ce39" table:formula="of:=[.I49]*25" office:value-type="float" office:value="25" calcext:value-type="float">
            <text:p>25</text:p>
          </table:table-cell>
          <table:table-cell table:style-name="ce351" office:value-type="float" office:value="1" calcext:value-type="float">
            <text:p>1</text:p>
          </table:table-cell>
          <table:table-cell table:number-columns-repeated="2"/>
        </table:table-row>
        <table:table-row table:style-name="ro1">
          <table:table-cell office:value-type="string" calcext:value-type="string">
            <text:p>Chase</text:p>
          </table:table-cell>
          <table:table-cell table:style-name="ce39" office:value-type="float" office:value="6" calcext:value-type="float">
            <text:p>6</text:p>
          </table:table-cell>
          <table:table-cell table:style-name="ce39" table:formula="of:=[.B50]/25" office:value-type="float" office:value="0.24" calcext:value-type="float">
            <text:p>0,24</text:p>
          </table:table-cell>
          <table:table-cell table:style-name="ce39" table:formula="of:=[.E50]*25" office:value-type="float" office:value="5" calcext:value-type="float">
            <text:p>5</text:p>
          </table:table-cell>
          <table:table-cell table:style-name="ce107" office:value-type="float" office:value="0.2" calcext:value-type="float">
            <text:p>0,2</text:p>
          </table:table-cell>
          <table:table-cell table:style-name="ce39" table:formula="of:=[.G50]*25" office:value-type="float" office:value="7" calcext:value-type="float">
            <text:p>7</text:p>
          </table:table-cell>
          <table:table-cell table:style-name="ce198" office:value-type="float" office:value="0.28" calcext:value-type="float">
            <text:p>0,28</text:p>
          </table:table-cell>
          <table:table-cell table:style-name="ce39" table:formula="of:=[.I50]*25" office:value-type="float" office:value="6" calcext:value-type="float">
            <text:p>6</text:p>
          </table:table-cell>
          <table:table-cell table:style-name="ce352" office:value-type="float" office:value="0.24" calcext:value-type="float">
            <text:p>0,24</text:p>
          </table:table-cell>
          <table:table-cell table:number-columns-repeated="2"/>
        </table:table-row>
        <table:table-row table:style-name="ro1">
          <table:table-cell office:value-type="string" calcext:value-type="string">
            <text:p>Frogs</text:p>
          </table:table-cell>
          <table:table-cell table:style-name="ce39" office:value-type="float" office:value="20" calcext:value-type="float">
            <text:p>20</text:p>
          </table:table-cell>
          <table:table-cell table:style-name="ce39" table:formula="of:=[.B51]/25" office:value-type="float" office:value="0.8" calcext:value-type="float">
            <text:p>0,8</text:p>
          </table:table-cell>
          <table:table-cell table:style-name="ce39" table:formula="of:=[.E51]*25" office:value-type="float" office:value="18" calcext:value-type="float">
            <text:p>18</text:p>
          </table:table-cell>
          <table:table-cell table:style-name="ce108" office:value-type="float" office:value="0.72" calcext:value-type="float">
            <text:p>0,72</text:p>
          </table:table-cell>
          <table:table-cell table:style-name="ce39" table:formula="of:=[.G51]*25" office:value-type="float" office:value="25" calcext:value-type="float">
            <text:p>25</text:p>
          </table:table-cell>
          <table:table-cell table:style-name="ce199" office:value-type="float" office:value="1" calcext:value-type="float">
            <text:p>1</text:p>
          </table:table-cell>
          <table:table-cell table:style-name="ce39" table:formula="of:=[.I51]*25" office:value-type="float" office:value="25" calcext:value-type="float">
            <text:p>25</text:p>
          </table:table-cell>
          <table:table-cell table:style-name="ce353" office:value-type="float" office:value="1" calcext:value-type="float">
            <text:p>1</text:p>
          </table:table-cell>
          <table:table-cell table:number-columns-repeated="2"/>
        </table:table-row>
        <table:table-row table:style-name="ro1">
          <table:table-cell office:value-type="string" calcext:value-type="string">
            <text:p>Missile Command</text:p>
          </table:table-cell>
          <table:table-cell table:style-name="ce39" office:value-type="float" office:value="17" calcext:value-type="float">
            <text:p>17</text:p>
          </table:table-cell>
          <table:table-cell table:style-name="ce39" table:formula="of:=[.B52]/25" office:value-type="float" office:value="0.68" calcext:value-type="float">
            <text:p>0,68</text:p>
          </table:table-cell>
          <table:table-cell table:style-name="ce39" table:formula="of:=[.E52]*25" office:value-type="float" office:value="23" calcext:value-type="float">
            <text:p>23</text:p>
          </table:table-cell>
          <table:table-cell table:style-name="ce109" office:value-type="float" office:value="0.92" calcext:value-type="float">
            <text:p>0,92</text:p>
          </table:table-cell>
          <table:table-cell table:style-name="ce39" table:formula="of:=[.G52]*25" office:value-type="float" office:value="25" calcext:value-type="float">
            <text:p>25</text:p>
          </table:table-cell>
          <table:table-cell table:style-name="ce200" office:value-type="float" office:value="1" calcext:value-type="float">
            <text:p>1</text:p>
          </table:table-cell>
          <table:table-cell table:style-name="ce39" table:formula="of:=[.I52]*25" office:value-type="float" office:value="25" calcext:value-type="float">
            <text:p>25</text:p>
          </table:table-cell>
          <table:table-cell table:style-name="ce354" office:value-type="float" office:value="1" calcext:value-type="float">
            <text:p>1</text:p>
          </table:table-cell>
          <table:table-cell table:number-columns-repeated="2"/>
        </table:table-row>
        <table:table-row table:style-name="ro1">
          <table:table-cell office:value-type="string" calcext:value-type="string">
            <text:p>Portals</text:p>
          </table:table-cell>
          <table:table-cell table:style-name="ce39" office:value-type="float" office:value="17" calcext:value-type="float">
            <text:p>17</text:p>
          </table:table-cell>
          <table:table-cell table:style-name="ce39" table:formula="of:=[.B53]/25" office:value-type="float" office:value="0.68" calcext:value-type="float">
            <text:p>0,68</text:p>
          </table:table-cell>
          <table:table-cell table:style-name="ce39" table:formula="of:=[.E53]*25" office:value-type="float" office:value="18" calcext:value-type="float">
            <text:p>18</text:p>
          </table:table-cell>
          <table:table-cell table:style-name="ce110" office:value-type="float" office:value="0.72" calcext:value-type="float">
            <text:p>0,72</text:p>
          </table:table-cell>
          <table:table-cell table:style-name="ce39" table:formula="of:=[.G53]*25" office:value-type="float" office:value="20" calcext:value-type="float">
            <text:p>20</text:p>
          </table:table-cell>
          <table:table-cell table:style-name="ce201" office:value-type="float" office:value="0.8" calcext:value-type="float">
            <text:p>0,8</text:p>
          </table:table-cell>
          <table:table-cell table:style-name="ce39" table:formula="of:=[.I53]*25" office:value-type="float" office:value="21" calcext:value-type="float">
            <text:p>21</text:p>
          </table:table-cell>
          <table:table-cell table:style-name="ce355" office:value-type="float" office:value="0.84" calcext:value-type="float">
            <text:p>0,84</text:p>
          </table:table-cell>
          <table:table-cell table:number-columns-repeated="2"/>
        </table:table-row>
        <table:table-row table:style-name="ro1">
          <table:table-cell office:value-type="string" calcext:value-type="string">
            <text:p>Sokoban</text:p>
          </table:table-cell>
          <table:table-cell table:style-name="ce39" office:value-type="float" office:value="2" calcext:value-type="float">
            <text:p>2</text:p>
          </table:table-cell>
          <table:table-cell table:style-name="ce39" table:formula="of:=[.B54]/25" office:value-type="float" office:value="0.08" calcext:value-type="float">
            <text:p>0,08</text:p>
          </table:table-cell>
          <table:table-cell table:style-name="ce39" table:formula="of:=[.E54]*25" office:value-type="float" office:value="4" calcext:value-type="float">
            <text:p>4</text:p>
          </table:table-cell>
          <table:table-cell table:style-name="ce111" office:value-type="float" office:value="0.16" calcext:value-type="float">
            <text:p>0,16</text:p>
          </table:table-cell>
          <table:table-cell table:style-name="ce39" table:formula="of:=[.G54]*25" office:value-type="float" office:value="4" calcext:value-type="float">
            <text:p>4</text:p>
          </table:table-cell>
          <table:table-cell table:style-name="ce202" office:value-type="float" office:value="0.16" calcext:value-type="float">
            <text:p>0,16</text:p>
          </table:table-cell>
          <table:table-cell table:style-name="ce39" table:formula="of:=[.I54]*25" office:value-type="float" office:value="7" calcext:value-type="float">
            <text:p>7</text:p>
          </table:table-cell>
          <table:table-cell table:style-name="ce356" office:value-type="float" office:value="0.28" calcext:value-type="float">
            <text:p>0,28</text:p>
          </table:table-cell>
          <table:table-cell table:number-columns-repeated="2"/>
        </table:table-row>
        <table:table-row table:style-name="ro1">
          <table:table-cell office:value-type="string" calcext:value-type="string">
            <text:p>Survive Zombies</text:p>
          </table:table-cell>
          <table:table-cell table:style-name="ce39" office:value-type="float" office:value="12" calcext:value-type="float">
            <text:p>12</text:p>
          </table:table-cell>
          <table:table-cell table:style-name="ce39" table:formula="of:=[.B55]/25" office:value-type="float" office:value="0.48" calcext:value-type="float">
            <text:p>0,48</text:p>
          </table:table-cell>
          <table:table-cell table:style-name="ce39" table:formula="of:=[.E55]*25" office:value-type="float" office:value="13" calcext:value-type="float">
            <text:p>13</text:p>
          </table:table-cell>
          <table:table-cell table:style-name="ce112" office:value-type="float" office:value="0.52" calcext:value-type="float">
            <text:p>0,52</text:p>
          </table:table-cell>
          <table:table-cell table:style-name="ce39" table:formula="of:=[.G55]*25" office:value-type="float" office:value="14" calcext:value-type="float">
            <text:p>14</text:p>
          </table:table-cell>
          <table:table-cell table:style-name="ce203" office:value-type="float" office:value="0.56" calcext:value-type="float">
            <text:p>0,56</text:p>
          </table:table-cell>
          <table:table-cell table:style-name="ce39" table:formula="of:=[.I55]*25" office:value-type="float" office:value="14" calcext:value-type="float">
            <text:p>14</text:p>
          </table:table-cell>
          <table:table-cell table:style-name="ce357" office:value-type="float" office:value="0.56" calcext:value-type="float">
            <text:p>0,56</text:p>
          </table:table-cell>
          <table:table-cell table:number-columns-repeated="2"/>
        </table:table-row>
        <table:table-row table:style-name="ro1">
          <table:table-cell office:value-type="string" calcext:value-type="string">
            <text:p>Zeld</text:p>
          </table:table-cell>
          <table:table-cell table:style-name="ce39" office:value-type="float" office:value="20" calcext:value-type="float">
            <text:p>20</text:p>
          </table:table-cell>
          <table:table-cell table:style-name="ce39" table:formula="of:=[.B56]/25" office:value-type="float" office:value="0.8" calcext:value-type="float">
            <text:p>0,8</text:p>
          </table:table-cell>
          <table:table-cell table:style-name="ce39" table:formula="of:=[.E56]*25" office:value-type="float" office:value="8" calcext:value-type="float">
            <text:p>8</text:p>
          </table:table-cell>
          <table:table-cell table:style-name="ce113" office:value-type="float" office:value="0.32" calcext:value-type="float">
            <text:p>0,32</text:p>
          </table:table-cell>
          <table:table-cell table:style-name="ce39" table:formula="of:=[.G56]*25" office:value-type="float" office:value="10" calcext:value-type="float">
            <text:p>10</text:p>
          </table:table-cell>
          <table:table-cell table:style-name="ce204" office:value-type="float" office:value="0.4" calcext:value-type="float">
            <text:p>0,4</text:p>
          </table:table-cell>
          <table:table-cell table:style-name="ce39" table:formula="of:=[.I56]*25" office:value-type="float" office:value="9" calcext:value-type="float">
            <text:p>9</text:p>
          </table:table-cell>
          <table:table-cell table:style-name="ce358" office:value-type="float" office:value="0.36" calcext:value-type="float">
            <text:p>0,36</text:p>
          </table:table-cell>
          <table:table-cell table:number-columns-repeated="2"/>
        </table:table-row>
        <table:table-row table:style-name="ro1">
          <table:table-cell table:style-name="ce36" office:value-type="string" calcext:value-type="string">
            <text:p>Total</text:p>
          </table:table-cell>
          <table:table-cell table:style-name="ce40" office:value-type="float" office:value="145" calcext:value-type="float">
            <text:p>145</text:p>
          </table:table-cell>
          <table:table-cell table:style-name="ce40" table:formula="of:=SUM([.C47:.C56])/10" office:value-type="float" office:value="0.58" calcext:value-type="float">
            <text:p>0,58</text:p>
          </table:table-cell>
          <table:table-cell table:style-name="ce40" table:formula="of:=SUM([.D47:.D56])" office:value-type="float" office:value="141" calcext:value-type="float">
            <text:p>141</text:p>
          </table:table-cell>
          <table:table-cell table:style-name="ce114" table:formula="of:=SUM([.E47:.E56])/10" office:value-type="float" office:value="0.564" calcext:value-type="float">
            <text:p>0,564</text:p>
          </table:table-cell>
          <table:table-cell table:style-name="ce40" table:formula="of:=SUM([.F47:.F56])" office:value-type="float" office:value="157" calcext:value-type="float">
            <text:p>157</text:p>
          </table:table-cell>
          <table:table-cell table:style-name="ce114" table:formula="of:=SUM([.G47:.G56])/10" office:value-type="float" office:value="0.628" calcext:value-type="float">
            <text:p>0,628</text:p>
          </table:table-cell>
          <table:table-cell table:style-name="ce40" table:formula="of:=SUM([.H47:.H56])" office:value-type="float" office:value="159" calcext:value-type="float">
            <text:p>159</text:p>
          </table:table-cell>
          <table:table-cell table:style-name="ce114" table:formula="of:=SUM([.I47:.I56])/10" office:value-type="float" office:value="0.636" calcext:value-type="float">
            <text:p>0,636</text:p>
          </table:table-cell>
          <table:table-cell table:number-columns-repeated="2"/>
        </table:table-row>
        <table:table-row table:style-name="ro1">
          <table:table-cell table:number-columns-repeated="11"/>
        </table:table-row>
        <table:table-row table:style-name="ro1">
          <table:table-cell office:value-type="string" calcext:value-type="string">
            <text:p>SET2</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table:number-columns-repeated="2"/>
        </table:table-row>
        <table:table-row table:style-name="ro1">
          <table:table-cell office:value-type="string" calcext:value-type="string">
            <text:p>Camel Race</text:p>
          </table:table-cell>
          <table:table-cell table:style-name="ce39" office:value-type="float" office:value="0" calcext:value-type="float">
            <text:p>0</text:p>
          </table:table-cell>
          <table:table-cell table:style-name="ce39" table:formula="of:=[.B60]/25" office:value-type="float" office:value="0" calcext:value-type="float">
            <text:p>0</text:p>
          </table:table-cell>
          <table:table-cell table:style-name="ce39" table:formula="of:=[.E60]*25" office:value-type="float" office:value="3" calcext:value-type="float">
            <text:p>3</text:p>
          </table:table-cell>
          <table:table-cell table:style-name="ce115" office:value-type="float" office:value="0.12" calcext:value-type="float">
            <text:p>0,12</text:p>
          </table:table-cell>
          <table:table-cell table:style-name="ce39" table:formula="of:=[.G60]*25" office:value-type="float" office:value="25" calcext:value-type="float">
            <text:p>25</text:p>
          </table:table-cell>
          <table:table-cell table:style-name="ce205" office:value-type="float" office:value="1" calcext:value-type="float">
            <text:p>1</text:p>
          </table:table-cell>
          <table:table-cell table:style-name="ce39" table:formula="of:=[.I60]*25" office:value-type="float" office:value="25" calcext:value-type="float">
            <text:p>25</text:p>
          </table:table-cell>
          <table:table-cell table:style-name="ce265" office:value-type="float" office:value="1" calcext:value-type="float">
            <text:p>1</text:p>
          </table:table-cell>
          <table:table-cell table:number-columns-repeated="2"/>
        </table:table-row>
        <table:table-row table:style-name="ro1">
          <table:table-cell office:value-type="string" calcext:value-type="string">
            <text:p>Digdug</text:p>
          </table:table-cell>
          <table:table-cell table:style-name="ce39" office:value-type="float" office:value="0" calcext:value-type="float">
            <text:p>0</text:p>
          </table:table-cell>
          <table:table-cell table:style-name="ce39" table:formula="of:=[.B61]/25" office:value-type="float" office:value="0" calcext:value-type="float">
            <text:p>0</text:p>
          </table:table-cell>
          <table:table-cell table:style-name="ce39" table:formula="of:=[.E61]*25" office:value-type="float" office:value="0" calcext:value-type="float">
            <text:p>0</text:p>
          </table:table-cell>
          <table:table-cell table:style-name="ce116" office:value-type="float" office:value="0" calcext:value-type="float">
            <text:p>0</text:p>
          </table:table-cell>
          <table:table-cell table:style-name="ce39" table:formula="of:=[.G61]*25" office:value-type="float" office:value="0" calcext:value-type="float">
            <text:p>0</text:p>
          </table:table-cell>
          <table:table-cell table:style-name="ce206" office:value-type="float" office:value="0" calcext:value-type="float">
            <text:p>0</text:p>
          </table:table-cell>
          <table:table-cell table:style-name="ce39" table:formula="of:=[.I61]*25" office:value-type="float" office:value="0" calcext:value-type="float">
            <text:p>0</text:p>
          </table:table-cell>
          <table:table-cell table:style-name="ce266" office:value-type="float" office:value="0" calcext:value-type="float">
            <text:p>0</text:p>
          </table:table-cell>
          <table:table-cell table:number-columns-repeated="2"/>
        </table:table-row>
        <table:table-row table:style-name="ro1">
          <table:table-cell office:value-type="string" calcext:value-type="string">
            <text:p>Firestorms</text:p>
          </table:table-cell>
          <table:table-cell table:style-name="ce39" office:value-type="float" office:value="11" calcext:value-type="float">
            <text:p>11</text:p>
          </table:table-cell>
          <table:table-cell table:style-name="ce39" table:formula="of:=[.B62]/25" office:value-type="float" office:value="0.44" calcext:value-type="float">
            <text:p>0,44</text:p>
          </table:table-cell>
          <table:table-cell table:style-name="ce39" table:formula="of:=[.E62]*25" office:value-type="float" office:value="13" calcext:value-type="float">
            <text:p>13</text:p>
          </table:table-cell>
          <table:table-cell table:style-name="ce117" office:value-type="float" office:value="0.52" calcext:value-type="float">
            <text:p>0,52</text:p>
          </table:table-cell>
          <table:table-cell table:style-name="ce39" table:formula="of:=[.G62]*25" office:value-type="float" office:value="25" calcext:value-type="float">
            <text:p>25</text:p>
          </table:table-cell>
          <table:table-cell table:style-name="ce207" office:value-type="float" office:value="1" calcext:value-type="float">
            <text:p>1</text:p>
          </table:table-cell>
          <table:table-cell table:style-name="ce39" table:formula="of:=[.I62]*25" office:value-type="float" office:value="25" calcext:value-type="float">
            <text:p>25</text:p>
          </table:table-cell>
          <table:table-cell table:style-name="ce267" office:value-type="float" office:value="1" calcext:value-type="float">
            <text:p>1</text:p>
          </table:table-cell>
          <table:table-cell table:number-columns-repeated="2"/>
        </table:table-row>
        <table:table-row table:style-name="ro1">
          <table:table-cell office:value-type="string" calcext:value-type="string">
            <text:p>Infection</text:p>
          </table:table-cell>
          <table:table-cell table:style-name="ce39" office:value-type="float" office:value="23" calcext:value-type="float">
            <text:p>23</text:p>
          </table:table-cell>
          <table:table-cell table:style-name="ce39" table:formula="of:=[.B63]/25" office:value-type="float" office:value="0.92" calcext:value-type="float">
            <text:p>0,92</text:p>
          </table:table-cell>
          <table:table-cell table:style-name="ce39" table:formula="of:=[.E63]*25" office:value-type="float" office:value="25" calcext:value-type="float">
            <text:p>25</text:p>
          </table:table-cell>
          <table:table-cell table:style-name="ce118" office:value-type="float" office:value="1" calcext:value-type="float">
            <text:p>1</text:p>
          </table:table-cell>
          <table:table-cell table:style-name="ce39" table:formula="of:=[.G63]*25" office:value-type="float" office:value="25" calcext:value-type="float">
            <text:p>25</text:p>
          </table:table-cell>
          <table:table-cell table:style-name="ce208" office:value-type="float" office:value="1" calcext:value-type="float">
            <text:p>1</text:p>
          </table:table-cell>
          <table:table-cell table:style-name="ce39" table:formula="of:=[.I63]*25" office:value-type="float" office:value="25" calcext:value-type="float">
            <text:p>25</text:p>
          </table:table-cell>
          <table:table-cell table:style-name="ce268" office:value-type="float" office:value="1" calcext:value-type="float">
            <text:p>1</text:p>
          </table:table-cell>
          <table:table-cell table:number-columns-repeated="2"/>
        </table:table-row>
        <table:table-row table:style-name="ro1">
          <table:table-cell office:value-type="string" calcext:value-type="string">
            <text:p>Firecaster</text:p>
          </table:table-cell>
          <table:table-cell table:style-name="ce39" office:value-type="float" office:value="0" calcext:value-type="float">
            <text:p>0</text:p>
          </table:table-cell>
          <table:table-cell table:style-name="ce39" table:formula="of:=[.B64]/25" office:value-type="float" office:value="0" calcext:value-type="float">
            <text:p>0</text:p>
          </table:table-cell>
          <table:table-cell table:style-name="ce39" table:formula="of:=[.E64]*25" office:value-type="float" office:value="0" calcext:value-type="float">
            <text:p>0</text:p>
          </table:table-cell>
          <table:table-cell table:style-name="ce119" office:value-type="float" office:value="0" calcext:value-type="float">
            <text:p>0</text:p>
          </table:table-cell>
          <table:table-cell table:style-name="ce39" table:formula="of:=[.G64]*25" office:value-type="float" office:value="0" calcext:value-type="float">
            <text:p>0</text:p>
          </table:table-cell>
          <table:table-cell table:style-name="ce209" office:value-type="float" office:value="0" calcext:value-type="float">
            <text:p>0</text:p>
          </table:table-cell>
          <table:table-cell table:style-name="ce39" table:formula="of:=[.I64]*25" office:value-type="float" office:value="0" calcext:value-type="float">
            <text:p>0</text:p>
          </table:table-cell>
          <table:table-cell table:style-name="ce269" office:value-type="float" office:value="0" calcext:value-type="float">
            <text:p>0</text:p>
          </table:table-cell>
          <table:table-cell table:number-columns-repeated="2"/>
        </table:table-row>
        <table:table-row table:style-name="ro1">
          <table:table-cell office:value-type="string" calcext:value-type="string">
            <text:p>Overload</text:p>
          </table:table-cell>
          <table:table-cell table:style-name="ce39" office:value-type="float" office:value="19" calcext:value-type="float">
            <text:p>19</text:p>
          </table:table-cell>
          <table:table-cell table:style-name="ce39" table:formula="of:=[.B65]/25" office:value-type="float" office:value="0.76" calcext:value-type="float">
            <text:p>0,76</text:p>
          </table:table-cell>
          <table:table-cell table:style-name="ce39" table:formula="of:=[.E65]*25" office:value-type="float" office:value="15" calcext:value-type="float">
            <text:p>15</text:p>
          </table:table-cell>
          <table:table-cell table:style-name="ce120" office:value-type="float" office:value="0.6" calcext:value-type="float">
            <text:p>0,6</text:p>
          </table:table-cell>
          <table:table-cell table:style-name="ce39" table:formula="of:=[.G65]*25" office:value-type="float" office:value="15" calcext:value-type="float">
            <text:p>15</text:p>
          </table:table-cell>
          <table:table-cell table:style-name="ce210" office:value-type="float" office:value="0.6" calcext:value-type="float">
            <text:p>0,6</text:p>
          </table:table-cell>
          <table:table-cell table:style-name="ce39" table:formula="of:=[.I65]*25" office:value-type="float" office:value="12" calcext:value-type="float">
            <text:p>12</text:p>
          </table:table-cell>
          <table:table-cell table:style-name="ce270" office:value-type="float" office:value="0.48" calcext:value-type="float">
            <text:p>0,48</text:p>
          </table:table-cell>
          <table:table-cell table:number-columns-repeated="2"/>
        </table:table-row>
        <table:table-row table:style-name="ro1">
          <table:table-cell office:value-type="string" calcext:value-type="string">
            <text:p>Pacman</text:p>
          </table:table-cell>
          <table:table-cell table:style-name="ce39" office:value-type="float" office:value="1" calcext:value-type="float">
            <text:p>1</text:p>
          </table:table-cell>
          <table:table-cell table:style-name="ce39" table:formula="of:=[.B66]/25" office:value-type="float" office:value="0.04" calcext:value-type="float">
            <text:p>0,04</text:p>
          </table:table-cell>
          <table:table-cell table:style-name="ce39" table:formula="of:=[.E66]*25" office:value-type="float" office:value="0" calcext:value-type="float">
            <text:p>0</text:p>
          </table:table-cell>
          <table:table-cell table:style-name="ce121" office:value-type="float" office:value="0" calcext:value-type="float">
            <text:p>0</text:p>
          </table:table-cell>
          <table:table-cell table:style-name="ce39" table:formula="of:=[.G66]*25" office:value-type="float" office:value="0" calcext:value-type="float">
            <text:p>0</text:p>
          </table:table-cell>
          <table:table-cell table:style-name="ce211" office:value-type="float" office:value="0" calcext:value-type="float">
            <text:p>0</text:p>
          </table:table-cell>
          <table:table-cell table:style-name="ce39" table:formula="of:=[.I66]*25" office:value-type="float" office:value="0" calcext:value-type="float">
            <text:p>0</text:p>
          </table:table-cell>
          <table:table-cell table:style-name="ce271" office:value-type="float" office:value="0" calcext:value-type="float">
            <text:p>0</text:p>
          </table:table-cell>
          <table:table-cell table:number-columns-repeated="2"/>
        </table:table-row>
        <table:table-row table:style-name="ro1">
          <table:table-cell office:value-type="string" calcext:value-type="string">
            <text:p>Seaquest</text:p>
          </table:table-cell>
          <table:table-cell table:style-name="ce39" office:value-type="float" office:value="15" calcext:value-type="float">
            <text:p>15</text:p>
          </table:table-cell>
          <table:table-cell table:style-name="ce39" table:formula="of:=[.B67]/25" office:value-type="float" office:value="0.6" calcext:value-type="float">
            <text:p>0,6</text:p>
          </table:table-cell>
          <table:table-cell table:style-name="ce39" table:formula="of:=[.E67]*25" office:value-type="float" office:value="14" calcext:value-type="float">
            <text:p>14</text:p>
          </table:table-cell>
          <table:table-cell table:style-name="ce122" office:value-type="float" office:value="0.56" calcext:value-type="float">
            <text:p>0,56</text:p>
          </table:table-cell>
          <table:table-cell table:style-name="ce39" table:formula="of:=[.G67]*25" office:value-type="float" office:value="20" calcext:value-type="float">
            <text:p>20</text:p>
          </table:table-cell>
          <table:table-cell table:style-name="ce212" office:value-type="float" office:value="0.8" calcext:value-type="float">
            <text:p>0,8</text:p>
          </table:table-cell>
          <table:table-cell table:style-name="ce39" table:formula="of:=[.I67]*25" office:value-type="float" office:value="21" calcext:value-type="float">
            <text:p>21</text:p>
          </table:table-cell>
          <table:table-cell table:style-name="ce272" office:value-type="float" office:value="0.84" calcext:value-type="float">
            <text:p>0,84</text:p>
          </table:table-cell>
          <table:table-cell table:number-columns-repeated="2"/>
        </table:table-row>
        <table:table-row table:style-name="ro1">
          <table:table-cell office:value-type="string" calcext:value-type="string">
            <text:p>Whackamole</text:p>
          </table:table-cell>
          <table:table-cell table:style-name="ce39" office:value-type="float" office:value="20" calcext:value-type="float">
            <text:p>20</text:p>
          </table:table-cell>
          <table:table-cell table:style-name="ce39" table:formula="of:=[.B68]/25" office:value-type="float" office:value="0.8" calcext:value-type="float">
            <text:p>0,8</text:p>
          </table:table-cell>
          <table:table-cell table:style-name="ce39" table:formula="of:=[.E68]*25" office:value-type="float" office:value="16" calcext:value-type="float">
            <text:p>16</text:p>
          </table:table-cell>
          <table:table-cell table:style-name="ce123" office:value-type="float" office:value="0.64" calcext:value-type="float">
            <text:p>0,64</text:p>
          </table:table-cell>
          <table:table-cell table:style-name="ce39" table:formula="of:=[.G68]*25" office:value-type="float" office:value="19" calcext:value-type="float">
            <text:p>19</text:p>
          </table:table-cell>
          <table:table-cell table:style-name="ce213" office:value-type="float" office:value="0.76" calcext:value-type="float">
            <text:p>0,76</text:p>
          </table:table-cell>
          <table:table-cell table:style-name="ce39" table:formula="of:=[.I68]*25" office:value-type="float" office:value="17" calcext:value-type="float">
            <text:p>17</text:p>
          </table:table-cell>
          <table:table-cell table:style-name="ce273" office:value-type="float" office:value="0.68" calcext:value-type="float">
            <text:p>0,68</text:p>
          </table:table-cell>
          <table:table-cell table:number-columns-repeated="2"/>
        </table:table-row>
        <table:table-row table:style-name="ro1">
          <table:table-cell office:value-type="string" calcext:value-type="string">
            <text:p>Eggomania</text:p>
          </table:table-cell>
          <table:table-cell table:style-name="ce39" office:value-type="float" office:value="15" calcext:value-type="float">
            <text:p>15</text:p>
          </table:table-cell>
          <table:table-cell table:style-name="ce39" table:formula="of:=[.B69]/25" office:value-type="float" office:value="0.6" calcext:value-type="float">
            <text:p>0,6</text:p>
          </table:table-cell>
          <table:table-cell table:style-name="ce39" table:formula="of:=[.E69]*25" office:value-type="float" office:value="16" calcext:value-type="float">
            <text:p>16</text:p>
          </table:table-cell>
          <table:table-cell table:style-name="ce124" office:value-type="float" office:value="0.64" calcext:value-type="float">
            <text:p>0,64</text:p>
          </table:table-cell>
          <table:table-cell table:style-name="ce39" table:formula="of:=[.G69]*25" office:value-type="float" office:value="19" calcext:value-type="float">
            <text:p>19</text:p>
          </table:table-cell>
          <table:table-cell table:style-name="ce214" office:value-type="float" office:value="0.76" calcext:value-type="float">
            <text:p>0,76</text:p>
          </table:table-cell>
          <table:table-cell table:style-name="ce39" table:formula="of:=[.I69]*25" office:value-type="float" office:value="19" calcext:value-type="float">
            <text:p>19</text:p>
          </table:table-cell>
          <table:table-cell table:style-name="ce274" office:value-type="float" office:value="0.76" calcext:value-type="float">
            <text:p>0,76</text:p>
          </table:table-cell>
          <table:table-cell table:number-columns-repeated="2"/>
        </table:table-row>
        <table:table-row table:style-name="ro1">
          <table:table-cell table:style-name="ce36" office:value-type="string" calcext:value-type="string">
            <text:p>Total</text:p>
          </table:table-cell>
          <table:table-cell table:style-name="ce40" office:value-type="float" office:value="104" calcext:value-type="float">
            <text:p>104</text:p>
          </table:table-cell>
          <table:table-cell table:style-name="ce40" table:formula="of:=SUM([.C60:.C69])/10" office:value-type="float" office:value="0.416" calcext:value-type="float">
            <text:p>0,416</text:p>
          </table:table-cell>
          <table:table-cell table:style-name="ce40" table:formula="of:=SUM([.D60:.D69])" office:value-type="float" office:value="102" calcext:value-type="float">
            <text:p>102</text:p>
          </table:table-cell>
          <table:table-cell table:style-name="ce114" table:formula="of:=SUM([.E60:.E69])/10" office:value-type="float" office:value="0.408" calcext:value-type="float">
            <text:p>0,408</text:p>
          </table:table-cell>
          <table:table-cell table:style-name="ce40" table:formula="of:=SUM([.F60:.F69])" office:value-type="float" office:value="148" calcext:value-type="float">
            <text:p>148</text:p>
          </table:table-cell>
          <table:table-cell table:style-name="ce114" table:formula="of:=SUM([.G60:.G69])/10" office:value-type="float" office:value="0.592" calcext:value-type="float">
            <text:p>0,592</text:p>
          </table:table-cell>
          <table:table-cell table:style-name="ce40" table:formula="of:=SUM([.H60:.H69])" office:value-type="float" office:value="144" calcext:value-type="float">
            <text:p>144</text:p>
          </table:table-cell>
          <table:table-cell table:style-name="ce114" table:formula="of:=SUM([.I60:.I69])/10" office:value-type="float" office:value="0.576" calcext:value-type="float">
            <text:p>0,576</text:p>
          </table:table-cell>
          <table:table-cell table:number-columns-repeated="2"/>
        </table:table-row>
        <table:table-row table:style-name="ro1">
          <table:table-cell table:number-columns-repeated="11"/>
        </table:table-row>
        <table:table-row table:style-name="ro1">
          <table:table-cell office:value-type="string" calcext:value-type="string">
            <text:p>SET2</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table:number-columns-repeated="2"/>
        </table:table-row>
        <table:table-row table:style-name="ro1">
          <table:table-cell office:value-type="string" calcext:value-type="string">
            <text:p>Bait</text:p>
          </table:table-cell>
          <table:table-cell table:style-name="ce39" office:value-type="float" office:value="7" calcext:value-type="float">
            <text:p>7</text:p>
          </table:table-cell>
          <table:table-cell table:style-name="ce39" table:formula="of:=[.B73]/25" office:value-type="float" office:value="0.28" calcext:value-type="float">
            <text:p>0,28</text:p>
          </table:table-cell>
          <table:table-cell table:style-name="ce39" table:formula="of:=[.E73]*25" office:value-type="float" office:value="5" calcext:value-type="float">
            <text:p>5</text:p>
          </table:table-cell>
          <table:table-cell table:style-name="ce125" office:value-type="float" office:value="0.2" calcext:value-type="float">
            <text:p>0,2</text:p>
          </table:table-cell>
          <table:table-cell table:style-name="ce39" table:formula="of:=[.G73]*25" office:value-type="float" office:value="5" calcext:value-type="float">
            <text:p>5</text:p>
          </table:table-cell>
          <table:table-cell table:style-name="ce215" office:value-type="float" office:value="0.2" calcext:value-type="float">
            <text:p>0,2</text:p>
          </table:table-cell>
          <table:table-cell table:style-name="ce39" table:formula="of:=[.I73]*25" office:value-type="float" office:value="5" calcext:value-type="float">
            <text:p>5</text:p>
          </table:table-cell>
          <table:table-cell table:style-name="ce370" office:value-type="float" office:value="0.2" calcext:value-type="float">
            <text:p>0,2</text:p>
          </table:table-cell>
          <table:table-cell table:number-columns-repeated="2"/>
        </table:table-row>
        <table:table-row table:style-name="ro1">
          <table:table-cell office:value-type="string" calcext:value-type="string">
            <text:p>Bolo Adventures</text:p>
          </table:table-cell>
          <table:table-cell table:style-name="ce39" office:value-type="float" office:value="0" calcext:value-type="float">
            <text:p>0</text:p>
          </table:table-cell>
          <table:table-cell table:style-name="ce39" table:formula="of:=[.B74]/25" office:value-type="float" office:value="0" calcext:value-type="float">
            <text:p>0</text:p>
          </table:table-cell>
          <table:table-cell table:style-name="ce39" table:formula="of:=[.E74]*25" office:value-type="float" office:value="0" calcext:value-type="float">
            <text:p>0</text:p>
          </table:table-cell>
          <table:table-cell table:style-name="ce126" office:value-type="float" office:value="0" calcext:value-type="float">
            <text:p>0</text:p>
          </table:table-cell>
          <table:table-cell table:style-name="ce39" table:formula="of:=[.G74]*25" office:value-type="float" office:value="5" calcext:value-type="float">
            <text:p>5</text:p>
          </table:table-cell>
          <table:table-cell table:style-name="ce216" office:value-type="float" office:value="0.2" calcext:value-type="float">
            <text:p>0,2</text:p>
          </table:table-cell>
          <table:table-cell table:style-name="ce39" table:formula="of:=[.I74]*25" office:value-type="float" office:value="5" calcext:value-type="float">
            <text:p>5</text:p>
          </table:table-cell>
          <table:table-cell table:style-name="ce371" office:value-type="float" office:value="0.2" calcext:value-type="float">
            <text:p>0,2</text:p>
          </table:table-cell>
          <table:table-cell/>
          <table:table-cell table:style-name="ce35"/>
        </table:table-row>
        <table:table-row table:style-name="ro1">
          <table:table-cell office:value-type="string" calcext:value-type="string">
            <text:p>Brain Man</text:p>
          </table:table-cell>
          <table:table-cell table:style-name="ce39" office:value-type="float" office:value="0" calcext:value-type="float">
            <text:p>0</text:p>
          </table:table-cell>
          <table:table-cell table:style-name="ce39" table:formula="of:=[.B75]/25" office:value-type="float" office:value="0" calcext:value-type="float">
            <text:p>0</text:p>
          </table:table-cell>
          <table:table-cell table:style-name="ce39" table:formula="of:=[.E75]*25" office:value-type="float" office:value="2" calcext:value-type="float">
            <text:p>2</text:p>
          </table:table-cell>
          <table:table-cell table:style-name="ce127" office:value-type="float" office:value="0.08" calcext:value-type="float">
            <text:p>0,08</text:p>
          </table:table-cell>
          <table:table-cell table:style-name="ce39" table:formula="of:=[.G75]*25" office:value-type="float" office:value="2" calcext:value-type="float">
            <text:p>2</text:p>
          </table:table-cell>
          <table:table-cell table:style-name="ce217" office:value-type="float" office:value="0.08" calcext:value-type="float">
            <text:p>0,08</text:p>
          </table:table-cell>
          <table:table-cell table:style-name="ce39" table:formula="of:=[.I75]*25" office:value-type="float" office:value="1" calcext:value-type="float">
            <text:p>1</text:p>
          </table:table-cell>
          <table:table-cell table:style-name="ce372" office:value-type="float" office:value="0.04" calcext:value-type="float">
            <text:p>0,04</text:p>
          </table:table-cell>
          <table:table-cell table:number-columns-repeated="2"/>
        </table:table-row>
        <table:table-row table:style-name="ro1">
          <table:table-cell office:value-type="string" calcext:value-type="string">
            <text:p>Chips Challenge</text:p>
          </table:table-cell>
          <table:table-cell table:style-name="ce39" office:value-type="float" office:value="0" calcext:value-type="float">
            <text:p>0</text:p>
          </table:table-cell>
          <table:table-cell table:style-name="ce39" table:formula="of:=[.B76]/25" office:value-type="float" office:value="0" calcext:value-type="float">
            <text:p>0</text:p>
          </table:table-cell>
          <table:table-cell table:style-name="ce39" table:formula="of:=[.E76]*25" office:value-type="float" office:value="5" calcext:value-type="float">
            <text:p>5</text:p>
          </table:table-cell>
          <table:table-cell table:style-name="ce128" office:value-type="float" office:value="0.2" calcext:value-type="float">
            <text:p>0,2</text:p>
          </table:table-cell>
          <table:table-cell table:style-name="ce39" table:formula="of:=[.G76]*25" office:value-type="float" office:value="4" calcext:value-type="float">
            <text:p>4</text:p>
          </table:table-cell>
          <table:table-cell table:style-name="ce218" office:value-type="float" office:value="0.16" calcext:value-type="float">
            <text:p>0,16</text:p>
          </table:table-cell>
          <table:table-cell table:style-name="ce39" table:formula="of:=[.I76]*25" office:value-type="float" office:value="5" calcext:value-type="float">
            <text:p>5</text:p>
          </table:table-cell>
          <table:table-cell table:style-name="ce373" office:value-type="float" office:value="0.2" calcext:value-type="float">
            <text:p>0,2</text:p>
          </table:table-cell>
          <table:table-cell table:number-columns-repeated="2"/>
        </table:table-row>
        <table:table-row table:style-name="ro1">
          <table:table-cell office:value-type="string" calcext:value-type="string">
            <text:p>Modality</text:p>
          </table:table-cell>
          <table:table-cell table:style-name="ce39" office:value-type="float" office:value="6" calcext:value-type="float">
            <text:p>6</text:p>
          </table:table-cell>
          <table:table-cell table:style-name="ce39" table:formula="of:=[.B77]/25" office:value-type="float" office:value="0.24" calcext:value-type="float">
            <text:p>0,24</text:p>
          </table:table-cell>
          <table:table-cell table:style-name="ce39" table:formula="of:=[.E77]*25" office:value-type="float" office:value="5" calcext:value-type="float">
            <text:p>5</text:p>
          </table:table-cell>
          <table:table-cell table:style-name="ce129" office:value-type="float" office:value="0.2" calcext:value-type="float">
            <text:p>0,2</text:p>
          </table:table-cell>
          <table:table-cell table:style-name="ce39" table:formula="of:=[.G77]*25" office:value-type="float" office:value="5" calcext:value-type="float">
            <text:p>5</text:p>
          </table:table-cell>
          <table:table-cell table:style-name="ce219" office:value-type="float" office:value="0.2" calcext:value-type="float">
            <text:p>0,2</text:p>
          </table:table-cell>
          <table:table-cell table:style-name="ce39" table:formula="of:=[.I77]*25" office:value-type="float" office:value="5" calcext:value-type="float">
            <text:p>5</text:p>
          </table:table-cell>
          <table:table-cell table:style-name="ce374" office:value-type="float" office:value="0.2" calcext:value-type="float">
            <text:p>0,2</text:p>
          </table:table-cell>
          <table:table-cell table:number-columns-repeated="2"/>
        </table:table-row>
        <table:table-row table:style-name="ro1">
          <table:table-cell office:value-type="string" calcext:value-type="string">
            <text:p>Painters</text:p>
          </table:table-cell>
          <table:table-cell table:style-name="ce39" office:value-type="float" office:value="25" calcext:value-type="float">
            <text:p>25</text:p>
          </table:table-cell>
          <table:table-cell table:style-name="ce39" table:formula="of:=[.B78]/25" office:value-type="float" office:value="1" calcext:value-type="float">
            <text:p>1</text:p>
          </table:table-cell>
          <table:table-cell table:style-name="ce39" table:formula="of:=[.E78]*25" office:value-type="float" office:value="19" calcext:value-type="float">
            <text:p>19</text:p>
          </table:table-cell>
          <table:table-cell table:style-name="ce130" office:value-type="float" office:value="0.76" calcext:value-type="float">
            <text:p>0,76</text:p>
          </table:table-cell>
          <table:table-cell table:style-name="ce39" table:formula="of:=[.G78]*25" office:value-type="float" office:value="20" calcext:value-type="float">
            <text:p>20</text:p>
          </table:table-cell>
          <table:table-cell table:style-name="ce220" office:value-type="float" office:value="0.8" calcext:value-type="float">
            <text:p>0,8</text:p>
          </table:table-cell>
          <table:table-cell table:style-name="ce39" table:formula="of:=[.I78]*25" office:value-type="float" office:value="17" calcext:value-type="float">
            <text:p>17</text:p>
          </table:table-cell>
          <table:table-cell table:style-name="ce375" office:value-type="float" office:value="0.68" calcext:value-type="float">
            <text:p>0,68</text:p>
          </table:table-cell>
          <table:table-cell table:number-columns-repeated="2"/>
        </table:table-row>
        <table:table-row table:style-name="ro1">
          <table:table-cell office:value-type="string" calcext:value-type="string">
            <text:p>Real Portals</text:p>
          </table:table-cell>
          <table:table-cell table:style-name="ce39" office:value-type="float" office:value="0" calcext:value-type="float">
            <text:p>0</text:p>
          </table:table-cell>
          <table:table-cell table:style-name="ce39" table:formula="of:=[.B79]/25" office:value-type="float" office:value="0" calcext:value-type="float">
            <text:p>0</text:p>
          </table:table-cell>
          <table:table-cell table:style-name="ce39" table:formula="of:=[.E79]*25" office:value-type="float" office:value="0" calcext:value-type="float">
            <text:p>0</text:p>
          </table:table-cell>
          <table:table-cell table:style-name="ce161" office:value-type="float" office:value="0" calcext:value-type="float">
            <text:p>0</text:p>
          </table:table-cell>
          <table:table-cell table:style-name="ce39" table:formula="of:=[.G79]*25" office:value-type="float" office:value="0" calcext:value-type="float">
            <text:p>0</text:p>
          </table:table-cell>
          <table:table-cell table:style-name="ce221" office:value-type="float" office:value="0" calcext:value-type="float">
            <text:p>0</text:p>
          </table:table-cell>
          <table:table-cell table:style-name="ce39" table:formula="of:=[.I79]*25" office:value-type="float" office:value="0" calcext:value-type="float">
            <text:p>0</text:p>
          </table:table-cell>
          <table:table-cell table:style-name="ce376" office:value-type="float" office:value="0" calcext:value-type="float">
            <text:p>0</text:p>
          </table:table-cell>
          <table:table-cell table:number-columns-repeated="2"/>
        </table:table-row>
        <table:table-row table:style-name="ro1">
          <table:table-cell office:value-type="string" calcext:value-type="string">
            <text:p>Real Sokoban</text:p>
          </table:table-cell>
          <table:table-cell table:style-name="ce39" office:value-type="float" office:value="0" calcext:value-type="float">
            <text:p>0</text:p>
          </table:table-cell>
          <table:table-cell table:style-name="ce39" table:formula="of:=[.B80]/25" office:value-type="float" office:value="0" calcext:value-type="float">
            <text:p>0</text:p>
          </table:table-cell>
          <table:table-cell table:style-name="ce39" table:formula="of:=[.E80]*25" office:value-type="float" office:value="0" calcext:value-type="float">
            <text:p>0</text:p>
          </table:table-cell>
          <table:table-cell table:style-name="ce162" office:value-type="float" office:value="0" calcext:value-type="float">
            <text:p>0</text:p>
          </table:table-cell>
          <table:table-cell table:style-name="ce39" table:formula="of:=[.G80]*25" office:value-type="float" office:value="0" calcext:value-type="float">
            <text:p>0</text:p>
          </table:table-cell>
          <table:table-cell table:style-name="ce222" office:value-type="float" office:value="0" calcext:value-type="float">
            <text:p>0</text:p>
          </table:table-cell>
          <table:table-cell table:style-name="ce39" table:formula="of:=[.I80]*25" office:value-type="float" office:value="0" calcext:value-type="float">
            <text:p>0</text:p>
          </table:table-cell>
          <table:table-cell table:style-name="ce377" office:value-type="float" office:value="0" calcext:value-type="float">
            <text:p>0</text:p>
          </table:table-cell>
          <table:table-cell table:number-columns-repeated="2"/>
        </table:table-row>
        <table:table-row table:style-name="ro1">
          <table:table-cell office:value-type="string" calcext:value-type="string">
            <text:p>The Citadel</text:p>
          </table:table-cell>
          <table:table-cell table:style-name="ce39" office:value-type="float" office:value="1" calcext:value-type="float">
            <text:p>1</text:p>
          </table:table-cell>
          <table:table-cell table:style-name="ce39" table:formula="of:=[.B81]/25" office:value-type="float" office:value="0.04" calcext:value-type="float">
            <text:p>0,04</text:p>
          </table:table-cell>
          <table:table-cell table:style-name="ce39" table:formula="of:=[.E81]*25" office:value-type="float" office:value="4" calcext:value-type="float">
            <text:p>4</text:p>
          </table:table-cell>
          <table:table-cell table:style-name="ce163" office:value-type="float" office:value="0.16" calcext:value-type="float">
            <text:p>0,16</text:p>
          </table:table-cell>
          <table:table-cell table:style-name="ce39" table:formula="of:=[.G81]*25" office:value-type="float" office:value="1" calcext:value-type="float">
            <text:p>1</text:p>
          </table:table-cell>
          <table:table-cell table:style-name="ce223" office:value-type="float" office:value="0.04" calcext:value-type="float">
            <text:p>0,04</text:p>
          </table:table-cell>
          <table:table-cell table:style-name="ce39" table:formula="of:=[.I81]*25" office:value-type="float" office:value="3" calcext:value-type="float">
            <text:p>3</text:p>
          </table:table-cell>
          <table:table-cell table:style-name="ce378" office:value-type="float" office:value="0.12" calcext:value-type="float">
            <text:p>0,12</text:p>
          </table:table-cell>
          <table:table-cell table:number-columns-repeated="2"/>
        </table:table-row>
        <table:table-row table:style-name="ro1">
          <table:table-cell office:value-type="string" calcext:value-type="string">
            <text:p>Zen Puzzle</text:p>
          </table:table-cell>
          <table:table-cell table:style-name="ce39" office:value-type="float" office:value="6" calcext:value-type="float">
            <text:p>6</text:p>
          </table:table-cell>
          <table:table-cell table:style-name="ce39" table:formula="of:=[.B82]/25" office:value-type="float" office:value="0.24" calcext:value-type="float">
            <text:p>0,24</text:p>
          </table:table-cell>
          <table:table-cell table:style-name="ce39" table:formula="of:=[.E82]*25" office:value-type="float" office:value="6" calcext:value-type="float">
            <text:p>6</text:p>
          </table:table-cell>
          <table:table-cell table:style-name="ce164" office:value-type="float" office:value="0.24" calcext:value-type="float">
            <text:p>0,24</text:p>
          </table:table-cell>
          <table:table-cell table:style-name="ce39" table:formula="of:=[.G82]*25" office:value-type="float" office:value="6" calcext:value-type="float">
            <text:p>6</text:p>
          </table:table-cell>
          <table:table-cell table:style-name="ce224" office:value-type="float" office:value="0.24" calcext:value-type="float">
            <text:p>0,24</text:p>
          </table:table-cell>
          <table:table-cell table:style-name="ce39" table:formula="of:=[.I82]*25" office:value-type="float" office:value="8" calcext:value-type="float">
            <text:p>8</text:p>
          </table:table-cell>
          <table:table-cell table:style-name="ce379" office:value-type="float" office:value="0.32" calcext:value-type="float">
            <text:p>0,32</text:p>
          </table:table-cell>
          <table:table-cell table:number-columns-repeated="2"/>
        </table:table-row>
        <table:table-row table:style-name="ro1">
          <table:table-cell table:style-name="ce36" office:value-type="string" calcext:value-type="string">
            <text:p>Total</text:p>
          </table:table-cell>
          <table:table-cell table:style-name="ce40" office:value-type="float" office:value="45" calcext:value-type="float">
            <text:p>45</text:p>
          </table:table-cell>
          <table:table-cell table:style-name="ce40" table:formula="of:=SUM([.C73:.C82])/10" office:value-type="float" office:value="0.18" calcext:value-type="float">
            <text:p>0,18</text:p>
          </table:table-cell>
          <table:table-cell table:style-name="ce40" table:formula="of:=SUM([.D73:.D82])" office:value-type="float" office:value="46" calcext:value-type="float">
            <text:p>46</text:p>
          </table:table-cell>
          <table:table-cell table:style-name="ce229" table:formula="of:=SUM([.E73:.E82])/10" office:value-type="float" office:value="0.184" calcext:value-type="float">
            <text:p>0,184</text:p>
          </table:table-cell>
          <table:table-cell table:style-name="ce40" table:formula="of:=SUM([.F73:.F82])" office:value-type="float" office:value="48" calcext:value-type="float">
            <text:p>48</text:p>
          </table:table-cell>
          <table:table-cell table:style-name="ce114" table:formula="of:=SUM([.G73:.G82])/10" office:value-type="float" office:value="0.192" calcext:value-type="float">
            <text:p>0,192</text:p>
          </table:table-cell>
          <table:table-cell table:style-name="ce40" table:formula="of:=SUM([.H73:.H82])" office:value-type="float" office:value="49" calcext:value-type="float">
            <text:p>49</text:p>
          </table:table-cell>
          <table:table-cell table:style-name="ce114" table:formula="of:=SUM([.I73:.I82])/10" office:value-type="float" office:value="0.196" calcext:value-type="float">
            <text:p>0,196</text:p>
          </table:table-cell>
          <table:table-cell table:number-columns-repeated="2"/>
        </table:table-row>
        <table:table-row table:style-name="ro1" table:number-rows-repeated="83">
          <table:table-cell table:number-columns-repeated="11"/>
        </table:table-row>
        <table:table-row table:style-name="ro1">
          <table:table-cell table:number-columns-repeated="11"/>
        </table:table-row>
        <calcext:conditional-formats>
          <calcext:conditional-format calcext:target-range-address="Hoja1.E2:Hoja1.E2">
            <calcext:condition calcext:apply-style-name="Good" calcext:value="&gt;[.C2]" calcext:base-cell-address="Hoja1.E2"/>
            <calcext:condition calcext:apply-style-name="Bad" calcext:value="&lt;[.C2]" calcext:base-cell-address="Hoja1.E2"/>
          </calcext:conditional-format>
          <calcext:conditional-format calcext:target-range-address="Hoja1.E3:Hoja1.E3">
            <calcext:condition calcext:apply-style-name="Good" calcext:value="&gt;[.C3]" calcext:base-cell-address="Hoja1.E3"/>
            <calcext:condition calcext:apply-style-name="Bad" calcext:value="&lt;[.C3]" calcext:base-cell-address="Hoja1.E3"/>
          </calcext:conditional-format>
          <calcext:conditional-format calcext:target-range-address="Hoja1.E4:Hoja1.E4">
            <calcext:condition calcext:apply-style-name="Good" calcext:value="&gt;[.C4]" calcext:base-cell-address="Hoja1.E4"/>
            <calcext:condition calcext:apply-style-name="Bad" calcext:value="&lt;[.C4]" calcext:base-cell-address="Hoja1.E4"/>
          </calcext:conditional-format>
          <calcext:conditional-format calcext:target-range-address="Hoja1.E5:Hoja1.E5">
            <calcext:condition calcext:apply-style-name="Good" calcext:value="&gt;[.C5]" calcext:base-cell-address="Hoja1.E5"/>
            <calcext:condition calcext:apply-style-name="Bad" calcext:value="&lt;[.C5]" calcext:base-cell-address="Hoja1.E5"/>
          </calcext:conditional-format>
          <calcext:conditional-format calcext:target-range-address="Hoja1.E6:Hoja1.E6">
            <calcext:condition calcext:apply-style-name="Good" calcext:value="&gt;[.C6]" calcext:base-cell-address="Hoja1.E6"/>
            <calcext:condition calcext:apply-style-name="Bad" calcext:value="&lt;[.C6]" calcext:base-cell-address="Hoja1.E6"/>
          </calcext:conditional-format>
          <calcext:conditional-format calcext:target-range-address="Hoja1.E7:Hoja1.E7">
            <calcext:condition calcext:apply-style-name="Good" calcext:value="&gt;[.C7]" calcext:base-cell-address="Hoja1.E7"/>
            <calcext:condition calcext:apply-style-name="Bad" calcext:value="&lt;[.C7]" calcext:base-cell-address="Hoja1.E7"/>
          </calcext:conditional-format>
          <calcext:conditional-format calcext:target-range-address="Hoja1.E8:Hoja1.E8">
            <calcext:condition calcext:apply-style-name="Good" calcext:value="&gt;[.C8]" calcext:base-cell-address="Hoja1.E8"/>
            <calcext:condition calcext:apply-style-name="Bad" calcext:value="&lt;[.C8]" calcext:base-cell-address="Hoja1.E8"/>
          </calcext:conditional-format>
          <calcext:conditional-format calcext:target-range-address="Hoja1.E9:Hoja1.E9">
            <calcext:condition calcext:apply-style-name="Good" calcext:value="&gt;[.C9]" calcext:base-cell-address="Hoja1.E9"/>
            <calcext:condition calcext:apply-style-name="Bad" calcext:value="&lt;[.C9]" calcext:base-cell-address="Hoja1.E9"/>
          </calcext:conditional-format>
          <calcext:conditional-format calcext:target-range-address="Hoja1.E10:Hoja1.E10">
            <calcext:condition calcext:apply-style-name="Good" calcext:value="&gt;[.C10]" calcext:base-cell-address="Hoja1.E10"/>
            <calcext:condition calcext:apply-style-name="Bad" calcext:value="&lt;[.C10]" calcext:base-cell-address="Hoja1.E10"/>
          </calcext:conditional-format>
          <calcext:conditional-format calcext:target-range-address="Hoja1.E11:Hoja1.E11">
            <calcext:condition calcext:apply-style-name="Good" calcext:value="&gt;[.C11]" calcext:base-cell-address="Hoja1.E11"/>
            <calcext:condition calcext:apply-style-name="Bad" calcext:value="&lt;[.C11]" calcext:base-cell-address="Hoja1.E11"/>
          </calcext:conditional-format>
          <calcext:conditional-format calcext:target-range-address="Hoja1.E15:Hoja1.E15">
            <calcext:condition calcext:apply-style-name="Good" calcext:value="&gt;[.C15]" calcext:base-cell-address="Hoja1.E15"/>
            <calcext:condition calcext:apply-style-name="Bad" calcext:value="&lt;[.C15]" calcext:base-cell-address="Hoja1.E15"/>
          </calcext:conditional-format>
          <calcext:conditional-format calcext:target-range-address="Hoja1.E16:Hoja1.E16">
            <calcext:condition calcext:apply-style-name="Good" calcext:value="&gt;[.C16]" calcext:base-cell-address="Hoja1.E16"/>
            <calcext:condition calcext:apply-style-name="Bad" calcext:value="&lt;[.C16]" calcext:base-cell-address="Hoja1.E16"/>
          </calcext:conditional-format>
          <calcext:conditional-format calcext:target-range-address="Hoja1.E17:Hoja1.E17">
            <calcext:condition calcext:apply-style-name="Good" calcext:value="&gt;[.C17]" calcext:base-cell-address="Hoja1.E17"/>
            <calcext:condition calcext:apply-style-name="Bad" calcext:value="&lt;[.C17]" calcext:base-cell-address="Hoja1.E17"/>
          </calcext:conditional-format>
          <calcext:conditional-format calcext:target-range-address="Hoja1.E18:Hoja1.E18">
            <calcext:condition calcext:apply-style-name="Good" calcext:value="&gt;[.C18]" calcext:base-cell-address="Hoja1.E18"/>
            <calcext:condition calcext:apply-style-name="Bad" calcext:value="&lt;[.C18]" calcext:base-cell-address="Hoja1.E18"/>
          </calcext:conditional-format>
          <calcext:conditional-format calcext:target-range-address="Hoja1.E19:Hoja1.E19">
            <calcext:condition calcext:apply-style-name="Good" calcext:value="&gt;[.C19]" calcext:base-cell-address="Hoja1.E19"/>
            <calcext:condition calcext:apply-style-name="Bad" calcext:value="&lt;[.C19]" calcext:base-cell-address="Hoja1.E19"/>
          </calcext:conditional-format>
          <calcext:conditional-format calcext:target-range-address="Hoja1.E20:Hoja1.E20">
            <calcext:condition calcext:apply-style-name="Good" calcext:value="&gt;[.C20]" calcext:base-cell-address="Hoja1.E20"/>
            <calcext:condition calcext:apply-style-name="Bad" calcext:value="&lt;[.C20]" calcext:base-cell-address="Hoja1.E20"/>
          </calcext:conditional-format>
          <calcext:conditional-format calcext:target-range-address="Hoja1.E21:Hoja1.E21">
            <calcext:condition calcext:apply-style-name="Good" calcext:value="&gt;[.C21]" calcext:base-cell-address="Hoja1.E21"/>
            <calcext:condition calcext:apply-style-name="Bad" calcext:value="&lt;[.C21]" calcext:base-cell-address="Hoja1.E21"/>
          </calcext:conditional-format>
          <calcext:conditional-format calcext:target-range-address="Hoja1.E22:Hoja1.E22">
            <calcext:condition calcext:apply-style-name="Good" calcext:value="&gt;[.C22]" calcext:base-cell-address="Hoja1.E22"/>
            <calcext:condition calcext:apply-style-name="Bad" calcext:value="&lt;[.C22]" calcext:base-cell-address="Hoja1.E22"/>
          </calcext:conditional-format>
          <calcext:conditional-format calcext:target-range-address="Hoja1.E23:Hoja1.E23">
            <calcext:condition calcext:apply-style-name="Good" calcext:value="&gt;[.C23]" calcext:base-cell-address="Hoja1.E23"/>
            <calcext:condition calcext:apply-style-name="Bad" calcext:value="&lt;[.C23]" calcext:base-cell-address="Hoja1.E23"/>
          </calcext:conditional-format>
          <calcext:conditional-format calcext:target-range-address="Hoja1.E24:Hoja1.E24">
            <calcext:condition calcext:apply-style-name="Good" calcext:value="&gt;[.C24]" calcext:base-cell-address="Hoja1.E24"/>
            <calcext:condition calcext:apply-style-name="Bad" calcext:value="&lt;[.C24]" calcext:base-cell-address="Hoja1.E24"/>
          </calcext:conditional-format>
          <calcext:conditional-format calcext:target-range-address="Hoja1.E28:Hoja1.E28">
            <calcext:condition calcext:apply-style-name="Good" calcext:value="&gt;[.C28]" calcext:base-cell-address="Hoja1.E28"/>
            <calcext:condition calcext:apply-style-name="Bad" calcext:value="&lt;[.C28]" calcext:base-cell-address="Hoja1.E28"/>
          </calcext:conditional-format>
          <calcext:conditional-format calcext:target-range-address="Hoja1.E29:Hoja1.E29">
            <calcext:condition calcext:apply-style-name="Good" calcext:value="&gt;[.C29]" calcext:base-cell-address="Hoja1.E29"/>
            <calcext:condition calcext:apply-style-name="Bad" calcext:value="&lt;[.C29]" calcext:base-cell-address="Hoja1.E29"/>
          </calcext:conditional-format>
          <calcext:conditional-format calcext:target-range-address="Hoja1.E30:Hoja1.E30">
            <calcext:condition calcext:apply-style-name="Good" calcext:value="&gt;[.C30]" calcext:base-cell-address="Hoja1.E30"/>
            <calcext:condition calcext:apply-style-name="Bad" calcext:value="&lt;[.C30]" calcext:base-cell-address="Hoja1.E30"/>
          </calcext:conditional-format>
          <calcext:conditional-format calcext:target-range-address="Hoja1.E31:Hoja1.E31">
            <calcext:condition calcext:apply-style-name="Good" calcext:value="&gt;[.C31]" calcext:base-cell-address="Hoja1.E31"/>
            <calcext:condition calcext:apply-style-name="Bad" calcext:value="&lt;[.C31]" calcext:base-cell-address="Hoja1.E31"/>
          </calcext:conditional-format>
          <calcext:conditional-format calcext:target-range-address="Hoja1.E32:Hoja1.E32">
            <calcext:condition calcext:apply-style-name="Good" calcext:value="&gt;[.C32]" calcext:base-cell-address="Hoja1.E32"/>
            <calcext:condition calcext:apply-style-name="Bad" calcext:value="&lt;[.C32]" calcext:base-cell-address="Hoja1.E32"/>
          </calcext:conditional-format>
          <calcext:conditional-format calcext:target-range-address="Hoja1.E33:Hoja1.E33">
            <calcext:condition calcext:apply-style-name="Good" calcext:value="&gt;[.C33]" calcext:base-cell-address="Hoja1.E33"/>
            <calcext:condition calcext:apply-style-name="Bad" calcext:value="&lt;[.C33]" calcext:base-cell-address="Hoja1.E33"/>
          </calcext:conditional-format>
          <calcext:conditional-format calcext:target-range-address="Hoja1.E34:Hoja1.E34">
            <calcext:condition calcext:apply-style-name="Good" calcext:value="&gt;[.C34]" calcext:base-cell-address="Hoja1.E34"/>
            <calcext:condition calcext:apply-style-name="Bad" calcext:value="&lt;[.C34]" calcext:base-cell-address="Hoja1.E34"/>
          </calcext:conditional-format>
          <calcext:conditional-format calcext:target-range-address="Hoja1.E35:Hoja1.E35">
            <calcext:condition calcext:apply-style-name="Good" calcext:value="&gt;[.C35]" calcext:base-cell-address="Hoja1.E35"/>
            <calcext:condition calcext:apply-style-name="Bad" calcext:value="&lt;[.C35]" calcext:base-cell-address="Hoja1.E35"/>
          </calcext:conditional-format>
          <calcext:conditional-format calcext:target-range-address="Hoja1.E36:Hoja1.E36">
            <calcext:condition calcext:apply-style-name="Good" calcext:value="&gt;[.C36]" calcext:base-cell-address="Hoja1.E36"/>
            <calcext:condition calcext:apply-style-name="Bad" calcext:value="&lt;[.C36]" calcext:base-cell-address="Hoja1.E36"/>
          </calcext:conditional-format>
          <calcext:conditional-format calcext:target-range-address="Hoja1.E37:Hoja1.E37">
            <calcext:condition calcext:apply-style-name="Good" calcext:value="&gt;[.C37]" calcext:base-cell-address="Hoja1.E37"/>
            <calcext:condition calcext:apply-style-name="Bad" calcext:value="&lt;[.C37]" calcext:base-cell-address="Hoja1.E37"/>
          </calcext:conditional-format>
          <calcext:conditional-format calcext:target-range-address="Hoja1.G2:Hoja1.G2">
            <calcext:condition calcext:apply-style-name="Good" calcext:value="&gt;[.E2]" calcext:base-cell-address="Hoja1.G2"/>
            <calcext:condition calcext:apply-style-name="Bad" calcext:value="&lt;[.E2]" calcext:base-cell-address="Hoja1.G2"/>
          </calcext:conditional-format>
          <calcext:conditional-format calcext:target-range-address="Hoja1.G3:Hoja1.G3">
            <calcext:condition calcext:apply-style-name="Good" calcext:value="&gt;[.E3]" calcext:base-cell-address="Hoja1.G3"/>
            <calcext:condition calcext:apply-style-name="Bad" calcext:value="&lt;[.E3]" calcext:base-cell-address="Hoja1.G3"/>
          </calcext:conditional-format>
          <calcext:conditional-format calcext:target-range-address="Hoja1.G4:Hoja1.G4">
            <calcext:condition calcext:apply-style-name="Good" calcext:value="&gt;[.E4]" calcext:base-cell-address="Hoja1.G4"/>
            <calcext:condition calcext:apply-style-name="Bad" calcext:value="&lt;[.E4]" calcext:base-cell-address="Hoja1.G4"/>
          </calcext:conditional-format>
          <calcext:conditional-format calcext:target-range-address="Hoja1.G5:Hoja1.G5">
            <calcext:condition calcext:apply-style-name="Good" calcext:value="&gt;[.E5]" calcext:base-cell-address="Hoja1.G5"/>
            <calcext:condition calcext:apply-style-name="Bad" calcext:value="&lt;[.E5]" calcext:base-cell-address="Hoja1.G5"/>
          </calcext:conditional-format>
          <calcext:conditional-format calcext:target-range-address="Hoja1.G6:Hoja1.G6">
            <calcext:condition calcext:apply-style-name="Good" calcext:value="&gt;[.E6]" calcext:base-cell-address="Hoja1.G6"/>
            <calcext:condition calcext:apply-style-name="Bad" calcext:value="&lt;[.E6]" calcext:base-cell-address="Hoja1.G6"/>
          </calcext:conditional-format>
          <calcext:conditional-format calcext:target-range-address="Hoja1.G7:Hoja1.G7">
            <calcext:condition calcext:apply-style-name="Good" calcext:value="&gt;[.E7]" calcext:base-cell-address="Hoja1.G7"/>
            <calcext:condition calcext:apply-style-name="Bad" calcext:value="&lt;[.E7]" calcext:base-cell-address="Hoja1.G7"/>
          </calcext:conditional-format>
          <calcext:conditional-format calcext:target-range-address="Hoja1.G8:Hoja1.G8">
            <calcext:condition calcext:apply-style-name="Good" calcext:value="&gt;[.E8]" calcext:base-cell-address="Hoja1.G8"/>
            <calcext:condition calcext:apply-style-name="Bad" calcext:value="&lt;[.E8]" calcext:base-cell-address="Hoja1.G8"/>
          </calcext:conditional-format>
          <calcext:conditional-format calcext:target-range-address="Hoja1.G9:Hoja1.G9">
            <calcext:condition calcext:apply-style-name="Good" calcext:value="&gt;[.E9]" calcext:base-cell-address="Hoja1.G9"/>
            <calcext:condition calcext:apply-style-name="Bad" calcext:value="&lt;[.E9]" calcext:base-cell-address="Hoja1.G9"/>
          </calcext:conditional-format>
          <calcext:conditional-format calcext:target-range-address="Hoja1.G10:Hoja1.G10">
            <calcext:condition calcext:apply-style-name="Good" calcext:value="&gt;[.E10]" calcext:base-cell-address="Hoja1.G10"/>
            <calcext:condition calcext:apply-style-name="Bad" calcext:value="&lt;[.E10]" calcext:base-cell-address="Hoja1.G10"/>
          </calcext:conditional-format>
          <calcext:conditional-format calcext:target-range-address="Hoja1.G11:Hoja1.G11">
            <calcext:condition calcext:apply-style-name="Good" calcext:value="&gt;[.E11]" calcext:base-cell-address="Hoja1.G11"/>
            <calcext:condition calcext:apply-style-name="Bad" calcext:value="&lt;[.E11]" calcext:base-cell-address="Hoja1.G11"/>
          </calcext:conditional-format>
          <calcext:conditional-format calcext:target-range-address="Hoja1.G15:Hoja1.G15">
            <calcext:condition calcext:apply-style-name="Good" calcext:value="&gt;[.E15]" calcext:base-cell-address="Hoja1.G15"/>
            <calcext:condition calcext:apply-style-name="Bad" calcext:value="&lt;[.E15]" calcext:base-cell-address="Hoja1.G15"/>
          </calcext:conditional-format>
          <calcext:conditional-format calcext:target-range-address="Hoja1.G16:Hoja1.G16">
            <calcext:condition calcext:apply-style-name="Good" calcext:value="&gt;[.E16]" calcext:base-cell-address="Hoja1.G16"/>
            <calcext:condition calcext:apply-style-name="Bad" calcext:value="&lt;[.E16]" calcext:base-cell-address="Hoja1.G16"/>
          </calcext:conditional-format>
          <calcext:conditional-format calcext:target-range-address="Hoja1.G17:Hoja1.G17">
            <calcext:condition calcext:apply-style-name="Good" calcext:value="&gt;[.E17]" calcext:base-cell-address="Hoja1.G17"/>
            <calcext:condition calcext:apply-style-name="Bad" calcext:value="&lt;[.E17]" calcext:base-cell-address="Hoja1.G17"/>
          </calcext:conditional-format>
          <calcext:conditional-format calcext:target-range-address="Hoja1.G18:Hoja1.G18">
            <calcext:condition calcext:apply-style-name="Good" calcext:value="&gt;[.E18]" calcext:base-cell-address="Hoja1.G18"/>
            <calcext:condition calcext:apply-style-name="Bad" calcext:value="&lt;[.E18]" calcext:base-cell-address="Hoja1.G18"/>
          </calcext:conditional-format>
          <calcext:conditional-format calcext:target-range-address="Hoja1.G19:Hoja1.G19">
            <calcext:condition calcext:apply-style-name="Good" calcext:value="&gt;[.E19]" calcext:base-cell-address="Hoja1.G19"/>
            <calcext:condition calcext:apply-style-name="Bad" calcext:value="&lt;[.E19]" calcext:base-cell-address="Hoja1.G19"/>
          </calcext:conditional-format>
          <calcext:conditional-format calcext:target-range-address="Hoja1.G20:Hoja1.G20">
            <calcext:condition calcext:apply-style-name="Good" calcext:value="&gt;[.E20]" calcext:base-cell-address="Hoja1.G20"/>
            <calcext:condition calcext:apply-style-name="Bad" calcext:value="&lt;[.E20]" calcext:base-cell-address="Hoja1.G20"/>
          </calcext:conditional-format>
          <calcext:conditional-format calcext:target-range-address="Hoja1.G21:Hoja1.G21">
            <calcext:condition calcext:apply-style-name="Good" calcext:value="&gt;[.E21]" calcext:base-cell-address="Hoja1.G21"/>
            <calcext:condition calcext:apply-style-name="Bad" calcext:value="&lt;[.E21]" calcext:base-cell-address="Hoja1.G21"/>
          </calcext:conditional-format>
          <calcext:conditional-format calcext:target-range-address="Hoja1.G22:Hoja1.G22">
            <calcext:condition calcext:apply-style-name="Good" calcext:value="&gt;[.E22]" calcext:base-cell-address="Hoja1.G22"/>
            <calcext:condition calcext:apply-style-name="Bad" calcext:value="&lt;[.E22]" calcext:base-cell-address="Hoja1.G22"/>
          </calcext:conditional-format>
          <calcext:conditional-format calcext:target-range-address="Hoja1.G23:Hoja1.G23">
            <calcext:condition calcext:apply-style-name="Good" calcext:value="&gt;[.E23]" calcext:base-cell-address="Hoja1.G23"/>
            <calcext:condition calcext:apply-style-name="Bad" calcext:value="&lt;[.E23]" calcext:base-cell-address="Hoja1.G23"/>
          </calcext:conditional-format>
          <calcext:conditional-format calcext:target-range-address="Hoja1.G24:Hoja1.G24">
            <calcext:condition calcext:apply-style-name="Good" calcext:value="&gt;[.E24]" calcext:base-cell-address="Hoja1.G24"/>
            <calcext:condition calcext:apply-style-name="Bad" calcext:value="&lt;[.E24]" calcext:base-cell-address="Hoja1.G24"/>
          </calcext:conditional-format>
          <calcext:conditional-format calcext:target-range-address="Hoja1.G28:Hoja1.G28">
            <calcext:condition calcext:apply-style-name="Good" calcext:value="&gt;[.E28]" calcext:base-cell-address="Hoja1.G28"/>
            <calcext:condition calcext:apply-style-name="Bad" calcext:value="&lt;[.E28]" calcext:base-cell-address="Hoja1.G28"/>
          </calcext:conditional-format>
          <calcext:conditional-format calcext:target-range-address="Hoja1.G29:Hoja1.G29">
            <calcext:condition calcext:apply-style-name="Good" calcext:value="&gt;[.E29]" calcext:base-cell-address="Hoja1.G29"/>
            <calcext:condition calcext:apply-style-name="Bad" calcext:value="&lt;[.E29]" calcext:base-cell-address="Hoja1.G29"/>
          </calcext:conditional-format>
          <calcext:conditional-format calcext:target-range-address="Hoja1.G30:Hoja1.G30">
            <calcext:condition calcext:apply-style-name="Good" calcext:value="&gt;[.E30]" calcext:base-cell-address="Hoja1.G30"/>
            <calcext:condition calcext:apply-style-name="Bad" calcext:value="&lt;[.E30]" calcext:base-cell-address="Hoja1.G30"/>
          </calcext:conditional-format>
          <calcext:conditional-format calcext:target-range-address="Hoja1.G31:Hoja1.G31">
            <calcext:condition calcext:apply-style-name="Good" calcext:value="&gt;[.E31]" calcext:base-cell-address="Hoja1.G31"/>
            <calcext:condition calcext:apply-style-name="Bad" calcext:value="&lt;[.E31]" calcext:base-cell-address="Hoja1.G31"/>
          </calcext:conditional-format>
          <calcext:conditional-format calcext:target-range-address="Hoja1.G32:Hoja1.G32">
            <calcext:condition calcext:apply-style-name="Good" calcext:value="&gt;[.E32]" calcext:base-cell-address="Hoja1.G32"/>
            <calcext:condition calcext:apply-style-name="Bad" calcext:value="&lt;[.E32]" calcext:base-cell-address="Hoja1.G32"/>
          </calcext:conditional-format>
          <calcext:conditional-format calcext:target-range-address="Hoja1.G33:Hoja1.G33">
            <calcext:condition calcext:apply-style-name="Good" calcext:value="&gt;[.E33]" calcext:base-cell-address="Hoja1.G33"/>
            <calcext:condition calcext:apply-style-name="Bad" calcext:value="&lt;[.E33]" calcext:base-cell-address="Hoja1.G33"/>
          </calcext:conditional-format>
          <calcext:conditional-format calcext:target-range-address="Hoja1.G34:Hoja1.G34">
            <calcext:condition calcext:apply-style-name="Good" calcext:value="&gt;[.E34]" calcext:base-cell-address="Hoja1.G34"/>
            <calcext:condition calcext:apply-style-name="Bad" calcext:value="&lt;[.E34]" calcext:base-cell-address="Hoja1.G34"/>
          </calcext:conditional-format>
          <calcext:conditional-format calcext:target-range-address="Hoja1.G35:Hoja1.G35">
            <calcext:condition calcext:apply-style-name="Good" calcext:value="&gt;[.E35]" calcext:base-cell-address="Hoja1.G35"/>
            <calcext:condition calcext:apply-style-name="Bad" calcext:value="&lt;[.E35]" calcext:base-cell-address="Hoja1.G35"/>
          </calcext:conditional-format>
          <calcext:conditional-format calcext:target-range-address="Hoja1.G36:Hoja1.G36">
            <calcext:condition calcext:apply-style-name="Good" calcext:value="&gt;[.E36]" calcext:base-cell-address="Hoja1.G36"/>
            <calcext:condition calcext:apply-style-name="Bad" calcext:value="&lt;[.E36]" calcext:base-cell-address="Hoja1.G36"/>
          </calcext:conditional-format>
          <calcext:conditional-format calcext:target-range-address="Hoja1.G37:Hoja1.G37">
            <calcext:condition calcext:apply-style-name="Good" calcext:value="&gt;[.E37]" calcext:base-cell-address="Hoja1.G37"/>
            <calcext:condition calcext:apply-style-name="Bad" calcext:value="&lt;[.E37]" calcext:base-cell-address="Hoja1.G37"/>
          </calcext:conditional-format>
          <calcext:conditional-format calcext:target-range-address="Hoja1.I2:Hoja1.I2">
            <calcext:condition calcext:apply-style-name="Good" calcext:value="&gt;[.G2]" calcext:base-cell-address="Hoja1.I2"/>
            <calcext:condition calcext:apply-style-name="Bad" calcext:value="&lt;[.G2]" calcext:base-cell-address="Hoja1.I2"/>
          </calcext:conditional-format>
          <calcext:conditional-format calcext:target-range-address="Hoja1.I3:Hoja1.I3">
            <calcext:condition calcext:apply-style-name="Good" calcext:value="&gt;[.G3]" calcext:base-cell-address="Hoja1.I3"/>
            <calcext:condition calcext:apply-style-name="Bad" calcext:value="&lt;[.G3]" calcext:base-cell-address="Hoja1.I3"/>
          </calcext:conditional-format>
          <calcext:conditional-format calcext:target-range-address="Hoja1.I4:Hoja1.I4">
            <calcext:condition calcext:apply-style-name="Good" calcext:value="&gt;[.G4]" calcext:base-cell-address="Hoja1.I4"/>
            <calcext:condition calcext:apply-style-name="Bad" calcext:value="&lt;[.G4]" calcext:base-cell-address="Hoja1.I4"/>
          </calcext:conditional-format>
          <calcext:conditional-format calcext:target-range-address="Hoja1.I5:Hoja1.I5">
            <calcext:condition calcext:apply-style-name="Good" calcext:value="&gt;[.G5]" calcext:base-cell-address="Hoja1.I5"/>
            <calcext:condition calcext:apply-style-name="Bad" calcext:value="&lt;[.G5]" calcext:base-cell-address="Hoja1.I5"/>
          </calcext:conditional-format>
          <calcext:conditional-format calcext:target-range-address="Hoja1.I6:Hoja1.I6">
            <calcext:condition calcext:apply-style-name="Good" calcext:value="&gt;[.G6]" calcext:base-cell-address="Hoja1.I6"/>
            <calcext:condition calcext:apply-style-name="Bad" calcext:value="&lt;[.G6]" calcext:base-cell-address="Hoja1.I6"/>
          </calcext:conditional-format>
          <calcext:conditional-format calcext:target-range-address="Hoja1.I7:Hoja1.I7">
            <calcext:condition calcext:apply-style-name="Good" calcext:value="&gt;[.G7]" calcext:base-cell-address="Hoja1.I7"/>
            <calcext:condition calcext:apply-style-name="Bad" calcext:value="&lt;[.G7]" calcext:base-cell-address="Hoja1.I7"/>
          </calcext:conditional-format>
          <calcext:conditional-format calcext:target-range-address="Hoja1.I8:Hoja1.I8">
            <calcext:condition calcext:apply-style-name="Good" calcext:value="&gt;[.G8]" calcext:base-cell-address="Hoja1.I8"/>
            <calcext:condition calcext:apply-style-name="Bad" calcext:value="&lt;[.G8]" calcext:base-cell-address="Hoja1.I8"/>
          </calcext:conditional-format>
          <calcext:conditional-format calcext:target-range-address="Hoja1.I9:Hoja1.I9">
            <calcext:condition calcext:apply-style-name="Good" calcext:value="&gt;[.G9]" calcext:base-cell-address="Hoja1.I9"/>
            <calcext:condition calcext:apply-style-name="Bad" calcext:value="&lt;[.G9]" calcext:base-cell-address="Hoja1.I9"/>
          </calcext:conditional-format>
          <calcext:conditional-format calcext:target-range-address="Hoja1.I10:Hoja1.I10">
            <calcext:condition calcext:apply-style-name="Good" calcext:value="&gt;[.G10]" calcext:base-cell-address="Hoja1.I10"/>
            <calcext:condition calcext:apply-style-name="Bad" calcext:value="&lt;[.G10]" calcext:base-cell-address="Hoja1.I10"/>
          </calcext:conditional-format>
          <calcext:conditional-format calcext:target-range-address="Hoja1.I11:Hoja1.I11">
            <calcext:condition calcext:apply-style-name="Good" calcext:value="&gt;[.G11]" calcext:base-cell-address="Hoja1.I11"/>
            <calcext:condition calcext:apply-style-name="Bad" calcext:value="&lt;[.G11]" calcext:base-cell-address="Hoja1.I11"/>
          </calcext:conditional-format>
          <calcext:conditional-format calcext:target-range-address="Hoja1.I15:Hoja1.I15">
            <calcext:condition calcext:apply-style-name="Good" calcext:value="&gt;[.G15]" calcext:base-cell-address="Hoja1.I15"/>
            <calcext:condition calcext:apply-style-name="Bad" calcext:value="&lt;[.G15]" calcext:base-cell-address="Hoja1.I15"/>
          </calcext:conditional-format>
          <calcext:conditional-format calcext:target-range-address="Hoja1.I16:Hoja1.I16">
            <calcext:condition calcext:apply-style-name="Good" calcext:value="&gt;[.G16]" calcext:base-cell-address="Hoja1.I16"/>
            <calcext:condition calcext:apply-style-name="Bad" calcext:value="&lt;[.G16]" calcext:base-cell-address="Hoja1.I16"/>
          </calcext:conditional-format>
          <calcext:conditional-format calcext:target-range-address="Hoja1.I17:Hoja1.I17">
            <calcext:condition calcext:apply-style-name="Good" calcext:value="&gt;[.G17]" calcext:base-cell-address="Hoja1.I17"/>
            <calcext:condition calcext:apply-style-name="Bad" calcext:value="&lt;[.G17]" calcext:base-cell-address="Hoja1.I17"/>
          </calcext:conditional-format>
          <calcext:conditional-format calcext:target-range-address="Hoja1.I18:Hoja1.I18">
            <calcext:condition calcext:apply-style-name="Good" calcext:value="&gt;[.G18]" calcext:base-cell-address="Hoja1.I18"/>
            <calcext:condition calcext:apply-style-name="Bad" calcext:value="&lt;[.G18]" calcext:base-cell-address="Hoja1.I18"/>
          </calcext:conditional-format>
          <calcext:conditional-format calcext:target-range-address="Hoja1.I19:Hoja1.I19">
            <calcext:condition calcext:apply-style-name="Good" calcext:value="&gt;[.G19]" calcext:base-cell-address="Hoja1.I19"/>
            <calcext:condition calcext:apply-style-name="Bad" calcext:value="&lt;[.G19]" calcext:base-cell-address="Hoja1.I19"/>
          </calcext:conditional-format>
          <calcext:conditional-format calcext:target-range-address="Hoja1.I20:Hoja1.I20">
            <calcext:condition calcext:apply-style-name="Good" calcext:value="&gt;[.G20]" calcext:base-cell-address="Hoja1.I20"/>
            <calcext:condition calcext:apply-style-name="Bad" calcext:value="&lt;[.G20]" calcext:base-cell-address="Hoja1.I20"/>
          </calcext:conditional-format>
          <calcext:conditional-format calcext:target-range-address="Hoja1.I21:Hoja1.I21">
            <calcext:condition calcext:apply-style-name="Good" calcext:value="&gt;[.G21]" calcext:base-cell-address="Hoja1.I21"/>
            <calcext:condition calcext:apply-style-name="Bad" calcext:value="&lt;[.G21]" calcext:base-cell-address="Hoja1.I21"/>
          </calcext:conditional-format>
          <calcext:conditional-format calcext:target-range-address="Hoja1.I22:Hoja1.I22">
            <calcext:condition calcext:apply-style-name="Good" calcext:value="&gt;[.G22]" calcext:base-cell-address="Hoja1.I22"/>
            <calcext:condition calcext:apply-style-name="Bad" calcext:value="&lt;[.G22]" calcext:base-cell-address="Hoja1.I22"/>
          </calcext:conditional-format>
          <calcext:conditional-format calcext:target-range-address="Hoja1.I23:Hoja1.I23">
            <calcext:condition calcext:apply-style-name="Good" calcext:value="&gt;[.G23]" calcext:base-cell-address="Hoja1.I23"/>
            <calcext:condition calcext:apply-style-name="Bad" calcext:value="&lt;[.G23]" calcext:base-cell-address="Hoja1.I23"/>
          </calcext:conditional-format>
          <calcext:conditional-format calcext:target-range-address="Hoja1.I24:Hoja1.I24">
            <calcext:condition calcext:apply-style-name="Good" calcext:value="&gt;[.G24]" calcext:base-cell-address="Hoja1.I24"/>
            <calcext:condition calcext:apply-style-name="Bad" calcext:value="&lt;[.G24]" calcext:base-cell-address="Hoja1.I24"/>
          </calcext:conditional-format>
          <calcext:conditional-format calcext:target-range-address="Hoja1.I28:Hoja1.I28">
            <calcext:condition calcext:apply-style-name="Good" calcext:value="&gt;[.G28]" calcext:base-cell-address="Hoja1.I28"/>
            <calcext:condition calcext:apply-style-name="Bad" calcext:value="&lt;[.G28]" calcext:base-cell-address="Hoja1.I28"/>
          </calcext:conditional-format>
          <calcext:conditional-format calcext:target-range-address="Hoja1.I29:Hoja1.I29">
            <calcext:condition calcext:apply-style-name="Good" calcext:value="&gt;[.G29]" calcext:base-cell-address="Hoja1.I29"/>
            <calcext:condition calcext:apply-style-name="Bad" calcext:value="&lt;[.G29]" calcext:base-cell-address="Hoja1.I29"/>
          </calcext:conditional-format>
          <calcext:conditional-format calcext:target-range-address="Hoja1.I30:Hoja1.I30">
            <calcext:condition calcext:apply-style-name="Good" calcext:value="&gt;[.G30]" calcext:base-cell-address="Hoja1.I30"/>
            <calcext:condition calcext:apply-style-name="Bad" calcext:value="&lt;[.G30]" calcext:base-cell-address="Hoja1.I30"/>
          </calcext:conditional-format>
          <calcext:conditional-format calcext:target-range-address="Hoja1.I31:Hoja1.I31">
            <calcext:condition calcext:apply-style-name="Good" calcext:value="&gt;[.G31]" calcext:base-cell-address="Hoja1.I31"/>
            <calcext:condition calcext:apply-style-name="Bad" calcext:value="&lt;[.G31]" calcext:base-cell-address="Hoja1.I31"/>
          </calcext:conditional-format>
          <calcext:conditional-format calcext:target-range-address="Hoja1.I32:Hoja1.I32">
            <calcext:condition calcext:apply-style-name="Good" calcext:value="&gt;[.G32]" calcext:base-cell-address="Hoja1.I32"/>
            <calcext:condition calcext:apply-style-name="Bad" calcext:value="&lt;[.G32]" calcext:base-cell-address="Hoja1.I32"/>
          </calcext:conditional-format>
          <calcext:conditional-format calcext:target-range-address="Hoja1.I33:Hoja1.I33">
            <calcext:condition calcext:apply-style-name="Good" calcext:value="&gt;[.G33]" calcext:base-cell-address="Hoja1.I33"/>
            <calcext:condition calcext:apply-style-name="Bad" calcext:value="&lt;[.G33]" calcext:base-cell-address="Hoja1.I33"/>
          </calcext:conditional-format>
          <calcext:conditional-format calcext:target-range-address="Hoja1.I34:Hoja1.I34">
            <calcext:condition calcext:apply-style-name="Good" calcext:value="&gt;[.G34]" calcext:base-cell-address="Hoja1.I34"/>
            <calcext:condition calcext:apply-style-name="Bad" calcext:value="&lt;[.G34]" calcext:base-cell-address="Hoja1.I34"/>
          </calcext:conditional-format>
          <calcext:conditional-format calcext:target-range-address="Hoja1.I35:Hoja1.I35">
            <calcext:condition calcext:apply-style-name="Good" calcext:value="&gt;[.G35]" calcext:base-cell-address="Hoja1.I35"/>
            <calcext:condition calcext:apply-style-name="Bad" calcext:value="&lt;[.G35]" calcext:base-cell-address="Hoja1.I35"/>
          </calcext:conditional-format>
          <calcext:conditional-format calcext:target-range-address="Hoja1.I36:Hoja1.I36">
            <calcext:condition calcext:apply-style-name="Good" calcext:value="&gt;[.G36]" calcext:base-cell-address="Hoja1.I36"/>
            <calcext:condition calcext:apply-style-name="Bad" calcext:value="&lt;[.G36]" calcext:base-cell-address="Hoja1.I36"/>
          </calcext:conditional-format>
          <calcext:conditional-format calcext:target-range-address="Hoja1.I37:Hoja1.I37">
            <calcext:condition calcext:apply-style-name="Good" calcext:value="&gt;[.G37]" calcext:base-cell-address="Hoja1.I37"/>
            <calcext:condition calcext:apply-style-name="Bad" calcext:value="&lt;[.G37]" calcext:base-cell-address="Hoja1.I37"/>
          </calcext:conditional-format>
          <calcext:conditional-format calcext:target-range-address="Hoja1.E2:Hoja1.E2">
            <calcext:condition calcext:apply-style-name="Good" calcext:value="&gt;$hoja1.$e$3$hoja1.$e$3$hoja1.$e$2$hoja1.$e$2" calcext:base-cell-address="Hoja1.E2"/>
            <calcext:condition calcext:apply-style-name="Bad" calcext:value="&lt;0" calcext:base-cell-address="Hoja1.E2"/>
          </calcext:conditional-format>
          <calcext:conditional-format calcext:target-range-address="Hoja1.E47:Hoja1.E47">
            <calcext:condition calcext:apply-style-name="Good" calcext:value="&gt;[.E2]" calcext:base-cell-address="Hoja1.E47"/>
            <calcext:condition calcext:apply-style-name="Bad" calcext:value="&lt;[.E2]" calcext:base-cell-address="Hoja1.E47"/>
          </calcext:conditional-format>
          <calcext:conditional-format calcext:target-range-address="Hoja1.E48:Hoja1.E48">
            <calcext:condition calcext:apply-style-name="Good" calcext:value="&gt;[.E3]" calcext:base-cell-address="Hoja1.E48"/>
            <calcext:condition calcext:apply-style-name="Bad" calcext:value="&lt;[.E3]" calcext:base-cell-address="Hoja1.E48"/>
          </calcext:conditional-format>
          <calcext:conditional-format calcext:target-range-address="Hoja1.E49:Hoja1.E49">
            <calcext:condition calcext:apply-style-name="Good" calcext:value="&gt;[.E4]" calcext:base-cell-address="Hoja1.E49"/>
            <calcext:condition calcext:apply-style-name="Bad" calcext:value="&lt;[.E4]" calcext:base-cell-address="Hoja1.E49"/>
          </calcext:conditional-format>
          <calcext:conditional-format calcext:target-range-address="Hoja1.E50:Hoja1.E50">
            <calcext:condition calcext:apply-style-name="Good" calcext:value="&gt;[.E5]" calcext:base-cell-address="Hoja1.E50"/>
            <calcext:condition calcext:apply-style-name="Bad" calcext:value="&lt;[.E5]" calcext:base-cell-address="Hoja1.E50"/>
          </calcext:conditional-format>
          <calcext:conditional-format calcext:target-range-address="Hoja1.E51:Hoja1.E51">
            <calcext:condition calcext:apply-style-name="Good" calcext:value="&gt;[.E6]" calcext:base-cell-address="Hoja1.E51"/>
            <calcext:condition calcext:apply-style-name="Bad" calcext:value="&lt;[.E6]" calcext:base-cell-address="Hoja1.E51"/>
          </calcext:conditional-format>
          <calcext:conditional-format calcext:target-range-address="Hoja1.E52:Hoja1.E52">
            <calcext:condition calcext:apply-style-name="Good" calcext:value="&gt;[.E7]" calcext:base-cell-address="Hoja1.E52"/>
            <calcext:condition calcext:apply-style-name="Bad" calcext:value="&lt;[.E7]" calcext:base-cell-address="Hoja1.E52"/>
          </calcext:conditional-format>
          <calcext:conditional-format calcext:target-range-address="Hoja1.E53:Hoja1.E53">
            <calcext:condition calcext:apply-style-name="Good" calcext:value="&gt;[.E8]" calcext:base-cell-address="Hoja1.E53"/>
            <calcext:condition calcext:apply-style-name="Bad" calcext:value="&lt;[.E8]" calcext:base-cell-address="Hoja1.E53"/>
          </calcext:conditional-format>
          <calcext:conditional-format calcext:target-range-address="Hoja1.E54:Hoja1.E54">
            <calcext:condition calcext:apply-style-name="Good" calcext:value="&gt;[.E9]" calcext:base-cell-address="Hoja1.E54"/>
            <calcext:condition calcext:apply-style-name="Bad" calcext:value="&lt;[.E9]" calcext:base-cell-address="Hoja1.E54"/>
          </calcext:conditional-format>
          <calcext:conditional-format calcext:target-range-address="Hoja1.E55:Hoja1.E55">
            <calcext:condition calcext:apply-style-name="Good" calcext:value="&gt;[.E10]" calcext:base-cell-address="Hoja1.E55"/>
            <calcext:condition calcext:apply-style-name="Bad" calcext:value="&lt;[.E10]" calcext:base-cell-address="Hoja1.E55"/>
          </calcext:conditional-format>
          <calcext:conditional-format calcext:target-range-address="Hoja1.E56:Hoja1.E56">
            <calcext:condition calcext:apply-style-name="Good" calcext:value="&gt;[.E11]" calcext:base-cell-address="Hoja1.E56"/>
            <calcext:condition calcext:apply-style-name="Bad" calcext:value="&lt;[.E11]" calcext:base-cell-address="Hoja1.E56"/>
          </calcext:conditional-format>
          <calcext:conditional-format calcext:target-range-address="Hoja1.G47:Hoja1.G47">
            <calcext:condition calcext:apply-style-name="Good" calcext:value="&gt;[.G2]" calcext:base-cell-address="Hoja1.G47"/>
            <calcext:condition calcext:apply-style-name="Bad" calcext:value="&lt;[.G2]" calcext:base-cell-address="Hoja1.G47"/>
          </calcext:conditional-format>
          <calcext:conditional-format calcext:target-range-address="Hoja1.G48:Hoja1.G48">
            <calcext:condition calcext:apply-style-name="Good" calcext:value="&gt;[.G3]" calcext:base-cell-address="Hoja1.G48"/>
            <calcext:condition calcext:apply-style-name="Bad" calcext:value="&lt;[.G3]" calcext:base-cell-address="Hoja1.G48"/>
          </calcext:conditional-format>
          <calcext:conditional-format calcext:target-range-address="Hoja1.G49:Hoja1.G49">
            <calcext:condition calcext:apply-style-name="Good" calcext:value="&gt;[.G4]" calcext:base-cell-address="Hoja1.G49"/>
            <calcext:condition calcext:apply-style-name="Bad" calcext:value="&lt;[.G4]" calcext:base-cell-address="Hoja1.G49"/>
          </calcext:conditional-format>
          <calcext:conditional-format calcext:target-range-address="Hoja1.G50:Hoja1.G50">
            <calcext:condition calcext:apply-style-name="Good" calcext:value="&gt;[.G5]" calcext:base-cell-address="Hoja1.G50"/>
            <calcext:condition calcext:apply-style-name="Bad" calcext:value="&lt;[.G5]" calcext:base-cell-address="Hoja1.G50"/>
          </calcext:conditional-format>
          <calcext:conditional-format calcext:target-range-address="Hoja1.G51:Hoja1.G51">
            <calcext:condition calcext:apply-style-name="Good" calcext:value="&gt;[.G6]" calcext:base-cell-address="Hoja1.G51"/>
            <calcext:condition calcext:apply-style-name="Bad" calcext:value="&lt;[.G6]" calcext:base-cell-address="Hoja1.G51"/>
          </calcext:conditional-format>
          <calcext:conditional-format calcext:target-range-address="Hoja1.G52:Hoja1.G52">
            <calcext:condition calcext:apply-style-name="Good" calcext:value="&gt;[.G7]" calcext:base-cell-address="Hoja1.G52"/>
            <calcext:condition calcext:apply-style-name="Bad" calcext:value="&lt;[.G7]" calcext:base-cell-address="Hoja1.G52"/>
          </calcext:conditional-format>
          <calcext:conditional-format calcext:target-range-address="Hoja1.G53:Hoja1.G53">
            <calcext:condition calcext:apply-style-name="Good" calcext:value="&gt;[.G8]" calcext:base-cell-address="Hoja1.G53"/>
            <calcext:condition calcext:apply-style-name="Bad" calcext:value="&lt;[.G8]" calcext:base-cell-address="Hoja1.G53"/>
          </calcext:conditional-format>
          <calcext:conditional-format calcext:target-range-address="Hoja1.G54:Hoja1.G54">
            <calcext:condition calcext:apply-style-name="Good" calcext:value="&gt;[.G9]" calcext:base-cell-address="Hoja1.G54"/>
            <calcext:condition calcext:apply-style-name="Bad" calcext:value="&lt;[.G9]" calcext:base-cell-address="Hoja1.G54"/>
          </calcext:conditional-format>
          <calcext:conditional-format calcext:target-range-address="Hoja1.G55:Hoja1.G55">
            <calcext:condition calcext:apply-style-name="Good" calcext:value="&gt;[.G10]" calcext:base-cell-address="Hoja1.G55"/>
            <calcext:condition calcext:apply-style-name="Bad" calcext:value="&lt;[.G10]" calcext:base-cell-address="Hoja1.G55"/>
          </calcext:conditional-format>
          <calcext:conditional-format calcext:target-range-address="Hoja1.G56:Hoja1.G56">
            <calcext:condition calcext:apply-style-name="Good" calcext:value="&gt;[.G11]" calcext:base-cell-address="Hoja1.G56"/>
            <calcext:condition calcext:apply-style-name="Bad" calcext:value="&lt;[.G11]" calcext:base-cell-address="Hoja1.G56"/>
          </calcext:conditional-format>
          <calcext:conditional-format calcext:target-range-address="Hoja1.E60:Hoja1.E60">
            <calcext:condition calcext:apply-style-name="Good" calcext:value="&gt;[.E15]" calcext:base-cell-address="Hoja1.E60"/>
            <calcext:condition calcext:apply-style-name="Bad" calcext:value="&lt;[.E15]" calcext:base-cell-address="Hoja1.E60"/>
          </calcext:conditional-format>
          <calcext:conditional-format calcext:target-range-address="Hoja1.E61:Hoja1.E61">
            <calcext:condition calcext:apply-style-name="Good" calcext:value="&gt;[.E16]" calcext:base-cell-address="Hoja1.E61"/>
            <calcext:condition calcext:apply-style-name="Bad" calcext:value="&lt;[.E16]" calcext:base-cell-address="Hoja1.E61"/>
          </calcext:conditional-format>
          <calcext:conditional-format calcext:target-range-address="Hoja1.E62:Hoja1.E62">
            <calcext:condition calcext:apply-style-name="Good" calcext:value="&gt;[.E17]" calcext:base-cell-address="Hoja1.E62"/>
            <calcext:condition calcext:apply-style-name="Bad" calcext:value="&lt;[.E17]" calcext:base-cell-address="Hoja1.E62"/>
          </calcext:conditional-format>
          <calcext:conditional-format calcext:target-range-address="Hoja1.E63:Hoja1.E63">
            <calcext:condition calcext:apply-style-name="Good" calcext:value="&gt;[.E18]" calcext:base-cell-address="Hoja1.E63"/>
            <calcext:condition calcext:apply-style-name="Bad" calcext:value="&lt;[.E18]" calcext:base-cell-address="Hoja1.E63"/>
          </calcext:conditional-format>
          <calcext:conditional-format calcext:target-range-address="Hoja1.E64:Hoja1.E64">
            <calcext:condition calcext:apply-style-name="Good" calcext:value="&gt;[.E19]" calcext:base-cell-address="Hoja1.E64"/>
            <calcext:condition calcext:apply-style-name="Bad" calcext:value="&lt;[.E19]" calcext:base-cell-address="Hoja1.E64"/>
          </calcext:conditional-format>
          <calcext:conditional-format calcext:target-range-address="Hoja1.E65:Hoja1.E65">
            <calcext:condition calcext:apply-style-name="Good" calcext:value="&gt;[.E20]" calcext:base-cell-address="Hoja1.E65"/>
            <calcext:condition calcext:apply-style-name="Bad" calcext:value="&lt;[.E20]" calcext:base-cell-address="Hoja1.E65"/>
          </calcext:conditional-format>
          <calcext:conditional-format calcext:target-range-address="Hoja1.E66:Hoja1.E66">
            <calcext:condition calcext:apply-style-name="Good" calcext:value="&gt;[.E21]" calcext:base-cell-address="Hoja1.E66"/>
            <calcext:condition calcext:apply-style-name="Bad" calcext:value="&lt;[.E21]" calcext:base-cell-address="Hoja1.E66"/>
          </calcext:conditional-format>
          <calcext:conditional-format calcext:target-range-address="Hoja1.E67:Hoja1.E67">
            <calcext:condition calcext:apply-style-name="Good" calcext:value="&gt;[.E22]" calcext:base-cell-address="Hoja1.E67"/>
            <calcext:condition calcext:apply-style-name="Bad" calcext:value="&lt;[.E22]" calcext:base-cell-address="Hoja1.E67"/>
          </calcext:conditional-format>
          <calcext:conditional-format calcext:target-range-address="Hoja1.E68:Hoja1.E68">
            <calcext:condition calcext:apply-style-name="Good" calcext:value="&gt;[.E23]" calcext:base-cell-address="Hoja1.E68"/>
            <calcext:condition calcext:apply-style-name="Bad" calcext:value="&lt;[.E23]" calcext:base-cell-address="Hoja1.E68"/>
          </calcext:conditional-format>
          <calcext:conditional-format calcext:target-range-address="Hoja1.E69:Hoja1.E69">
            <calcext:condition calcext:apply-style-name="Good" calcext:value="&gt;[.E24]" calcext:base-cell-address="Hoja1.E69"/>
            <calcext:condition calcext:apply-style-name="Bad" calcext:value="&lt;[.E24]" calcext:base-cell-address="Hoja1.E69"/>
          </calcext:conditional-format>
          <calcext:conditional-format calcext:target-range-address="Hoja1.G60:Hoja1.G60">
            <calcext:condition calcext:apply-style-name="Good" calcext:value="&gt;[.G15]" calcext:base-cell-address="Hoja1.G60"/>
            <calcext:condition calcext:apply-style-name="Bad" calcext:value="&lt;[.G15]" calcext:base-cell-address="Hoja1.G60"/>
          </calcext:conditional-format>
          <calcext:conditional-format calcext:target-range-address="Hoja1.G61:Hoja1.G61">
            <calcext:condition calcext:apply-style-name="Good" calcext:value="&gt;[.G16]" calcext:base-cell-address="Hoja1.G61"/>
            <calcext:condition calcext:apply-style-name="Bad" calcext:value="&lt;[.G16]" calcext:base-cell-address="Hoja1.G61"/>
          </calcext:conditional-format>
          <calcext:conditional-format calcext:target-range-address="Hoja1.G62:Hoja1.G62">
            <calcext:condition calcext:apply-style-name="Good" calcext:value="&gt;[.G17]" calcext:base-cell-address="Hoja1.G62"/>
            <calcext:condition calcext:apply-style-name="Bad" calcext:value="&lt;[.G17]" calcext:base-cell-address="Hoja1.G62"/>
          </calcext:conditional-format>
          <calcext:conditional-format calcext:target-range-address="Hoja1.G63:Hoja1.G63">
            <calcext:condition calcext:apply-style-name="Good" calcext:value="&gt;[.G18]" calcext:base-cell-address="Hoja1.G63"/>
            <calcext:condition calcext:apply-style-name="Bad" calcext:value="&lt;[.G18]" calcext:base-cell-address="Hoja1.G63"/>
          </calcext:conditional-format>
          <calcext:conditional-format calcext:target-range-address="Hoja1.G64:Hoja1.G64">
            <calcext:condition calcext:apply-style-name="Good" calcext:value="&gt;[.G19]" calcext:base-cell-address="Hoja1.G64"/>
            <calcext:condition calcext:apply-style-name="Bad" calcext:value="&lt;[.G19]" calcext:base-cell-address="Hoja1.G64"/>
          </calcext:conditional-format>
          <calcext:conditional-format calcext:target-range-address="Hoja1.G65:Hoja1.G65">
            <calcext:condition calcext:apply-style-name="Good" calcext:value="&gt;[.G20]" calcext:base-cell-address="Hoja1.G65"/>
            <calcext:condition calcext:apply-style-name="Bad" calcext:value="&lt;[.G20]" calcext:base-cell-address="Hoja1.G65"/>
          </calcext:conditional-format>
          <calcext:conditional-format calcext:target-range-address="Hoja1.G66:Hoja1.G66">
            <calcext:condition calcext:apply-style-name="Good" calcext:value="&gt;[.G21]" calcext:base-cell-address="Hoja1.G66"/>
            <calcext:condition calcext:apply-style-name="Bad" calcext:value="&lt;[.G21]" calcext:base-cell-address="Hoja1.G66"/>
          </calcext:conditional-format>
          <calcext:conditional-format calcext:target-range-address="Hoja1.G67:Hoja1.G67">
            <calcext:condition calcext:apply-style-name="Good" calcext:value="&gt;[.G22]" calcext:base-cell-address="Hoja1.G67"/>
            <calcext:condition calcext:apply-style-name="Bad" calcext:value="&lt;[.G22]" calcext:base-cell-address="Hoja1.G67"/>
          </calcext:conditional-format>
          <calcext:conditional-format calcext:target-range-address="Hoja1.G68:Hoja1.G68">
            <calcext:condition calcext:apply-style-name="Good" calcext:value="&gt;[.G23]" calcext:base-cell-address="Hoja1.G68"/>
            <calcext:condition calcext:apply-style-name="Bad" calcext:value="&lt;[.G23]" calcext:base-cell-address="Hoja1.G68"/>
          </calcext:conditional-format>
          <calcext:conditional-format calcext:target-range-address="Hoja1.G69:Hoja1.G69">
            <calcext:condition calcext:apply-style-name="Good" calcext:value="&gt;[.G24]" calcext:base-cell-address="Hoja1.G69"/>
            <calcext:condition calcext:apply-style-name="Bad" calcext:value="&lt;[.G24]" calcext:base-cell-address="Hoja1.G69"/>
          </calcext:conditional-format>
          <calcext:conditional-format calcext:target-range-address="Hoja1.I60:Hoja1.I60">
            <calcext:condition calcext:apply-style-name="Good" calcext:value="&gt;[.I15]" calcext:base-cell-address="Hoja1.I60"/>
            <calcext:condition calcext:apply-style-name="Bad" calcext:value="&lt;[.I15]" calcext:base-cell-address="Hoja1.I60"/>
          </calcext:conditional-format>
          <calcext:conditional-format calcext:target-range-address="Hoja1.I61:Hoja1.I61">
            <calcext:condition calcext:apply-style-name="Good" calcext:value="&gt;[.I16]" calcext:base-cell-address="Hoja1.I61"/>
            <calcext:condition calcext:apply-style-name="Bad" calcext:value="&lt;[.I16]" calcext:base-cell-address="Hoja1.I61"/>
          </calcext:conditional-format>
          <calcext:conditional-format calcext:target-range-address="Hoja1.I62:Hoja1.I62">
            <calcext:condition calcext:apply-style-name="Good" calcext:value="&gt;[.I17]" calcext:base-cell-address="Hoja1.I62"/>
            <calcext:condition calcext:apply-style-name="Bad" calcext:value="&lt;[.I17]" calcext:base-cell-address="Hoja1.I62"/>
          </calcext:conditional-format>
          <calcext:conditional-format calcext:target-range-address="Hoja1.I63:Hoja1.I63">
            <calcext:condition calcext:apply-style-name="Good" calcext:value="&gt;[.I18]" calcext:base-cell-address="Hoja1.I63"/>
            <calcext:condition calcext:apply-style-name="Bad" calcext:value="&lt;[.I18]" calcext:base-cell-address="Hoja1.I63"/>
          </calcext:conditional-format>
          <calcext:conditional-format calcext:target-range-address="Hoja1.I64:Hoja1.I64">
            <calcext:condition calcext:apply-style-name="Good" calcext:value="&gt;[.I19]" calcext:base-cell-address="Hoja1.I64"/>
            <calcext:condition calcext:apply-style-name="Bad" calcext:value="&lt;[.I19]" calcext:base-cell-address="Hoja1.I64"/>
          </calcext:conditional-format>
          <calcext:conditional-format calcext:target-range-address="Hoja1.I65:Hoja1.I65">
            <calcext:condition calcext:apply-style-name="Good" calcext:value="&gt;[.I20]" calcext:base-cell-address="Hoja1.I65"/>
            <calcext:condition calcext:apply-style-name="Bad" calcext:value="&lt;[.I20]" calcext:base-cell-address="Hoja1.I65"/>
          </calcext:conditional-format>
          <calcext:conditional-format calcext:target-range-address="Hoja1.I66:Hoja1.I66">
            <calcext:condition calcext:apply-style-name="Good" calcext:value="&gt;[.I21]" calcext:base-cell-address="Hoja1.I66"/>
            <calcext:condition calcext:apply-style-name="Bad" calcext:value="&lt;[.I21]" calcext:base-cell-address="Hoja1.I66"/>
          </calcext:conditional-format>
          <calcext:conditional-format calcext:target-range-address="Hoja1.I67:Hoja1.I67">
            <calcext:condition calcext:apply-style-name="Good" calcext:value="&gt;[.I22]" calcext:base-cell-address="Hoja1.I67"/>
            <calcext:condition calcext:apply-style-name="Bad" calcext:value="&lt;[.I22]" calcext:base-cell-address="Hoja1.I67"/>
          </calcext:conditional-format>
          <calcext:conditional-format calcext:target-range-address="Hoja1.I68:Hoja1.I68">
            <calcext:condition calcext:apply-style-name="Good" calcext:value="&gt;[.I23]" calcext:base-cell-address="Hoja1.I68"/>
            <calcext:condition calcext:apply-style-name="Bad" calcext:value="&lt;[.I23]" calcext:base-cell-address="Hoja1.I68"/>
          </calcext:conditional-format>
          <calcext:conditional-format calcext:target-range-address="Hoja1.I69:Hoja1.I69">
            <calcext:condition calcext:apply-style-name="Good" calcext:value="&gt;[.I24]" calcext:base-cell-address="Hoja1.I69"/>
            <calcext:condition calcext:apply-style-name="Bad" calcext:value="&lt;[.I24]" calcext:base-cell-address="Hoja1.I69"/>
          </calcext:conditional-format>
          <calcext:conditional-format calcext:target-range-address="Hoja1.E73:Hoja1.E73">
            <calcext:condition calcext:apply-style-name="Good" calcext:value="&gt;[.E28]" calcext:base-cell-address="Hoja1.E73"/>
            <calcext:condition calcext:apply-style-name="Bad" calcext:value="&lt;[.E28]" calcext:base-cell-address="Hoja1.E73"/>
          </calcext:conditional-format>
          <calcext:conditional-format calcext:target-range-address="Hoja1.E74:Hoja1.E74">
            <calcext:condition calcext:apply-style-name="Good" calcext:value="&gt;[.E29]" calcext:base-cell-address="Hoja1.E74"/>
            <calcext:condition calcext:apply-style-name="Bad" calcext:value="&lt;[.E29]" calcext:base-cell-address="Hoja1.E74"/>
          </calcext:conditional-format>
          <calcext:conditional-format calcext:target-range-address="Hoja1.E75:Hoja1.E75">
            <calcext:condition calcext:apply-style-name="Good" calcext:value="&gt;[.E30]" calcext:base-cell-address="Hoja1.E75"/>
            <calcext:condition calcext:apply-style-name="Bad" calcext:value="&lt;[.E30]" calcext:base-cell-address="Hoja1.E75"/>
          </calcext:conditional-format>
          <calcext:conditional-format calcext:target-range-address="Hoja1.E76:Hoja1.E76">
            <calcext:condition calcext:apply-style-name="Good" calcext:value="&gt;[.E31]" calcext:base-cell-address="Hoja1.E76"/>
            <calcext:condition calcext:apply-style-name="Bad" calcext:value="&lt;[.E31]" calcext:base-cell-address="Hoja1.E76"/>
          </calcext:conditional-format>
          <calcext:conditional-format calcext:target-range-address="Hoja1.E77:Hoja1.E77">
            <calcext:condition calcext:apply-style-name="Good" calcext:value="&gt;[.E32]" calcext:base-cell-address="Hoja1.E77"/>
            <calcext:condition calcext:apply-style-name="Bad" calcext:value="&lt;[.E32]" calcext:base-cell-address="Hoja1.E77"/>
          </calcext:conditional-format>
          <calcext:conditional-format calcext:target-range-address="Hoja1.E78:Hoja1.E78">
            <calcext:condition calcext:apply-style-name="Good" calcext:value="&gt;[.E33]" calcext:base-cell-address="Hoja1.E78"/>
            <calcext:condition calcext:apply-style-name="Bad" calcext:value="&lt;[.E33]" calcext:base-cell-address="Hoja1.E78"/>
          </calcext:conditional-format>
          <calcext:conditional-format calcext:target-range-address="Hoja1.E79:Hoja1.E79">
            <calcext:condition calcext:apply-style-name="Good" calcext:value="&gt;[.E34]" calcext:base-cell-address="Hoja1.E79"/>
            <calcext:condition calcext:apply-style-name="Bad" calcext:value="&lt;[.E34]" calcext:base-cell-address="Hoja1.E79"/>
          </calcext:conditional-format>
          <calcext:conditional-format calcext:target-range-address="Hoja1.E80:Hoja1.E80">
            <calcext:condition calcext:apply-style-name="Good" calcext:value="&gt;[.E35]" calcext:base-cell-address="Hoja1.E80"/>
            <calcext:condition calcext:apply-style-name="Bad" calcext:value="&lt;[.E35]" calcext:base-cell-address="Hoja1.E80"/>
          </calcext:conditional-format>
          <calcext:conditional-format calcext:target-range-address="Hoja1.E81:Hoja1.E81">
            <calcext:condition calcext:apply-style-name="Good" calcext:value="&gt;[.E36]" calcext:base-cell-address="Hoja1.E81"/>
            <calcext:condition calcext:apply-style-name="Bad" calcext:value="&lt;[.E36]" calcext:base-cell-address="Hoja1.E81"/>
          </calcext:conditional-format>
          <calcext:conditional-format calcext:target-range-address="Hoja1.E82:Hoja1.E82">
            <calcext:condition calcext:apply-style-name="Good" calcext:value="&gt;[.E37]" calcext:base-cell-address="Hoja1.E82"/>
            <calcext:condition calcext:apply-style-name="Bad" calcext:value="&lt;[.E37]" calcext:base-cell-address="Hoja1.E82"/>
          </calcext:conditional-format>
          <calcext:conditional-format calcext:target-range-address="Hoja1.G73:Hoja1.G73">
            <calcext:condition calcext:apply-style-name="Good" calcext:value="&gt;[.G28]" calcext:base-cell-address="Hoja1.G73"/>
            <calcext:condition calcext:apply-style-name="Bad" calcext:value="&lt;[.G28]" calcext:base-cell-address="Hoja1.G73"/>
          </calcext:conditional-format>
          <calcext:conditional-format calcext:target-range-address="Hoja1.G74:Hoja1.G74">
            <calcext:condition calcext:apply-style-name="Good" calcext:value="&gt;[.G29]" calcext:base-cell-address="Hoja1.G74"/>
            <calcext:condition calcext:apply-style-name="Bad" calcext:value="&lt;[.G29]" calcext:base-cell-address="Hoja1.G74"/>
          </calcext:conditional-format>
          <calcext:conditional-format calcext:target-range-address="Hoja1.G75:Hoja1.G75">
            <calcext:condition calcext:apply-style-name="Good" calcext:value="&gt;[.G30]" calcext:base-cell-address="Hoja1.G75"/>
            <calcext:condition calcext:apply-style-name="Bad" calcext:value="&lt;[.G30]" calcext:base-cell-address="Hoja1.G75"/>
          </calcext:conditional-format>
          <calcext:conditional-format calcext:target-range-address="Hoja1.G76:Hoja1.G76">
            <calcext:condition calcext:apply-style-name="Good" calcext:value="&gt;[.G31]" calcext:base-cell-address="Hoja1.G76"/>
            <calcext:condition calcext:apply-style-name="Bad" calcext:value="&lt;[.G31]" calcext:base-cell-address="Hoja1.G76"/>
          </calcext:conditional-format>
          <calcext:conditional-format calcext:target-range-address="Hoja1.G77:Hoja1.G77">
            <calcext:condition calcext:apply-style-name="Good" calcext:value="&gt;[.G32]" calcext:base-cell-address="Hoja1.G77"/>
            <calcext:condition calcext:apply-style-name="Bad" calcext:value="&lt;[.G32]" calcext:base-cell-address="Hoja1.G77"/>
          </calcext:conditional-format>
          <calcext:conditional-format calcext:target-range-address="Hoja1.G78:Hoja1.G78">
            <calcext:condition calcext:apply-style-name="Good" calcext:value="&gt;[.G33]" calcext:base-cell-address="Hoja1.G78"/>
            <calcext:condition calcext:apply-style-name="Bad" calcext:value="&lt;[.G33]" calcext:base-cell-address="Hoja1.G78"/>
          </calcext:conditional-format>
          <calcext:conditional-format calcext:target-range-address="Hoja1.G79:Hoja1.G79">
            <calcext:condition calcext:apply-style-name="Good" calcext:value="&gt;[.G34]" calcext:base-cell-address="Hoja1.G79"/>
            <calcext:condition calcext:apply-style-name="Bad" calcext:value="&lt;[.G34]" calcext:base-cell-address="Hoja1.G79"/>
          </calcext:conditional-format>
          <calcext:conditional-format calcext:target-range-address="Hoja1.G80:Hoja1.G80">
            <calcext:condition calcext:apply-style-name="Good" calcext:value="&gt;[.G35]" calcext:base-cell-address="Hoja1.G80"/>
            <calcext:condition calcext:apply-style-name="Bad" calcext:value="&lt;[.G35]" calcext:base-cell-address="Hoja1.G80"/>
          </calcext:conditional-format>
          <calcext:conditional-format calcext:target-range-address="Hoja1.G81:Hoja1.G81">
            <calcext:condition calcext:apply-style-name="Good" calcext:value="&gt;[.G36]" calcext:base-cell-address="Hoja1.G81"/>
            <calcext:condition calcext:apply-style-name="Bad" calcext:value="&lt;[.G36]" calcext:base-cell-address="Hoja1.G81"/>
          </calcext:conditional-format>
          <calcext:conditional-format calcext:target-range-address="Hoja1.G82:Hoja1.G82">
            <calcext:condition calcext:apply-style-name="Good" calcext:value="&gt;[.G37]" calcext:base-cell-address="Hoja1.G82"/>
            <calcext:condition calcext:apply-style-name="Bad" calcext:value="&lt;[.G37]" calcext:base-cell-address="Hoja1.G82"/>
          </calcext:conditional-format>
          <calcext:conditional-format calcext:target-range-address="Hoja1.I47:Hoja1.I47">
            <calcext:condition calcext:apply-style-name="Good" calcext:value="&gt;[.I2]" calcext:base-cell-address="Hoja1.I47"/>
            <calcext:condition calcext:apply-style-name="Bad" calcext:value="&lt;[.I2]" calcext:base-cell-address="Hoja1.I47"/>
          </calcext:conditional-format>
          <calcext:conditional-format calcext:target-range-address="Hoja1.I48:Hoja1.I48">
            <calcext:condition calcext:apply-style-name="Good" calcext:value="&gt;[.I3]" calcext:base-cell-address="Hoja1.I48"/>
            <calcext:condition calcext:apply-style-name="Bad" calcext:value="&lt;[.I3]" calcext:base-cell-address="Hoja1.I48"/>
          </calcext:conditional-format>
          <calcext:conditional-format calcext:target-range-address="Hoja1.I49:Hoja1.I49">
            <calcext:condition calcext:apply-style-name="Good" calcext:value="&gt;[.I4]" calcext:base-cell-address="Hoja1.I49"/>
            <calcext:condition calcext:apply-style-name="Bad" calcext:value="&lt;[.I4]" calcext:base-cell-address="Hoja1.I49"/>
          </calcext:conditional-format>
          <calcext:conditional-format calcext:target-range-address="Hoja1.I50:Hoja1.I50">
            <calcext:condition calcext:apply-style-name="Good" calcext:value="&gt;[.I5]" calcext:base-cell-address="Hoja1.I50"/>
            <calcext:condition calcext:apply-style-name="Bad" calcext:value="&lt;[.I5]" calcext:base-cell-address="Hoja1.I50"/>
          </calcext:conditional-format>
          <calcext:conditional-format calcext:target-range-address="Hoja1.I51:Hoja1.I51">
            <calcext:condition calcext:apply-style-name="Good" calcext:value="&gt;[.I6]" calcext:base-cell-address="Hoja1.I51"/>
            <calcext:condition calcext:apply-style-name="Bad" calcext:value="&lt;[.I6]" calcext:base-cell-address="Hoja1.I51"/>
          </calcext:conditional-format>
          <calcext:conditional-format calcext:target-range-address="Hoja1.I52:Hoja1.I52">
            <calcext:condition calcext:apply-style-name="Good" calcext:value="&gt;[.I7]" calcext:base-cell-address="Hoja1.I52"/>
            <calcext:condition calcext:apply-style-name="Bad" calcext:value="&lt;[.I7]" calcext:base-cell-address="Hoja1.I52"/>
          </calcext:conditional-format>
          <calcext:conditional-format calcext:target-range-address="Hoja1.I53:Hoja1.I53">
            <calcext:condition calcext:apply-style-name="Good" calcext:value="&gt;[.I8]" calcext:base-cell-address="Hoja1.I53"/>
            <calcext:condition calcext:apply-style-name="Bad" calcext:value="&lt;[.I8]" calcext:base-cell-address="Hoja1.I53"/>
          </calcext:conditional-format>
          <calcext:conditional-format calcext:target-range-address="Hoja1.I54:Hoja1.I54">
            <calcext:condition calcext:apply-style-name="Good" calcext:value="&gt;[.I9]" calcext:base-cell-address="Hoja1.I54"/>
            <calcext:condition calcext:apply-style-name="Bad" calcext:value="&lt;[.I9]" calcext:base-cell-address="Hoja1.I54"/>
          </calcext:conditional-format>
          <calcext:conditional-format calcext:target-range-address="Hoja1.I55:Hoja1.I55">
            <calcext:condition calcext:apply-style-name="Good" calcext:value="&gt;[.I10]" calcext:base-cell-address="Hoja1.I55"/>
            <calcext:condition calcext:apply-style-name="Bad" calcext:value="&lt;[.I10]" calcext:base-cell-address="Hoja1.I55"/>
          </calcext:conditional-format>
          <calcext:conditional-format calcext:target-range-address="Hoja1.I56:Hoja1.I56">
            <calcext:condition calcext:apply-style-name="Good" calcext:value="&gt;[.I11]" calcext:base-cell-address="Hoja1.I56"/>
            <calcext:condition calcext:apply-style-name="Bad" calcext:value="&lt;[.I11]" calcext:base-cell-address="Hoja1.I56"/>
          </calcext:conditional-format>
          <calcext:conditional-format calcext:target-range-address="Hoja1.I73:Hoja1.I73">
            <calcext:condition calcext:apply-style-name="Good" calcext:value="&gt;[.I28]" calcext:base-cell-address="Hoja1.I73"/>
            <calcext:condition calcext:apply-style-name="Bad" calcext:value="&lt;[.I28]" calcext:base-cell-address="Hoja1.I73"/>
          </calcext:conditional-format>
          <calcext:conditional-format calcext:target-range-address="Hoja1.I74:Hoja1.I74">
            <calcext:condition calcext:apply-style-name="Good" calcext:value="&gt;[.I29]" calcext:base-cell-address="Hoja1.I74"/>
            <calcext:condition calcext:apply-style-name="Bad" calcext:value="&lt;[.I29]" calcext:base-cell-address="Hoja1.I74"/>
          </calcext:conditional-format>
          <calcext:conditional-format calcext:target-range-address="Hoja1.I75:Hoja1.I75">
            <calcext:condition calcext:apply-style-name="Good" calcext:value="&gt;[.I30]" calcext:base-cell-address="Hoja1.I75"/>
            <calcext:condition calcext:apply-style-name="Bad" calcext:value="&lt;[.I30]" calcext:base-cell-address="Hoja1.I75"/>
          </calcext:conditional-format>
          <calcext:conditional-format calcext:target-range-address="Hoja1.I76:Hoja1.I76">
            <calcext:condition calcext:apply-style-name="Good" calcext:value="&gt;[.I31]" calcext:base-cell-address="Hoja1.I76"/>
            <calcext:condition calcext:apply-style-name="Bad" calcext:value="&lt;[.I31]" calcext:base-cell-address="Hoja1.I76"/>
          </calcext:conditional-format>
          <calcext:conditional-format calcext:target-range-address="Hoja1.I77:Hoja1.I77">
            <calcext:condition calcext:apply-style-name="Good" calcext:value="&gt;[.I32]" calcext:base-cell-address="Hoja1.I77"/>
            <calcext:condition calcext:apply-style-name="Bad" calcext:value="&lt;[.I32]" calcext:base-cell-address="Hoja1.I77"/>
          </calcext:conditional-format>
          <calcext:conditional-format calcext:target-range-address="Hoja1.I78:Hoja1.I78">
            <calcext:condition calcext:apply-style-name="Good" calcext:value="&gt;[.I33]" calcext:base-cell-address="Hoja1.I78"/>
            <calcext:condition calcext:apply-style-name="Bad" calcext:value="&lt;[.I33]" calcext:base-cell-address="Hoja1.I78"/>
          </calcext:conditional-format>
          <calcext:conditional-format calcext:target-range-address="Hoja1.I79:Hoja1.I79">
            <calcext:condition calcext:apply-style-name="Good" calcext:value="&gt;[.I34]" calcext:base-cell-address="Hoja1.I79"/>
            <calcext:condition calcext:apply-style-name="Bad" calcext:value="&lt;[.I34]" calcext:base-cell-address="Hoja1.I79"/>
          </calcext:conditional-format>
          <calcext:conditional-format calcext:target-range-address="Hoja1.I80:Hoja1.I80">
            <calcext:condition calcext:apply-style-name="Good" calcext:value="&gt;[.I35]" calcext:base-cell-address="Hoja1.I80"/>
            <calcext:condition calcext:apply-style-name="Bad" calcext:value="&lt;[.I35]" calcext:base-cell-address="Hoja1.I80"/>
          </calcext:conditional-format>
          <calcext:conditional-format calcext:target-range-address="Hoja1.I81:Hoja1.I81">
            <calcext:condition calcext:apply-style-name="Good" calcext:value="&gt;[.I36]" calcext:base-cell-address="Hoja1.I81"/>
            <calcext:condition calcext:apply-style-name="Bad" calcext:value="&lt;[.I36]" calcext:base-cell-address="Hoja1.I81"/>
          </calcext:conditional-format>
          <calcext:conditional-format calcext:target-range-address="Hoja1.I82:Hoja1.I82">
            <calcext:condition calcext:apply-style-name="Good" calcext:value="&gt;[.I37]" calcext:base-cell-address="Hoja1.I82"/>
            <calcext:condition calcext:apply-style-name="Bad" calcext:value="&lt;[.I37]" calcext:base-cell-address="Hoja1.I82"/>
          </calcext:conditional-format>
        </calcext:conditional-formats>
      </table:table>
      <table:table table:name="Hoja2" table:style-name="ta1">
        <table:table-column table:style-name="co1" table:default-cell-style-name="Default"/>
        <table:table-column table:style-name="co2" table:number-columns-repeated="3" table:default-cell-style-name="Default"/>
        <table:table-row table:style-name="ro1">
          <table:table-cell office:value-type="string" calcext:value-type="string">
            <text:p>SET1</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Aliens</text:p>
          </table:table-cell>
          <table:table-cell table:number-columns-repeated="3" office:value-type="float" office:value="25" calcext:value-type="float">
            <text:p>25</text:p>
          </table:table-cell>
        </table:table-row>
        <table:table-row table:style-name="ro1">
          <table:table-cell office:value-type="string" calcext:value-type="string">
            <text:p>Boulderdash</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string" calcext:value-type="string">
            <text:p>Butterflies</text:p>
          </table:table-cell>
          <table:table-cell office:value-type="float" office:value="24" calcext:value-type="float">
            <text:p>24</text:p>
          </table:table-cell>
          <table:table-cell table:number-columns-repeated="2" office:value-type="float" office:value="25" calcext:value-type="float">
            <text:p>25</text:p>
          </table:table-cell>
        </table:table-row>
        <table:table-row table:style-name="ro1">
          <table:table-cell office:value-type="string" calcext:value-type="string">
            <text:p>Chase</text:p>
          </table:table-cell>
          <table:table-cell office:value-type="float" office:value="1" calcext:value-type="float">
            <text:p>1</text:p>
          </table:table-cell>
          <table:table-cell office:value-type="float" office:value="11" calcext:value-type="float">
            <text:p>11</text:p>
          </table:table-cell>
          <table:table-cell office:value-type="float" office:value="7" calcext:value-type="float">
            <text:p>7</text:p>
          </table:table-cell>
        </table:table-row>
        <table:table-row table:style-name="ro1">
          <table:table-cell office:value-type="string" calcext:value-type="string">
            <text:p>Frogs</text:p>
          </table:table-cell>
          <table:table-cell office:value-type="float" office:value="18" calcext:value-type="float">
            <text:p>18</text:p>
          </table:table-cell>
          <table:table-cell table:number-columns-repeated="2" office:value-type="float" office:value="25" calcext:value-type="float">
            <text:p>25</text:p>
          </table:table-cell>
        </table:table-row>
        <table:table-row table:style-name="ro1">
          <table:table-cell office:value-type="string" calcext:value-type="string">
            <text:p>Missile Command</text:p>
          </table:table-cell>
          <table:table-cell table:number-columns-repeated="3" office:value-type="float" office:value="25" calcext:value-type="float">
            <text:p>25</text:p>
          </table:table-cell>
        </table:table-row>
        <table:table-row table:style-name="ro1">
          <table:table-cell office:value-type="string" calcext:value-type="string">
            <text:p>Portals</text:p>
          </table:table-cell>
          <table:table-cell office:value-type="float" office:value="16" calcext:value-type="float">
            <text:p>16</text:p>
          </table:table-cell>
          <table:table-cell office:value-type="float" office:value="20" calcext:value-type="float">
            <text:p>20</text:p>
          </table:table-cell>
          <table:table-cell office:value-type="float" office:value="21" calcext:value-type="float">
            <text:p>21</text:p>
          </table:table-cell>
        </table:table-row>
        <table:table-row table:style-name="ro1">
          <table:table-cell office:value-type="string" calcext:value-type="string">
            <text:p>Sokoban</text:p>
          </table:table-cell>
          <table:table-cell office:value-type="float" office:value="4" calcext:value-type="float">
            <text:p>4</text:p>
          </table:table-cell>
          <table:table-cell office:value-type="float" office:value="7" calcext:value-type="float">
            <text:p>7</text:p>
          </table:table-cell>
          <table:table-cell office:value-type="float" office:value="8" calcext:value-type="float">
            <text:p>8</text:p>
          </table:table-cell>
        </table:table-row>
        <table:table-row table:style-name="ro1">
          <table:table-cell office:value-type="string" calcext:value-type="string">
            <text:p>Survive Zombies</text:p>
          </table:table-cell>
          <table:table-cell office:value-type="float" office:value="11" calcext:value-type="float">
            <text:p>11</text:p>
          </table:table-cell>
          <table:table-cell table:number-columns-repeated="2" office:value-type="float" office:value="13" calcext:value-type="float">
            <text:p>13</text:p>
          </table:table-cell>
        </table:table-row>
        <table:table-row table:style-name="ro1">
          <table:table-cell office:value-type="string" calcext:value-type="string">
            <text:p>Zeld</text:p>
          </table:table-cell>
          <table:table-cell office:value-type="float" office:value="11" calcext:value-type="float">
            <text:p>11</text:p>
          </table:table-cell>
          <table:table-cell office:value-type="float" office:value="13" calcext:value-type="float">
            <text:p>13</text:p>
          </table:table-cell>
          <table:table-cell office:value-type="float" office:value="8" calcext:value-type="float">
            <text:p>8</text:p>
          </table:table-cell>
        </table:table-row>
        <table:table-row table:style-name="ro1">
          <table:table-cell office:value-type="string" calcext:value-type="string">
            <text:p>Total</text:p>
          </table:table-cell>
          <table:table-cell office:value-type="float" office:value="137" calcext:value-type="float">
            <text:p>137</text:p>
          </table:table-cell>
          <table:table-cell office:value-type="float" office:value="168" calcext:value-type="float">
            <text:p>168</text:p>
          </table:table-cell>
          <table:table-cell office:value-type="float" office:value="160" calcext:value-type="float">
            <text:p>160</text:p>
          </table:table-cell>
        </table:table-row>
        <table:table-row table:style-name="ro1">
          <table:table-cell table:number-columns-repeated="4"/>
        </table:table-row>
        <table:table-row table:style-name="ro1">
          <table:table-cell office:value-type="string" calcext:value-type="string">
            <text:p>SET2</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Camel Race</text:p>
          </table:table-cell>
          <table:table-cell office:value-type="float" office:value="2" calcext:value-type="float">
            <text:p>2</text:p>
          </table:table-cell>
          <table:table-cell table:number-columns-repeated="2" office:value-type="float" office:value="25" calcext:value-type="float">
            <text:p>25</text:p>
          </table:table-cell>
        </table:table-row>
        <table:table-row table:style-name="ro1">
          <table:table-cell office:value-type="string" calcext:value-type="string">
            <text:p>Digdug</text:p>
          </table:table-cell>
          <table:table-cell table:number-columns-repeated="3" office:value-type="float" office:value="0" calcext:value-type="float">
            <text:p>0</text:p>
          </table:table-cell>
        </table:table-row>
        <table:table-row table:style-name="ro1">
          <table:table-cell office:value-type="string" calcext:value-type="string">
            <text:p>Firestorms</text:p>
          </table:table-cell>
          <table:table-cell office:value-type="float" office:value="9" calcext:value-type="float">
            <text:p>9</text:p>
          </table:table-cell>
          <table:table-cell office:value-type="float" office:value="18" calcext:value-type="float">
            <text:p>18</text:p>
          </table:table-cell>
          <table:table-cell office:value-type="float" office:value="19" calcext:value-type="float">
            <text:p>19</text:p>
          </table:table-cell>
        </table:table-row>
        <table:table-row table:style-name="ro1">
          <table:table-cell office:value-type="string" calcext:value-type="string">
            <text:p>Infection</text:p>
          </table:table-cell>
          <table:table-cell office:value-type="float" office:value="24" calcext:value-type="float">
            <text:p>24</text:p>
          </table:table-cell>
          <table:table-cell office:value-type="float" office:value="25" calcext:value-type="float">
            <text:p>25</text:p>
          </table:table-cell>
          <table:table-cell office:value-type="float" office:value="24" calcext:value-type="float">
            <text:p>24</text:p>
          </table:table-cell>
        </table:table-row>
        <table:table-row table:style-name="ro1">
          <table:table-cell office:value-type="string" calcext:value-type="string">
            <text:p>Firecaster</text:p>
          </table:table-cell>
          <table:table-cell table:number-columns-repeated="3" office:value-type="float" office:value="0" calcext:value-type="float">
            <text:p>0</text:p>
          </table:table-cell>
        </table:table-row>
        <table:table-row table:style-name="ro1">
          <table:table-cell office:value-type="string" calcext:value-type="string">
            <text:p>Overload</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row>
        <table:table-row table:style-name="ro1">
          <table:table-cell office:value-type="string" calcext:value-type="string">
            <text:p>Pacman</text:p>
          </table:table-cell>
          <table:table-cell table:number-columns-repeated="3" office:value-type="float" office:value="0" calcext:value-type="float">
            <text:p>0</text:p>
          </table:table-cell>
        </table:table-row>
        <table:table-row table:style-name="ro1">
          <table:table-cell office:value-type="string" calcext:value-type="string">
            <text:p>Seaquest</text:p>
          </table:table-cell>
          <table:table-cell office:value-type="float" office:value="13" calcext:value-type="float">
            <text:p>13</text:p>
          </table:table-cell>
          <table:table-cell table:number-columns-repeated="2" office:value-type="float" office:value="18" calcext:value-type="float">
            <text:p>18</text:p>
          </table:table-cell>
        </table:table-row>
        <table:table-row table:style-name="ro1">
          <table:table-cell office:value-type="string" calcext:value-type="string">
            <text:p>Whackamole</text:p>
          </table:table-cell>
          <table:table-cell office:value-type="float" office:value="21" calcext:value-type="float">
            <text:p>21</text:p>
          </table:table-cell>
          <table:table-cell office:value-type="float" office:value="18" calcext:value-type="float">
            <text:p>18</text:p>
          </table:table-cell>
          <table:table-cell office:value-type="float" office:value="21" calcext:value-type="float">
            <text:p>21</text:p>
          </table:table-cell>
        </table:table-row>
        <table:table-row table:style-name="ro1">
          <table:table-cell office:value-type="string" calcext:value-type="string">
            <text:p>Eggomania</text:p>
          </table:table-cell>
          <table:table-cell table:number-columns-repeated="2" office:value-type="float" office:value="18" calcext:value-type="float">
            <text:p>18</text:p>
          </table:table-cell>
          <table:table-cell office:value-type="float" office:value="19" calcext:value-type="float">
            <text:p>19</text:p>
          </table:table-cell>
        </table:table-row>
        <table:table-row table:style-name="ro1">
          <table:table-cell office:value-type="string" calcext:value-type="string">
            <text:p>Total</text:p>
          </table:table-cell>
          <table:table-cell office:value-type="float" office:value="102" calcext:value-type="float">
            <text:p>102</text:p>
          </table:table-cell>
          <table:table-cell office:value-type="float" office:value="134" calcext:value-type="float">
            <text:p>134</text:p>
          </table:table-cell>
          <table:table-cell office:value-type="float" office:value="141" calcext:value-type="float">
            <text:p>141</text:p>
          </table:table-cell>
        </table:table-row>
        <table:table-row table:style-name="ro1">
          <table:table-cell table:number-columns-repeated="4"/>
        </table:table-row>
        <table:table-row table:style-name="ro1">
          <table:table-cell office:value-type="string" calcext:value-type="string">
            <text:p>SET2</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Bait</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Bolo Adventures</text:p>
          </table:table-cell>
          <table:table-cell office:value-type="float" office:value="0" calcext:value-type="float">
            <text:p>0</text:p>
          </table:table-cell>
          <table:table-cell table:number-columns-repeated="2" office:value-type="float" office:value="5" calcext:value-type="float">
            <text:p>5</text:p>
          </table:table-cell>
        </table:table-row>
        <table:table-row table:style-name="ro1">
          <table:table-cell office:value-type="string" calcext:value-type="string">
            <text:p>Brain Man</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hips Challenge</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Modality</text:p>
          </table:table-cell>
          <table:table-cell office:value-type="float" office:value="10" calcext:value-type="float">
            <text:p>10</text:p>
          </table:table-cell>
          <table:table-cell office:value-type="float" office:value="12" calcext:value-type="float">
            <text:p>12</text:p>
          </table:table-cell>
          <table:table-cell office:value-type="float" office:value="10" calcext:value-type="float">
            <text:p>10</text:p>
          </table:table-cell>
        </table:table-row>
        <table:table-row table:style-name="ro1">
          <table:table-cell office:value-type="string" calcext:value-type="string">
            <text:p>Painters</text:p>
          </table:table-cell>
          <table:table-cell office:value-type="float" office:value="19" calcext:value-type="float">
            <text:p>19</text:p>
          </table:table-cell>
          <table:table-cell office:value-type="float" office:value="15" calcext:value-type="float">
            <text:p>15</text:p>
          </table:table-cell>
          <table:table-cell office:value-type="float" office:value="18" calcext:value-type="float">
            <text:p>18</text:p>
          </table:table-cell>
        </table:table-row>
        <table:table-row table:style-name="ro1">
          <table:table-cell office:value-type="string" calcext:value-type="string">
            <text:p>Real Portals</text:p>
          </table:table-cell>
          <table:table-cell table:number-columns-repeated="3" office:value-type="float" office:value="0" calcext:value-type="float">
            <text:p>0</text:p>
          </table:table-cell>
        </table:table-row>
        <table:table-row table:style-name="ro1">
          <table:table-cell office:value-type="string" calcext:value-type="string">
            <text:p>Real Sokoban</text:p>
          </table:table-cell>
          <table:table-cell table:number-columns-repeated="3" office:value-type="float" office:value="0" calcext:value-type="float">
            <text:p>0</text:p>
          </table:table-cell>
        </table:table-row>
        <table:table-row table:style-name="ro1">
          <table:table-cell office:value-type="string" calcext:value-type="string">
            <text:p>The Citade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Zen Puzzle</text:p>
          </table:table-cell>
          <table:table-cell office:value-type="float" office:value="5" calcext:value-type="float">
            <text:p>5</text:p>
          </table:table-cell>
          <table:table-cell table:number-columns-repeated="2" office:value-type="float" office:value="7" calcext:value-type="float">
            <text:p>7</text:p>
          </table:table-cell>
        </table:table-row>
        <table:table-row table:style-name="ro1">
          <table:table-cell office:value-type="string" calcext:value-type="string">
            <text:p>Total</text:p>
          </table:table-cell>
          <table:table-cell office:value-type="float" office:value="44" calcext:value-type="float">
            <text:p>44</text:p>
          </table:table-cell>
          <table:table-cell office:value-type="float" office:value="50" calcext:value-type="float">
            <text:p>50</text:p>
          </table:table-cell>
          <table:table-cell office:value-type="float" office:value="48" calcext:value-type="float">
            <text:p>48</text:p>
          </table:table-cell>
        </table:table-row>
        <table:table-row table:style-name="ro1" table:number-rows-repeated="15">
          <table:table-cell table:number-columns-repeated="4"/>
        </table:table-row>
        <table:table-row table:style-name="ro2">
          <table:table-cell table:style-name="ce381" office:value-type="string" calcext:value-type="string" table:number-columns-spanned="4" table:number-rows-spanned="1">
            <text:p>CON REWARD SHAPING</text:p>
          </table:table-cell>
          <table:covered-table-cell table:number-columns-repeated="3" table:style-name="ce70"/>
        </table:table-row>
        <table:table-row table:style-name="ro1" table:number-rows-repeated="4">
          <table:table-cell table:number-columns-repeated="4"/>
        </table:table-row>
        <table:table-row table:style-name="ro1">
          <table:table-cell office:value-type="string" calcext:value-type="string">
            <text:p>SET1</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Aliens</text:p>
          </table:table-cell>
          <table:table-cell table:number-columns-repeated="3" office:value-type="float" office:value="25" calcext:value-type="float">
            <text:p>25</text:p>
          </table:table-cell>
        </table:table-row>
        <table:table-row table:style-name="ro1">
          <table:table-cell office:value-type="string" calcext:value-type="string">
            <text:p>Boulderdash</text:p>
          </table:table-cell>
          <table:table-cell table:number-columns-repeated="3" office:value-type="float" office:value="2" calcext:value-type="float">
            <text:p>2</text:p>
          </table:table-cell>
        </table:table-row>
        <table:table-row table:style-name="ro1">
          <table:table-cell office:value-type="string" calcext:value-type="string">
            <text:p>Butterflies</text:p>
          </table:table-cell>
          <table:table-cell table:number-columns-repeated="3" office:value-type="float" office:value="25" calcext:value-type="float">
            <text:p>25</text:p>
          </table:table-cell>
        </table:table-row>
        <table:table-row table:style-name="ro1">
          <table:table-cell office:value-type="string" calcext:value-type="string">
            <text:p>Chase</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row>
        <table:table-row table:style-name="ro1">
          <table:table-cell office:value-type="string" calcext:value-type="string">
            <text:p>Frogs</text:p>
          </table:table-cell>
          <table:table-cell office:value-type="float" office:value="18" calcext:value-type="float">
            <text:p>18</text:p>
          </table:table-cell>
          <table:table-cell table:number-columns-repeated="2" office:value-type="float" office:value="25" calcext:value-type="float">
            <text:p>25</text:p>
          </table:table-cell>
        </table:table-row>
        <table:table-row table:style-name="ro1">
          <table:table-cell office:value-type="string" calcext:value-type="string">
            <text:p>Missile Command</text:p>
          </table:table-cell>
          <table:table-cell office:value-type="float" office:value="23" calcext:value-type="float">
            <text:p>23</text:p>
          </table:table-cell>
          <table:table-cell table:number-columns-repeated="2" office:value-type="float" office:value="25" calcext:value-type="float">
            <text:p>25</text:p>
          </table:table-cell>
        </table:table-row>
        <table:table-row table:style-name="ro1">
          <table:table-cell office:value-type="string" calcext:value-type="string">
            <text:p>Portals</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row>
        <table:table-row table:style-name="ro1">
          <table:table-cell office:value-type="string" calcext:value-type="string">
            <text:p>Sokoban</text:p>
          </table:table-cell>
          <table:table-cell table:number-columns-repeated="2"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Survive Zombies</text:p>
          </table:table-cell>
          <table:table-cell office:value-type="float" office:value="13" calcext:value-type="float">
            <text:p>13</text:p>
          </table:table-cell>
          <table:table-cell table:number-columns-repeated="2" office:value-type="float" office:value="14" calcext:value-type="float">
            <text:p>14</text:p>
          </table:table-cell>
        </table:table-row>
        <table:table-row table:style-name="ro1">
          <table:table-cell office:value-type="string" calcext:value-type="string">
            <text:p>Zeld</text:p>
          </table:table-cell>
          <table:table-cell office:value-type="float" office:value="8" calcext:value-type="float">
            <text:p>8</text:p>
          </table:table-cell>
          <table:table-cell office:value-type="float" office:value="10" calcext:value-type="float">
            <text:p>10</text:p>
          </table:table-cell>
          <table:table-cell office:value-type="float" office:value="9" calcext:value-type="float">
            <text:p>9</text:p>
          </table:table-cell>
        </table:table-row>
        <table:table-row table:style-name="ro1">
          <table:table-cell office:value-type="string" calcext:value-type="string">
            <text:p>Total</text:p>
          </table:table-cell>
          <table:table-cell office:value-type="float" office:value="141" calcext:value-type="float">
            <text:p>141</text:p>
          </table:table-cell>
          <table:table-cell office:value-type="float" office:value="157" calcext:value-type="float">
            <text:p>157</text:p>
          </table:table-cell>
          <table:table-cell office:value-type="float" office:value="159" calcext:value-type="float">
            <text:p>159</text:p>
          </table:table-cell>
        </table:table-row>
        <table:table-row table:style-name="ro1">
          <table:table-cell table:number-columns-repeated="4"/>
        </table:table-row>
        <table:table-row table:style-name="ro1">
          <table:table-cell office:value-type="string" calcext:value-type="string">
            <text:p>SET2</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Camel Race</text:p>
          </table:table-cell>
          <table:table-cell office:value-type="float" office:value="3" calcext:value-type="float">
            <text:p>3</text:p>
          </table:table-cell>
          <table:table-cell table:number-columns-repeated="2" office:value-type="float" office:value="25" calcext:value-type="float">
            <text:p>25</text:p>
          </table:table-cell>
        </table:table-row>
        <table:table-row table:style-name="ro1">
          <table:table-cell office:value-type="string" calcext:value-type="string">
            <text:p>Digdug</text:p>
          </table:table-cell>
          <table:table-cell table:number-columns-repeated="3" office:value-type="float" office:value="0" calcext:value-type="float">
            <text:p>0</text:p>
          </table:table-cell>
        </table:table-row>
        <table:table-row table:style-name="ro1">
          <table:table-cell office:value-type="string" calcext:value-type="string">
            <text:p>Firestorms</text:p>
          </table:table-cell>
          <table:table-cell office:value-type="float" office:value="13" calcext:value-type="float">
            <text:p>13</text:p>
          </table:table-cell>
          <table:table-cell table:number-columns-repeated="2" office:value-type="float" office:value="25" calcext:value-type="float">
            <text:p>25</text:p>
          </table:table-cell>
        </table:table-row>
        <table:table-row table:style-name="ro1">
          <table:table-cell office:value-type="string" calcext:value-type="string">
            <text:p>Infection</text:p>
          </table:table-cell>
          <table:table-cell table:number-columns-repeated="3" office:value-type="float" office:value="25" calcext:value-type="float">
            <text:p>25</text:p>
          </table:table-cell>
        </table:table-row>
        <table:table-row table:style-name="ro1">
          <table:table-cell office:value-type="string" calcext:value-type="string">
            <text:p>Firecaster</text:p>
          </table:table-cell>
          <table:table-cell table:number-columns-repeated="3" office:value-type="float" office:value="0" calcext:value-type="float">
            <text:p>0</text:p>
          </table:table-cell>
        </table:table-row>
        <table:table-row table:style-name="ro1">
          <table:table-cell office:value-type="string" calcext:value-type="string">
            <text:p>Overload</text:p>
          </table:table-cell>
          <table:table-cell table:number-columns-repeated="2" office:value-type="float" office:value="15" calcext:value-type="float">
            <text:p>15</text:p>
          </table:table-cell>
          <table:table-cell office:value-type="float" office:value="12" calcext:value-type="float">
            <text:p>12</text:p>
          </table:table-cell>
        </table:table-row>
        <table:table-row table:style-name="ro1">
          <table:table-cell office:value-type="string" calcext:value-type="string">
            <text:p>Pacman</text:p>
          </table:table-cell>
          <table:table-cell table:number-columns-repeated="3" office:value-type="float" office:value="0" calcext:value-type="float">
            <text:p>0</text:p>
          </table:table-cell>
        </table:table-row>
        <table:table-row table:style-name="ro1">
          <table:table-cell office:value-type="string" calcext:value-type="string">
            <text:p>Seaquest</text:p>
          </table:table-cell>
          <table:table-cell office:value-type="float" office:value="14" calcext:value-type="float">
            <text:p>14</text:p>
          </table:table-cell>
          <table:table-cell office:value-type="float" office:value="20" calcext:value-type="float">
            <text:p>20</text:p>
          </table:table-cell>
          <table:table-cell office:value-type="float" office:value="21" calcext:value-type="float">
            <text:p>21</text:p>
          </table:table-cell>
        </table:table-row>
        <table:table-row table:style-name="ro1">
          <table:table-cell office:value-type="string" calcext:value-type="string">
            <text:p>Whackamole</text:p>
          </table:table-cell>
          <table:table-cell office:value-type="float" office:value="16" calcext:value-type="float">
            <text:p>16</text:p>
          </table:table-cell>
          <table:table-cell office:value-type="float" office:value="19" calcext:value-type="float">
            <text:p>19</text:p>
          </table:table-cell>
          <table:table-cell office:value-type="float" office:value="17" calcext:value-type="float">
            <text:p>17</text:p>
          </table:table-cell>
        </table:table-row>
        <table:table-row table:style-name="ro1">
          <table:table-cell office:value-type="string" calcext:value-type="string">
            <text:p>Eggomania</text:p>
          </table:table-cell>
          <table:table-cell office:value-type="float" office:value="16" calcext:value-type="float">
            <text:p>16</text:p>
          </table:table-cell>
          <table:table-cell table:number-columns-repeated="2" office:value-type="float" office:value="19" calcext:value-type="float">
            <text:p>19</text:p>
          </table:table-cell>
        </table:table-row>
        <table:table-row table:style-name="ro1">
          <table:table-cell office:value-type="string" calcext:value-type="string">
            <text:p>Total</text:p>
          </table:table-cell>
          <table:table-cell office:value-type="float" office:value="102" calcext:value-type="float">
            <text:p>102</text:p>
          </table:table-cell>
          <table:table-cell office:value-type="float" office:value="148" calcext:value-type="float">
            <text:p>148</text:p>
          </table:table-cell>
          <table:table-cell office:value-type="float" office:value="144" calcext:value-type="float">
            <text:p>144</text:p>
          </table:table-cell>
        </table:table-row>
        <table:table-row table:style-name="ro1">
          <table:table-cell table:number-columns-repeated="4"/>
        </table:table-row>
        <table:table-row table:style-name="ro1">
          <table:table-cell office:value-type="string" calcext:value-type="string">
            <text:p>SET2</text:p>
          </table:table-cell>
          <table:table-cell table:style-name="ce70" office:value-type="string" calcext:value-type="string">
            <text:p>40ms</text:p>
          </table:table-cell>
          <table:table-cell table:style-name="ce70" office:value-type="string" calcext:value-type="string">
            <text:p>300ms</text:p>
          </table:table-cell>
          <table:table-cell table:style-name="ce70" office:value-type="string" calcext:value-type="string">
            <text:p>1 s</text:p>
          </table:table-cell>
        </table:table-row>
        <table:table-row table:style-name="ro1">
          <table:table-cell office:value-type="string" calcext:value-type="string">
            <text:p>Bait</text:p>
          </table:table-cell>
          <table:table-cell table:number-columns-repeated="3" office:value-type="float" office:value="5" calcext:value-type="float">
            <text:p>5</text:p>
          </table:table-cell>
        </table:table-row>
        <table:table-row table:style-name="ro1">
          <table:table-cell office:value-type="string" calcext:value-type="string">
            <text:p>Bolo Adventures</text:p>
          </table:table-cell>
          <table:table-cell office:value-type="float" office:value="0" calcext:value-type="float">
            <text:p>0</text:p>
          </table:table-cell>
          <table:table-cell table:number-columns-repeated="2" office:value-type="float" office:value="5" calcext:value-type="float">
            <text:p>5</text:p>
          </table:table-cell>
        </table:table-row>
        <table:table-row table:style-name="ro1">
          <table:table-cell office:value-type="string" calcext:value-type="string">
            <text:p>Brain Man</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Chips Challenge</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Modality</text:p>
          </table:table-cell>
          <table:table-cell table:number-columns-repeated="3" office:value-type="float" office:value="5" calcext:value-type="float">
            <text:p>5</text:p>
          </table:table-cell>
        </table:table-row>
        <table:table-row table:style-name="ro1">
          <table:table-cell office:value-type="string" calcext:value-type="string">
            <text:p>Painters</text:p>
          </table:table-cell>
          <table:table-cell office:value-type="float" office:value="19" calcext:value-type="float">
            <text:p>19</text:p>
          </table:table-cell>
          <table:table-cell office:value-type="float" office:value="20" calcext:value-type="float">
            <text:p>20</text:p>
          </table:table-cell>
          <table:table-cell office:value-type="float" office:value="17" calcext:value-type="float">
            <text:p>17</text:p>
          </table:table-cell>
        </table:table-row>
        <table:table-row table:style-name="ro1">
          <table:table-cell office:value-type="string" calcext:value-type="string">
            <text:p>Real Portals</text:p>
          </table:table-cell>
          <table:table-cell table:number-columns-repeated="3" office:value-type="float" office:value="0" calcext:value-type="float">
            <text:p>0</text:p>
          </table:table-cell>
        </table:table-row>
        <table:table-row table:style-name="ro1">
          <table:table-cell office:value-type="string" calcext:value-type="string">
            <text:p>Real Sokoban</text:p>
          </table:table-cell>
          <table:table-cell table:number-columns-repeated="3" office:value-type="float" office:value="0" calcext:value-type="float">
            <text:p>0</text:p>
          </table:table-cell>
        </table:table-row>
        <table:table-row table:style-name="ro1">
          <table:table-cell office:value-type="string" calcext:value-type="string">
            <text:p>The Citadel</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Zen Puzzle</text:p>
          </table:table-cell>
          <table:table-cell table:number-columns-repeated="2" office:value-type="float" office:value="6" calcext:value-type="float">
            <text:p>6</text:p>
          </table:table-cell>
          <table:table-cell office:value-type="float" office:value="8" calcext:value-type="float">
            <text:p>8</text:p>
          </table:table-cell>
        </table:table-row>
        <table:table-row table:style-name="ro1">
          <table:table-cell office:value-type="string" calcext:value-type="string">
            <text:p>Total</text:p>
          </table:table-cell>
          <table:table-cell office:value-type="float" office:value="46" calcext:value-type="float">
            <text:p>46</text:p>
          </table:table-cell>
          <table:table-cell office:value-type="float" office:value="48" calcext:value-type="float">
            <text:p>48</text:p>
          </table:table-cell>
          <table:table-cell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8">00/00/0000</text:date>, <text:time style:data-style-name="N2" text:time-value="20:31:20.7038185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8:50:27.557640238</meta:creation-date>
    <dc:date>2018-11-18T21:00:39.941647511</dc:date>
    <meta:editing-duration>PT11H4M47S</meta:editing-duration>
    <meta:editing-cycles>18</meta:editing-cycles>
    <meta:generator>LibreOffice/6.0.6.2$Linux_X86_64 LibreOffice_project/00m0$Build-2</meta:generator>
    <meta:document-statistic meta:table-count="2" meta:cell-count="941" meta:object-count="0"/>
  </office:meta>
</office:document-meta>
</file>